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text-properties officeooo:rsid="0011b025" officeooo:paragraph-rsid="0011b025"/>
    </style:style>
    <style:style style:name="P12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3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4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5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6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7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1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0" style:family="paragraph" style:parent-style-name="Standard">
      <style:text-properties fo:font-style="italic" officeooo:paragraph-rsid="00a639f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2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3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4" style:family="paragraph" style:parent-style-name="Standard">
      <style:text-properties fo:font-style="italic" officeooo:paragraph-rsid="013013d9" style:font-style-asian="italic" style:font-style-complex="italic"/>
    </style:style>
    <style:style style:name="P35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6" style:family="paragraph" style:parent-style-name="Standard">
      <style:text-properties fo:font-style="italic" officeooo:paragraph-rsid="01408f03" style:font-style-asian="italic" style:font-style-complex="italic"/>
    </style:style>
    <style:style style:name="P37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8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9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62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63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64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65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66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67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68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0" style:family="paragraph" style:parent-style-name="Standard">
      <style:text-properties officeooo:rsid="0015f1ff" officeooo:paragraph-rsid="0015f1ff"/>
    </style:style>
    <style:style style:name="P81" style:family="paragraph" style:parent-style-name="Standard">
      <style:text-properties officeooo:rsid="0015f1ff" officeooo:paragraph-rsid="009c1b54"/>
    </style:style>
    <style:style style:name="P82" style:family="paragraph" style:parent-style-name="Standard">
      <style:text-properties officeooo:rsid="0015f1ff" officeooo:paragraph-rsid="0013268f"/>
    </style:style>
    <style:style style:name="P83" style:family="paragraph" style:parent-style-name="Standard">
      <style:text-properties officeooo:rsid="0015f1ff" officeooo:paragraph-rsid="00c0d7c6"/>
    </style:style>
    <style:style style:name="P84" style:family="paragraph" style:parent-style-name="Standard">
      <style:text-properties officeooo:rsid="0019f535" officeooo:paragraph-rsid="0019f535"/>
    </style:style>
    <style:style style:name="P85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86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87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8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89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1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94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98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1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0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44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45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58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62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63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67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70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72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90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1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16" style:family="paragraph" style:parent-style-name="Standard">
      <style:text-properties officeooo:rsid="0033fbdf" officeooo:paragraph-rsid="0033fbdf"/>
    </style:style>
    <style:style style:name="P217" style:family="paragraph" style:parent-style-name="Standard">
      <style:text-properties officeooo:rsid="0034ed8b" officeooo:paragraph-rsid="0106c767"/>
    </style:style>
    <style:style style:name="P218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1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2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2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22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24" style:family="paragraph" style:parent-style-name="Standard">
      <style:text-properties officeooo:rsid="0012a0dc" officeooo:paragraph-rsid="0012a0dc"/>
    </style:style>
    <style:style style:name="P225" style:family="paragraph" style:parent-style-name="Standard">
      <style:text-properties officeooo:paragraph-rsid="003eeb50"/>
    </style:style>
    <style:style style:name="P226" style:family="paragraph" style:parent-style-name="Standard">
      <style:text-properties officeooo:rsid="00205d85" officeooo:paragraph-rsid="005f7223"/>
    </style:style>
    <style:style style:name="P227" style:family="paragraph" style:parent-style-name="Standard">
      <style:text-properties officeooo:rsid="002436f5" officeooo:paragraph-rsid="00ed9297"/>
    </style:style>
    <style:style style:name="P228" style:family="paragraph" style:parent-style-name="Standard">
      <style:text-properties officeooo:rsid="0056d959" officeooo:paragraph-rsid="0056d959"/>
    </style:style>
    <style:style style:name="P229" style:family="paragraph" style:parent-style-name="Standard">
      <style:paragraph-properties fo:line-height="150%"/>
      <style:text-properties officeooo:paragraph-rsid="0013268f"/>
    </style:style>
    <style:style style:name="P230" style:family="paragraph" style:parent-style-name="Standard">
      <style:paragraph-properties fo:line-height="150%"/>
      <style:text-properties officeooo:paragraph-rsid="0040eb9d"/>
    </style:style>
    <style:style style:name="P231" style:family="paragraph" style:parent-style-name="Standard">
      <style:paragraph-properties fo:line-height="150%"/>
      <style:text-properties officeooo:paragraph-rsid="0045286d"/>
    </style:style>
    <style:style style:name="P232" style:family="paragraph" style:parent-style-name="Standard">
      <style:paragraph-properties fo:line-height="150%"/>
      <style:text-properties officeooo:paragraph-rsid="00c6421c"/>
    </style:style>
    <style:style style:name="P233" style:family="paragraph" style:parent-style-name="Standard">
      <style:paragraph-properties fo:line-height="150%"/>
      <style:text-properties officeooo:paragraph-rsid="00fde6f2"/>
    </style:style>
    <style:style style:name="P234" style:family="paragraph" style:parent-style-name="Standard">
      <style:paragraph-properties fo:line-height="150%"/>
      <style:text-properties officeooo:paragraph-rsid="0106c767"/>
    </style:style>
    <style:style style:name="P235" style:family="paragraph" style:parent-style-name="Standard">
      <style:paragraph-properties fo:line-height="150%"/>
      <style:text-properties officeooo:paragraph-rsid="01851c1f"/>
    </style:style>
    <style:style style:name="P236" style:family="paragraph" style:parent-style-name="Standard">
      <style:text-properties officeooo:paragraph-rsid="0071f6b3"/>
    </style:style>
    <style:style style:name="P237" style:family="paragraph" style:parent-style-name="Standard">
      <style:text-properties officeooo:paragraph-rsid="006a9ead"/>
    </style:style>
    <style:style style:name="P238" style:family="paragraph" style:parent-style-name="Standard">
      <style:text-properties officeooo:paragraph-rsid="007b744f"/>
    </style:style>
    <style:style style:name="P239" style:family="paragraph" style:parent-style-name="Standard">
      <style:text-properties officeooo:paragraph-rsid="007f9b5f"/>
    </style:style>
    <style:style style:name="P240" style:family="paragraph" style:parent-style-name="Standard">
      <style:text-properties officeooo:paragraph-rsid="005eeb02"/>
    </style:style>
    <style:style style:name="P241" style:family="paragraph" style:parent-style-name="Standard">
      <style:text-properties officeooo:paragraph-rsid="00883289"/>
    </style:style>
    <style:style style:name="P242" style:family="paragraph" style:parent-style-name="Standard">
      <style:text-properties officeooo:paragraph-rsid="00885557"/>
    </style:style>
    <style:style style:name="P243" style:family="paragraph" style:parent-style-name="Standard">
      <style:text-properties officeooo:rsid="008872eb" officeooo:paragraph-rsid="008872eb"/>
    </style:style>
    <style:style style:name="P244" style:family="paragraph" style:parent-style-name="Standard">
      <style:text-properties officeooo:paragraph-rsid="008d7148"/>
    </style:style>
    <style:style style:name="P245" style:family="paragraph" style:parent-style-name="Standard">
      <style:text-properties officeooo:paragraph-rsid="009622c6"/>
    </style:style>
    <style:style style:name="P246" style:family="paragraph" style:parent-style-name="Standard">
      <style:text-properties officeooo:paragraph-rsid="009af966"/>
    </style:style>
    <style:style style:name="P247" style:family="paragraph" style:parent-style-name="Standard">
      <style:text-properties officeooo:paragraph-rsid="00a75993"/>
    </style:style>
    <style:style style:name="P248" style:family="paragraph" style:parent-style-name="Standard">
      <style:text-properties officeooo:rsid="003eeb50" officeooo:paragraph-rsid="00ac1d69"/>
    </style:style>
    <style:style style:name="P249" style:family="paragraph" style:parent-style-name="Standard">
      <style:text-properties officeooo:paragraph-rsid="00b6be7d"/>
    </style:style>
    <style:style style:name="P250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51" style:family="paragraph" style:parent-style-name="Standard">
      <style:text-properties style:use-window-font-color="true" officeooo:paragraph-rsid="00c0d7c6"/>
    </style:style>
    <style:style style:name="P252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53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54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55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5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5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59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6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27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271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27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27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274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275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27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27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27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280" style:family="paragraph" style:parent-style-name="Standard">
      <style:text-properties officeooo:paragraph-rsid="00ba4170"/>
    </style:style>
    <style:style style:name="P281" style:family="paragraph" style:parent-style-name="Standard">
      <style:text-properties officeooo:paragraph-rsid="00bbbf73"/>
    </style:style>
    <style:style style:name="P282" style:family="paragraph" style:parent-style-name="Standard">
      <style:text-properties officeooo:rsid="00bd11a0" officeooo:paragraph-rsid="00bd11a0"/>
    </style:style>
    <style:style style:name="P283" style:family="paragraph" style:parent-style-name="Standard">
      <style:text-properties officeooo:paragraph-rsid="00be4749"/>
    </style:style>
    <style:style style:name="P284" style:family="paragraph" style:parent-style-name="Standard">
      <style:text-properties officeooo:rsid="00beb82f" officeooo:paragraph-rsid="00beb82f"/>
    </style:style>
    <style:style style:name="P285" style:family="paragraph" style:parent-style-name="Standard">
      <style:text-properties officeooo:paragraph-rsid="00beb82f"/>
    </style:style>
    <style:style style:name="P286" style:family="paragraph" style:parent-style-name="Standard">
      <style:text-properties officeooo:rsid="00c0d7c6" officeooo:paragraph-rsid="00c0d7c6"/>
    </style:style>
    <style:style style:name="P287" style:family="paragraph" style:parent-style-name="Standard">
      <style:text-properties officeooo:paragraph-rsid="008dd7a7"/>
    </style:style>
    <style:style style:name="P288" style:family="paragraph" style:parent-style-name="Standard">
      <style:text-properties officeooo:rsid="005521a3" officeooo:paragraph-rsid="005521a3"/>
    </style:style>
    <style:style style:name="P289" style:family="paragraph" style:parent-style-name="Standard">
      <style:text-properties officeooo:paragraph-rsid="00d2fc06"/>
    </style:style>
    <style:style style:name="P290" style:family="paragraph" style:parent-style-name="Standard">
      <style:paragraph-properties fo:line-height="150%"/>
      <style:text-properties officeooo:rsid="00d5826a" officeooo:paragraph-rsid="00d5826a"/>
    </style:style>
    <style:style style:name="P291" style:family="paragraph" style:parent-style-name="Standard">
      <style:text-properties officeooo:paragraph-rsid="00d77d7d"/>
    </style:style>
    <style:style style:name="P292" style:family="paragraph" style:parent-style-name="Standard">
      <style:text-properties officeooo:rsid="00d9c9e4" officeooo:paragraph-rsid="00d9c9e4"/>
    </style:style>
    <style:style style:name="P293" style:family="paragraph" style:parent-style-name="Standard">
      <style:text-properties officeooo:paragraph-rsid="00e4290b"/>
    </style:style>
    <style:style style:name="P294" style:family="paragraph" style:parent-style-name="Standard">
      <style:text-properties officeooo:paragraph-rsid="00e5f586"/>
    </style:style>
    <style:style style:name="P295" style:family="paragraph" style:parent-style-name="Standard">
      <style:text-properties officeooo:paragraph-rsid="00eb50e0"/>
    </style:style>
    <style:style style:name="P296" style:family="paragraph" style:parent-style-name="Standard">
      <style:paragraph-properties fo:line-height="150%"/>
      <style:text-properties officeooo:rsid="00f2503e" officeooo:paragraph-rsid="00f2503e"/>
    </style:style>
    <style:style style:name="P297" style:family="paragraph" style:parent-style-name="Standard">
      <style:text-properties officeooo:rsid="00f2503e" officeooo:paragraph-rsid="01222be5"/>
    </style:style>
    <style:style style:name="P298" style:family="paragraph" style:parent-style-name="Standard">
      <style:text-properties officeooo:rsid="00d1487d" officeooo:paragraph-rsid="00d2fc06"/>
    </style:style>
    <style:style style:name="P299" style:family="paragraph" style:parent-style-name="Standard">
      <style:text-properties officeooo:paragraph-rsid="00f5260b"/>
    </style:style>
    <style:style style:name="P300" style:family="paragraph" style:parent-style-name="Standard">
      <style:text-properties officeooo:paragraph-rsid="00fecca9"/>
    </style:style>
    <style:style style:name="P301" style:family="paragraph" style:parent-style-name="Standard">
      <style:text-properties officeooo:paragraph-rsid="00c0d7c6"/>
    </style:style>
    <style:style style:name="P302" style:family="paragraph" style:parent-style-name="Standard">
      <style:text-properties officeooo:paragraph-rsid="010c486e"/>
    </style:style>
    <style:style style:name="P303" style:family="paragraph" style:parent-style-name="Standard">
      <style:text-properties officeooo:paragraph-rsid="00367935"/>
    </style:style>
    <style:style style:name="P304" style:family="paragraph" style:parent-style-name="Standard">
      <style:text-properties officeooo:paragraph-rsid="011fc384"/>
    </style:style>
    <style:style style:name="P305" style:family="paragraph" style:parent-style-name="Standard">
      <style:text-properties officeooo:paragraph-rsid="0122678f"/>
    </style:style>
    <style:style style:name="P306" style:family="paragraph" style:parent-style-name="Standard">
      <style:text-properties officeooo:paragraph-rsid="012dfde8"/>
    </style:style>
    <style:style style:name="P307" style:family="paragraph" style:parent-style-name="Standard">
      <style:text-properties officeooo:paragraph-rsid="0130fd48"/>
    </style:style>
    <style:style style:name="P308" style:family="paragraph" style:parent-style-name="Standard">
      <style:text-properties officeooo:paragraph-rsid="013282b3"/>
    </style:style>
    <style:style style:name="P309" style:family="paragraph" style:parent-style-name="Standard">
      <style:text-properties officeooo:paragraph-rsid="013f3c54"/>
    </style:style>
    <style:style style:name="P310" style:family="paragraph" style:parent-style-name="Standard">
      <style:text-properties officeooo:paragraph-rsid="0152f194"/>
    </style:style>
    <style:style style:name="P311" style:family="paragraph" style:parent-style-name="Standard">
      <style:text-properties officeooo:paragraph-rsid="0150aafa"/>
    </style:style>
    <style:style style:name="P312" style:family="paragraph" style:parent-style-name="Standard">
      <style:paragraph-properties fo:line-height="100%"/>
      <style:text-properties officeooo:paragraph-rsid="016aa5ac"/>
    </style:style>
    <style:style style:name="P313" style:family="paragraph" style:parent-style-name="Standard">
      <style:paragraph-properties fo:line-height="100%"/>
      <style:text-properties officeooo:paragraph-rsid="016d2800"/>
    </style:style>
    <style:style style:name="P314" style:family="paragraph" style:parent-style-name="Standard">
      <style:paragraph-properties fo:line-height="100%"/>
      <style:text-properties officeooo:paragraph-rsid="0171553b"/>
    </style:style>
    <style:style style:name="P315" style:family="paragraph" style:parent-style-name="Standard">
      <style:paragraph-properties fo:line-height="100%"/>
      <style:text-properties officeooo:paragraph-rsid="0176ee1b"/>
    </style:style>
    <style:style style:name="P316" style:family="paragraph" style:parent-style-name="Standard">
      <style:paragraph-properties fo:line-height="100%"/>
      <style:text-properties officeooo:paragraph-rsid="017941db"/>
    </style:style>
    <style:style style:name="P317" style:family="paragraph" style:parent-style-name="Standard">
      <style:paragraph-properties fo:line-height="100%"/>
      <style:text-properties officeooo:paragraph-rsid="017a7161"/>
    </style:style>
    <style:style style:name="P318" style:family="paragraph" style:parent-style-name="Standard">
      <style:paragraph-properties fo:line-height="100%"/>
      <style:text-properties officeooo:paragraph-rsid="018105ab"/>
    </style:style>
    <style:style style:name="P319" style:family="paragraph" style:parent-style-name="Standard">
      <style:paragraph-properties fo:line-height="100%"/>
      <style:text-properties officeooo:paragraph-rsid="01851c1f"/>
    </style:style>
    <style:style style:name="P32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321" style:family="paragraph" style:parent-style-name="Standard">
      <style:paragraph-properties fo:line-height="100%"/>
      <style:text-properties officeooo:rsid="016b9044" officeooo:paragraph-rsid="016b9044"/>
    </style:style>
    <style:style style:name="P322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324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325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326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327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328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329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332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333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334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335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336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337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338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339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340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341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342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343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344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345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346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347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348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349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350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351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352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353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354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357" style:family="paragraph" style:parent-style-name="Standard">
      <style:paragraph-properties fo:line-height="150%" fo:break-before="page"/>
      <style:text-properties officeooo:paragraph-rsid="00cab904"/>
    </style:style>
    <style:style style:name="P358" style:family="paragraph" style:parent-style-name="Standard">
      <style:paragraph-properties fo:break-before="page"/>
      <style:text-properties officeooo:paragraph-rsid="00f8c8b1"/>
    </style:style>
    <style:style style:name="P35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361" style:family="paragraph" style:parent-style-name="Standard" style:list-style-name="L1">
      <style:text-properties officeooo:rsid="0013268f" officeooo:paragraph-rsid="0013268f"/>
    </style:style>
    <style:style style:name="P362" style:family="paragraph" style:parent-style-name="Standard" style:list-style-name="L2">
      <style:text-properties style:use-window-font-color="true" officeooo:rsid="00a8a4b1" officeooo:paragraph-rsid="00e38bf0"/>
    </style:style>
    <style:style style:name="P363" style:family="paragraph" style:parent-style-name="Standard" style:list-style-name="L2">
      <style:text-properties style:use-window-font-color="true" officeooo:rsid="00a8a4b1" officeooo:paragraph-rsid="00c0d7c6"/>
    </style:style>
    <style:style style:name="P364" style:family="paragraph" style:parent-style-name="Standard" style:list-style-name="L2">
      <style:text-properties style:use-window-font-color="true" officeooo:rsid="00a8a4b1" officeooo:paragraph-rsid="00e1434b"/>
    </style:style>
    <style:style style:name="P365" style:family="paragraph" style:parent-style-name="Standard" style:list-style-name="L2">
      <style:text-properties style:use-window-font-color="true" officeooo:rsid="00aa3d77" officeooo:paragraph-rsid="00e38bf0"/>
    </style:style>
    <style:style style:name="P366" style:family="paragraph" style:parent-style-name="Standard" style:list-style-name="L3">
      <style:text-properties style:use-window-font-color="true" officeooo:paragraph-rsid="00118c4a"/>
    </style:style>
    <style:style style:name="P367" style:family="paragraph" style:parent-style-name="Standard" style:list-style-name="L3">
      <style:text-properties style:use-window-font-color="true" officeooo:rsid="0011b025" officeooo:paragraph-rsid="0011b025"/>
    </style:style>
    <style:style style:name="P368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369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71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377" style:family="paragraph" style:parent-style-name="Standard" style:list-style-name="L4">
      <style:text-properties officeooo:rsid="0012a0dc" officeooo:paragraph-rsid="0012a0dc"/>
    </style:style>
    <style:style style:name="P378" style:family="paragraph" style:parent-style-name="Standard" style:list-style-name="L5">
      <style:text-properties officeooo:rsid="0033fbdf" officeooo:paragraph-rsid="0033fbdf"/>
    </style:style>
    <style:style style:name="P379" style:family="paragraph" style:parent-style-name="Standard" style:list-style-name="L9">
      <style:text-properties officeooo:rsid="0033fbdf" officeooo:paragraph-rsid="0106c767"/>
    </style:style>
    <style:style style:name="P380" style:family="paragraph" style:parent-style-name="Standard" style:list-style-name="L6">
      <style:text-properties officeooo:paragraph-rsid="005b5cd3"/>
    </style:style>
    <style:style style:name="P381" style:family="paragraph" style:parent-style-name="Standard" style:list-style-name="L7">
      <style:text-properties officeooo:paragraph-rsid="00367935"/>
    </style:style>
    <style:style style:name="P382" style:family="paragraph" style:parent-style-name="Standard" style:list-style-name="L7">
      <style:text-properties officeooo:rsid="00367935" officeooo:paragraph-rsid="00367935"/>
    </style:style>
    <style:style style:name="P383" style:family="paragraph" style:parent-style-name="Standard" style:list-style-name="L8">
      <style:text-properties officeooo:rsid="00386ddb" officeooo:paragraph-rsid="00386ddb"/>
    </style:style>
    <style:style style:name="P384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385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6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387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38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96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397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398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399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400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401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402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403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404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405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406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07" style:family="paragraph" style:parent-style-name="Standard">
      <style:paragraph-properties fo:line-height="100%"/>
      <style:text-properties fo:font-style="normal" officeooo:rsid="01c1277a" officeooo:paragraph-rsid="01c1277a" style:font-style-asian="normal" style:font-style-complex="normal"/>
    </style:style>
    <style:style style:name="P408" style:family="paragraph" style:parent-style-name="Standard">
      <style:paragraph-properties fo:line-height="100%"/>
      <style:text-properties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09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410" style:family="paragraph" style:parent-style-name="Standard" style:list-style-name="L20">
      <style:text-properties officeooo:paragraph-rsid="00a4ce44"/>
    </style:style>
    <style:style style:name="P411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412" style:family="paragraph" style:parent-style-name="Standard" style:list-style-name="L25">
      <style:text-properties officeooo:paragraph-rsid="00beb82f"/>
    </style:style>
    <style:style style:name="P413" style:family="paragraph" style:parent-style-name="Standard" style:list-style-name="L26">
      <style:text-properties officeooo:paragraph-rsid="00d139a0"/>
    </style:style>
    <style:style style:name="P414" style:family="paragraph" style:parent-style-name="Standard" style:list-style-name="L29">
      <style:text-properties officeooo:paragraph-rsid="00f2503e"/>
    </style:style>
    <style:style style:name="P415" style:family="paragraph" style:parent-style-name="Standard" style:list-style-name="L30">
      <style:text-properties officeooo:rsid="00f3f4f5" officeooo:paragraph-rsid="00f5260b"/>
    </style:style>
    <style:style style:name="P416" style:family="paragraph" style:parent-style-name="Standard" style:list-style-name="L30">
      <style:text-properties officeooo:rsid="00f3f4f5" officeooo:paragraph-rsid="00f3f4f5"/>
    </style:style>
    <style:style style:name="P417" style:family="paragraph" style:parent-style-name="Standard" style:list-style-name="L31">
      <style:text-properties officeooo:paragraph-rsid="00fde6f2"/>
    </style:style>
    <style:style style:name="P418" style:family="paragraph" style:parent-style-name="Standard">
      <style:paragraph-properties fo:line-height="100%"/>
      <style:text-properties officeooo:paragraph-rsid="01a2dcc2"/>
    </style:style>
    <style:style style:name="P419" style:family="paragraph" style:parent-style-name="Standard">
      <style:paragraph-properties fo:line-height="100%"/>
      <style:text-properties officeooo:paragraph-rsid="01a980e0"/>
    </style:style>
    <style:style style:name="P420" style:family="paragraph" style:parent-style-name="Standard">
      <style:paragraph-properties fo:line-height="100%"/>
      <style:text-properties officeooo:paragraph-rsid="01aaba73"/>
    </style:style>
    <style:style style:name="P421" style:family="paragraph" style:parent-style-name="Standard">
      <style:paragraph-properties fo:line-height="100%"/>
      <style:text-properties officeooo:paragraph-rsid="01abda5f"/>
    </style:style>
    <style:style style:name="P422" style:family="paragraph" style:parent-style-name="Standard">
      <style:paragraph-properties fo:line-height="100%"/>
      <style:text-properties officeooo:paragraph-rsid="01b08253"/>
    </style:style>
    <style:style style:name="P423" style:family="paragraph" style:parent-style-name="Standard">
      <style:paragraph-properties fo:line-height="100%"/>
      <style:text-properties officeooo:paragraph-rsid="01b21708"/>
    </style:style>
    <style:style style:name="P424" style:family="paragraph" style:parent-style-name="Standard">
      <style:paragraph-properties fo:line-height="100%"/>
      <style:text-properties officeooo:paragraph-rsid="01b38d53"/>
    </style:style>
    <style:style style:name="P425" style:family="paragraph" style:parent-style-name="Standard">
      <style:paragraph-properties fo:line-height="100%"/>
      <style:text-properties officeooo:paragraph-rsid="01b5c969"/>
    </style:style>
    <style:style style:name="P426" style:family="paragraph" style:parent-style-name="Standard" style:list-style-name="L34">
      <style:paragraph-properties fo:line-height="100%"/>
      <style:text-properties officeooo:paragraph-rsid="01b5c969"/>
    </style:style>
    <style:style style:name="P427" style:family="paragraph" style:parent-style-name="Standard">
      <style:paragraph-properties fo:line-height="100%"/>
      <style:text-properties officeooo:rsid="01a2dcc2" officeooo:paragraph-rsid="01a2dcc2"/>
    </style:style>
    <style:style style:name="P428" style:family="paragraph" style:parent-style-name="Standard">
      <style:paragraph-properties fo:line-height="100%"/>
      <style:text-properties officeooo:rsid="01a5296a" officeooo:paragraph-rsid="01a5296a"/>
    </style:style>
    <style:style style:name="P429" style:family="paragraph" style:parent-style-name="Standard">
      <style:paragraph-properties fo:line-height="100%"/>
      <style:text-properties officeooo:rsid="01a92b83" officeooo:paragraph-rsid="01a92b83"/>
    </style:style>
    <style:style style:name="P430" style:family="paragraph" style:parent-style-name="Standard">
      <style:paragraph-properties fo:line-height="100%"/>
      <style:text-properties officeooo:rsid="01a92b83" officeooo:paragraph-rsid="01abda5f"/>
    </style:style>
    <style:style style:name="P431" style:family="paragraph" style:parent-style-name="Standard">
      <style:paragraph-properties fo:line-height="100%"/>
      <style:text-properties officeooo:rsid="01a980e0" officeooo:paragraph-rsid="01a980e0"/>
    </style:style>
    <style:style style:name="P432" style:family="paragraph" style:parent-style-name="Standard">
      <style:paragraph-properties fo:line-height="100%"/>
      <style:text-properties officeooo:rsid="01aaba73" officeooo:paragraph-rsid="01aaba73"/>
    </style:style>
    <style:style style:name="P433" style:family="paragraph" style:parent-style-name="Standard">
      <style:paragraph-properties fo:line-height="100%"/>
      <style:text-properties fo:font-style="italic" officeooo:rsid="01a92b83" officeooo:paragraph-rsid="01a92b83" style:font-style-asian="italic" style:font-style-complex="italic"/>
    </style:style>
    <style:style style:name="P434" style:family="paragraph" style:parent-style-name="Standard">
      <style:paragraph-properties fo:line-height="100%"/>
      <style:text-properties fo:font-style="italic" officeooo:rsid="01a980e0" officeooo:paragraph-rsid="01a980e0" style:font-style-asian="italic" style:font-style-complex="italic"/>
    </style:style>
    <style:style style:name="P43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36" style:family="paragraph" style:parent-style-name="Standard">
      <style:paragraph-properties fo:line-height="100%"/>
      <style:text-properties fo:font-style="italic" officeooo:rsid="01ba56c5" officeooo:paragraph-rsid="01ba56c5" style:font-style-asian="italic" style:font-style-complex="italic"/>
    </style:style>
    <style:style style:name="P437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8" style:family="paragraph" style:parent-style-name="Standard">
      <style:paragraph-properties fo:line-height="100%"/>
      <style:text-properties fo:font-style="italic" officeooo:rsid="01bcc73c" officeooo:paragraph-rsid="01bcc73c" style:font-style-asian="italic" style:font-style-complex="italic"/>
    </style:style>
    <style:style style:name="P439" style:family="paragraph" style:parent-style-name="Standard" style:list-style-name="L34">
      <style:paragraph-properties fo:line-height="100%"/>
      <style:text-properties officeooo:rsid="01b5c969" officeooo:paragraph-rsid="01b5c969"/>
    </style:style>
    <style:style style:name="P440" style:family="paragraph" style:parent-style-name="Standard">
      <style:paragraph-properties fo:line-height="100%"/>
      <style:text-properties officeooo:rsid="01b5c969" officeooo:paragraph-rsid="01b93d9e"/>
    </style:style>
    <style:style style:name="P441" style:family="paragraph" style:parent-style-name="Standard">
      <style:paragraph-properties fo:line-height="100%"/>
      <style:text-properties officeooo:rsid="01b78805" officeooo:paragraph-rsid="01b78805"/>
    </style:style>
    <style:style style:name="P442" style:family="paragraph" style:parent-style-name="Standard">
      <style:paragraph-properties fo:line-height="100%"/>
      <style:text-properties officeooo:rsid="01b78805" officeooo:paragraph-rsid="01b9977e"/>
    </style:style>
    <style:style style:name="P443" style:family="paragraph" style:parent-style-name="Standard">
      <style:paragraph-properties fo:line-height="150%"/>
      <style:text-properties officeooo:paragraph-rsid="01b93d9e"/>
    </style:style>
    <style:style style:name="P444" style:family="paragraph" style:parent-style-name="Standard">
      <style:paragraph-properties fo:line-height="100%"/>
      <style:text-properties officeooo:rsid="01bcc73c" officeooo:paragraph-rsid="01bcc73c"/>
    </style:style>
    <style:style style:name="P445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tyle="italic" fo:font-weight="normal" officeooo:rsid="019e70b3" style:font-style-asian="italic" style:font-weight-asian="normal" style:font-style-complex="italic" style:font-weight-complex="normal"/>
    </style:style>
    <style:style style:name="T39" style:family="text">
      <style:text-properties style:use-window-font-color="true" fo:font-style="italic" fo:font-weight="normal" officeooo:rsid="01b21708" style:font-style-asian="italic" style:font-weight-asian="normal" style:font-style-complex="italic" style:font-weight-complex="normal"/>
    </style:style>
    <style:style style:name="T4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41" style:family="text">
      <style:text-properties style:use-window-font-color="true" fo:font-style="italic" fo:font-weight="normal" officeooo:rsid="01b9977e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fo:font-weight="normal" officeooo:rsid="01be0ef4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officeooo:rsid="016778b3" style:font-style-asian="italic" style:font-style-complex="italic"/>
    </style:style>
    <style:style style:name="T44" style:family="text">
      <style:text-properties style:use-window-font-color="true" officeooo:rsid="0063f3c5"/>
    </style:style>
    <style:style style:name="T45" style:family="text">
      <style:text-properties style:use-window-font-color="true" officeooo:rsid="0027fcfd"/>
    </style:style>
    <style:style style:name="T46" style:family="text">
      <style:text-properties style:use-window-font-color="true" officeooo:rsid="01095847"/>
    </style:style>
    <style:style style:name="T47" style:family="text">
      <style:text-properties style:use-window-font-color="true" officeooo:rsid="0082538a"/>
    </style:style>
    <style:style style:name="T48" style:family="text">
      <style:text-properties style:use-window-font-color="true" officeooo:rsid="00c0d7c6"/>
    </style:style>
    <style:style style:name="T4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51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5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3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54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5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6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7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5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9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60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61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66" style:family="text">
      <style:text-properties style:use-window-font-color="true" fo:font-style="normal" fo:font-weight="normal" officeooo:rsid="01b21708" style:font-style-asian="normal" style:font-weight-asian="normal" style:font-style-complex="normal" style:font-weight-complex="normal"/>
    </style:style>
    <style:style style:name="T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68" style:family="text">
      <style:text-properties style:use-window-font-color="true" fo:font-style="normal" fo:font-weight="normal" officeooo:rsid="01b9977e" style:font-style-asian="normal" style:font-weight-asian="normal" style:font-style-complex="normal" style:font-weight-complex="normal"/>
    </style:style>
    <style:style style:name="T69" style:family="text">
      <style:text-properties style:use-window-font-color="true" fo:font-style="normal" officeooo:rsid="016860b9" style:font-style-asian="normal" style:font-style-complex="normal"/>
    </style:style>
    <style:style style:name="T70" style:family="text">
      <style:text-properties style:use-window-font-color="true" fo:font-style="normal" officeooo:rsid="0171553b" style:font-style-asian="normal" style:font-style-complex="normal"/>
    </style:style>
    <style:style style:name="T71" style:family="text">
      <style:text-properties style:use-window-font-color="true" fo:font-style="normal" officeooo:rsid="016c9d08" style:font-style-asian="normal" style:font-style-complex="normal"/>
    </style:style>
    <style:style style:name="T72" style:family="text">
      <style:text-properties style:use-window-font-color="true" fo:font-style="normal" officeooo:rsid="016778b3" style:font-style-asian="normal" style:font-style-complex="normal"/>
    </style:style>
    <style:style style:name="T73" style:family="text">
      <style:text-properties style:use-window-font-color="true" fo:font-style="normal" officeooo:rsid="01a5296a" style:font-style-asian="normal" style:font-style-complex="normal"/>
    </style:style>
    <style:style style:name="T74" style:family="text">
      <style:text-properties style:use-window-font-color="true" fo:font-style="normal" officeooo:rsid="01abda5f" style:font-style-asian="normal" style:font-style-complex="normal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 fo:font-weight="normal" officeooo:rsid="016aa5ac" style:font-weight-asian="normal" style:font-weight-complex="normal"/>
    </style:style>
    <style:style style:name="T77" style:family="text">
      <style:text-properties style:use-window-font-color="true" fo:font-weight="normal" officeooo:rsid="016a5b23" style:font-weight-asian="normal" style:font-weight-complex="normal"/>
    </style:style>
    <style:style style:name="T78" style:family="text">
      <style:text-properties style:use-window-font-color="true" fo:font-weight="normal" officeooo:rsid="0171553b" style:font-weight-asian="normal" style:font-weight-complex="normal"/>
    </style:style>
    <style:style style:name="T79" style:family="text">
      <style:text-properties style:use-window-font-color="true" fo:font-weight="normal" officeooo:rsid="01aaba73" style:font-weight-asian="normal" style:font-weight-complex="normal"/>
    </style:style>
    <style:style style:name="T80" style:family="text">
      <style:text-properties style:use-window-font-color="true" fo:font-weight="normal" officeooo:rsid="01b08253" style:font-weight-asian="normal" style:font-weight-complex="normal"/>
    </style:style>
    <style:style style:name="T81" style:family="text">
      <style:text-properties style:use-window-font-color="true" officeooo:rsid="016f0506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3c27f0" style:font-weight-asian="normal" style:font-weight-complex="normal"/>
    </style:style>
    <style:style style:name="T84" style:family="text">
      <style:text-properties fo:font-weight="normal" officeooo:rsid="003cb407" style:font-weight-asian="normal" style:font-weight-complex="normal"/>
    </style:style>
    <style:style style:name="T85" style:family="text">
      <style:text-properties fo:font-weight="normal" officeooo:rsid="00205d85" style:font-weight-asian="normal" style:font-weight-complex="normal"/>
    </style:style>
    <style:style style:name="T86" style:family="text">
      <style:text-properties fo:font-weight="normal" officeooo:rsid="00beb82f" style:font-weight-asian="normal" style:font-weight-complex="normal"/>
    </style:style>
    <style:style style:name="T87" style:family="text">
      <style:text-properties fo:font-weight="normal" officeooo:rsid="016860b9" style:font-weight-asian="normal" style:font-weight-complex="normal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0256ecc" style:font-style-asian="italic" style:font-style-complex="italic"/>
    </style:style>
    <style:style style:name="T90" style:family="text">
      <style:text-properties fo:font-style="italic" officeooo:rsid="006317f8" style:font-style-asian="italic" style:font-style-complex="italic"/>
    </style:style>
    <style:style style:name="T91" style:family="text">
      <style:text-properties fo:font-style="italic" officeooo:rsid="00672a68" style:font-style-asian="italic" style:font-style-complex="italic"/>
    </style:style>
    <style:style style:name="T92" style:family="text">
      <style:text-properties fo:font-style="italic" officeooo:rsid="006c1d47" style:font-style-asian="italic" style:font-style-complex="italic"/>
    </style:style>
    <style:style style:name="T93" style:family="text">
      <style:text-properties fo:font-style="italic" officeooo:rsid="00838393" style:font-style-asian="italic" style:font-style-complex="italic"/>
    </style:style>
    <style:style style:name="T94" style:family="text">
      <style:text-properties fo:font-style="italic" officeooo:rsid="00e09913" style:font-style-asian="italic" style:font-style-complex="italic"/>
    </style:style>
    <style:style style:name="T95" style:family="text">
      <style:text-properties fo:font-style="italic" officeooo:rsid="005b5cd3" style:font-style-asian="italic" style:font-style-complex="italic"/>
    </style:style>
    <style:style style:name="T96" style:family="text">
      <style:text-properties fo:font-style="italic" officeooo:rsid="0034ed8b" style:font-style-asian="italic" style:font-style-complex="italic"/>
    </style:style>
    <style:style style:name="T97" style:family="text">
      <style:text-properties fo:font-style="italic" officeooo:rsid="00367935" style:font-style-asian="italic" style:font-style-complex="italic"/>
    </style:style>
    <style:style style:name="T98" style:family="text">
      <style:text-properties fo:font-style="italic" officeooo:rsid="00ce5fa1" style:font-style-asian="italic" style:font-style-complex="italic"/>
    </style:style>
    <style:style style:name="T99" style:family="text">
      <style:text-properties fo:font-style="italic" officeooo:rsid="003b4e50" style:font-style-asian="italic" style:font-style-complex="italic"/>
    </style:style>
    <style:style style:name="T100" style:family="text">
      <style:text-properties fo:font-style="italic" officeooo:rsid="01758a0f" style:font-style-asian="italic" style:font-style-complex="italic"/>
    </style:style>
    <style:style style:name="T101" style:family="text">
      <style:text-properties fo:font-style="italic" officeooo:rsid="0071f6b3" style:font-style-asian="italic" style:font-style-complex="italic"/>
    </style:style>
    <style:style style:name="T102" style:family="text">
      <style:text-properties fo:font-style="italic" officeooo:rsid="0080477a" style:font-style-asian="italic" style:font-style-complex="italic"/>
    </style:style>
    <style:style style:name="T103" style:family="text">
      <style:text-properties fo:font-style="italic" officeooo:rsid="01113d34" style:font-style-asian="italic" style:font-style-complex="italic"/>
    </style:style>
    <style:style style:name="T104" style:family="text">
      <style:text-properties fo:font-style="italic" officeooo:rsid="01023882" style:font-style-asian="italic" style:font-style-complex="italic"/>
    </style:style>
    <style:style style:name="T105" style:family="text">
      <style:text-properties fo:font-style="italic" officeooo:rsid="00fde6f2" style:font-style-asian="italic" style:font-style-complex="italic"/>
    </style:style>
    <style:style style:name="T106" style:family="text">
      <style:text-properties fo:font-style="italic" officeooo:rsid="018c0d5b" style:font-style-asian="italic" style:font-style-complex="italic"/>
    </style:style>
    <style:style style:name="T10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127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130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13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133" style:family="text">
      <style:text-properties fo:font-style="italic" style:text-underline-style="none" style:font-style-asian="italic" style:font-style-complex="italic"/>
    </style:style>
    <style:style style:name="T134" style:family="text">
      <style:text-properties fo:font-style="italic" style:text-underline-style="none" officeooo:rsid="00baae4f" style:font-style-asian="italic" style:font-style-complex="italic"/>
    </style:style>
    <style:style style:name="T135" style:family="text">
      <style:text-properties fo:font-style="italic" style:text-underline-style="none" officeooo:rsid="00d708a6" style:font-style-asian="italic" style:font-style-complex="italic"/>
    </style:style>
    <style:style style:name="T136" style:family="text">
      <style:text-properties fo:font-style="italic" style:text-underline-style="none" officeooo:rsid="00beb82f" style:font-style-asian="italic" style:font-style-complex="italic"/>
    </style:style>
    <style:style style:name="T137" style:family="text">
      <style:text-properties fo:font-style="italic" style:text-underline-style="none" officeooo:rsid="00d9c9e4" style:font-style-asian="italic" style:font-style-complex="italic"/>
    </style:style>
    <style:style style:name="T138" style:family="text">
      <style:text-properties fo:font-style="italic" style:text-underline-style="none" officeooo:rsid="00f55bb2" style:font-style-asian="italic" style:font-style-complex="italic"/>
    </style:style>
    <style:style style:name="T139" style:family="text">
      <style:text-properties fo:font-style="italic" style:text-underline-style="none" officeooo:rsid="00f74e17" style:font-style-asian="italic" style:font-style-complex="italic"/>
    </style:style>
    <style:style style:name="T140" style:family="text">
      <style:text-properties fo:font-style="italic" style:text-underline-style="none" officeooo:rsid="00fde6f2" style:font-style-asian="italic" style:font-style-complex="italic"/>
    </style:style>
    <style:style style:name="T141" style:family="text">
      <style:text-properties fo:font-style="italic" style:text-underline-style="none" officeooo:rsid="0130fd48" style:font-style-asian="italic" style:font-style-complex="italic"/>
    </style:style>
    <style:style style:name="T142" style:family="text">
      <style:text-properties fo:font-style="italic" style:text-underline-style="none" officeooo:rsid="013401b3" style:font-style-asian="italic" style:font-style-complex="italic"/>
    </style:style>
    <style:style style:name="T143" style:family="text">
      <style:text-properties fo:font-style="italic" style:text-underline-style="none" officeooo:rsid="013f3c54" style:font-style-asian="italic" style:font-style-complex="italic"/>
    </style:style>
    <style:style style:name="T144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145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1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148" style:family="text">
      <style:text-properties officeooo:rsid="00205d85"/>
    </style:style>
    <style:style style:name="T149" style:family="text">
      <style:text-properties officeooo:rsid="0027fcfd"/>
    </style:style>
    <style:style style:name="T150" style:family="text">
      <style:text-properties officeooo:rsid="0029525d"/>
    </style:style>
    <style:style style:name="T151" style:family="text">
      <style:text-properties officeooo:rsid="0034ed8b"/>
    </style:style>
    <style:style style:name="T152" style:family="text">
      <style:text-properties officeooo:rsid="00367935"/>
    </style:style>
    <style:style style:name="T153" style:family="text">
      <style:text-properties officeooo:rsid="00398ddf"/>
    </style:style>
    <style:style style:name="T154" style:family="text">
      <style:text-properties officeooo:rsid="003b4e50"/>
    </style:style>
    <style:style style:name="T155" style:family="text">
      <style:text-properties officeooo:rsid="0043121f"/>
    </style:style>
    <style:style style:name="T1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20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20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202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203" style:family="text">
      <style:text-properties fo:font-style="normal" style:text-underline-style="none" fo:font-weight="bold" officeooo:rsid="007477e8" style:font-style-asian="normal" style:font-weight-asian="bold" style:font-style-complex="normal" style:font-weight-complex="bold"/>
    </style:style>
    <style:style style:name="T204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205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206" style:family="text">
      <style:text-properties fo:font-style="normal" style:text-underline-style="none" fo:font-weight="bold" officeooo:rsid="01408f03" style:font-style-asian="normal" style:font-weight-asian="bold" style:font-style-complex="normal" style:font-weight-complex="bold"/>
    </style:style>
    <style:style style:name="T207" style:family="text">
      <style:text-properties fo:font-style="normal" style:text-underline-style="none" style:font-style-asian="normal" style:font-style-complex="normal"/>
    </style:style>
    <style:style style:name="T208" style:family="text">
      <style:text-properties fo:font-style="normal" style:text-underline-style="none" officeooo:rsid="00a8a4b1" style:font-style-asian="normal" style:font-style-complex="normal"/>
    </style:style>
    <style:style style:name="T209" style:family="text">
      <style:text-properties fo:font-style="normal" style:text-underline-style="none" officeooo:rsid="00ba4170" style:font-style-asian="normal" style:font-style-complex="normal"/>
    </style:style>
    <style:style style:name="T210" style:family="text">
      <style:text-properties fo:font-style="normal" style:text-underline-style="none" officeooo:rsid="00b1e303" style:font-style-asian="normal" style:font-style-complex="normal"/>
    </style:style>
    <style:style style:name="T211" style:family="text">
      <style:text-properties fo:font-style="normal" style:text-underline-style="none" officeooo:rsid="00baae4f" style:font-style-asian="normal" style:font-style-complex="normal"/>
    </style:style>
    <style:style style:name="T212" style:family="text">
      <style:text-properties fo:font-style="normal" style:text-underline-style="none" officeooo:rsid="00bbbf73" style:font-style-asian="normal" style:font-style-complex="normal"/>
    </style:style>
    <style:style style:name="T213" style:family="text">
      <style:text-properties fo:font-style="normal" style:text-underline-style="none" officeooo:rsid="00be4749" style:font-style-asian="normal" style:font-style-complex="normal"/>
    </style:style>
    <style:style style:name="T214" style:family="text">
      <style:text-properties fo:font-style="normal" style:text-underline-style="none" officeooo:rsid="00d139a0" style:font-style-asian="normal" style:font-style-complex="normal"/>
    </style:style>
    <style:style style:name="T215" style:family="text">
      <style:text-properties fo:font-style="normal" style:text-underline-style="none" officeooo:rsid="00d1487d" style:font-style-asian="normal" style:font-style-complex="normal"/>
    </style:style>
    <style:style style:name="T216" style:family="text">
      <style:text-properties fo:font-style="normal" style:text-underline-style="none" officeooo:rsid="00d2fc06" style:font-style-asian="normal" style:font-style-complex="normal"/>
    </style:style>
    <style:style style:name="T217" style:family="text">
      <style:text-properties fo:font-style="normal" style:text-underline-style="none" officeooo:rsid="00d40111" style:font-style-asian="normal" style:font-style-complex="normal"/>
    </style:style>
    <style:style style:name="T218" style:family="text">
      <style:text-properties fo:font-style="normal" style:text-underline-style="none" officeooo:rsid="00d4c5ce" style:font-style-asian="normal" style:font-style-complex="normal"/>
    </style:style>
    <style:style style:name="T219" style:family="text">
      <style:text-properties fo:font-style="normal" style:text-underline-style="none" officeooo:rsid="00d708a6" style:font-style-asian="normal" style:font-style-complex="normal"/>
    </style:style>
    <style:style style:name="T220" style:family="text">
      <style:text-properties fo:font-style="normal" style:text-underline-style="none" officeooo:rsid="00d77d7d" style:font-style-asian="normal" style:font-style-complex="normal"/>
    </style:style>
    <style:style style:name="T221" style:family="text">
      <style:text-properties fo:font-style="normal" style:text-underline-style="none" officeooo:rsid="00d83381" style:font-style-asian="normal" style:font-style-complex="normal"/>
    </style:style>
    <style:style style:name="T222" style:family="text">
      <style:text-properties fo:font-style="normal" style:text-underline-style="none" officeooo:rsid="00d75809" style:font-style-asian="normal" style:font-style-complex="normal"/>
    </style:style>
    <style:style style:name="T223" style:family="text">
      <style:text-properties fo:font-style="normal" style:text-underline-style="none" officeooo:rsid="00dd6c8d" style:font-style-asian="normal" style:font-style-complex="normal"/>
    </style:style>
    <style:style style:name="T224" style:family="text">
      <style:text-properties fo:font-style="normal" style:text-underline-style="none" officeooo:rsid="00dedcd7" style:font-style-asian="normal" style:font-style-complex="normal"/>
    </style:style>
    <style:style style:name="T225" style:family="text">
      <style:text-properties fo:font-style="normal" style:text-underline-style="none" officeooo:rsid="00beb82f" style:font-style-asian="normal" style:font-style-complex="normal"/>
    </style:style>
    <style:style style:name="T226" style:family="text">
      <style:text-properties fo:font-style="normal" style:text-underline-style="none" officeooo:rsid="00e4290b" style:font-style-asian="normal" style:font-style-complex="normal"/>
    </style:style>
    <style:style style:name="T227" style:family="text">
      <style:text-properties fo:font-style="normal" style:text-underline-style="none" officeooo:rsid="00eb50e0" style:font-style-asian="normal" style:font-style-complex="normal"/>
    </style:style>
    <style:style style:name="T228" style:family="text">
      <style:text-properties fo:font-style="normal" style:text-underline-style="none" officeooo:rsid="00d9c9e4" style:font-style-asian="normal" style:font-style-complex="normal"/>
    </style:style>
    <style:style style:name="T229" style:family="text">
      <style:text-properties fo:font-style="normal" style:text-underline-style="none" officeooo:rsid="00ec1e8c" style:font-style-asian="normal" style:font-style-complex="normal"/>
    </style:style>
    <style:style style:name="T230" style:family="text">
      <style:text-properties fo:font-style="normal" style:text-underline-style="none" officeooo:rsid="00f0f7f8" style:font-style-asian="normal" style:font-style-complex="normal"/>
    </style:style>
    <style:style style:name="T231" style:family="text">
      <style:text-properties fo:font-style="normal" style:text-underline-style="none" officeooo:rsid="00f2503e" style:font-style-asian="normal" style:font-style-complex="normal"/>
    </style:style>
    <style:style style:name="T232" style:family="text">
      <style:text-properties fo:font-style="normal" style:text-underline-style="none" officeooo:rsid="00f5260b" style:font-style-asian="normal" style:font-style-complex="normal"/>
    </style:style>
    <style:style style:name="T233" style:family="text">
      <style:text-properties fo:font-style="normal" style:text-underline-style="none" officeooo:rsid="00f55bb2" style:font-style-asian="normal" style:font-style-complex="normal"/>
    </style:style>
    <style:style style:name="T234" style:family="text">
      <style:text-properties fo:font-style="normal" style:text-underline-style="none" officeooo:rsid="00f74e17" style:font-style-asian="normal" style:font-style-complex="normal"/>
    </style:style>
    <style:style style:name="T235" style:family="text">
      <style:text-properties fo:font-style="normal" style:text-underline-style="none" officeooo:rsid="00fbef0d" style:font-style-asian="normal" style:font-style-complex="normal"/>
    </style:style>
    <style:style style:name="T236" style:family="text">
      <style:text-properties fo:font-style="normal" style:text-underline-style="none" officeooo:rsid="00fde6f2" style:font-style-asian="normal" style:font-style-complex="normal"/>
    </style:style>
    <style:style style:name="T237" style:family="text">
      <style:text-properties fo:font-style="normal" style:text-underline-style="none" officeooo:rsid="010185dc" style:font-style-asian="normal" style:font-style-complex="normal"/>
    </style:style>
    <style:style style:name="T238" style:family="text">
      <style:text-properties fo:font-style="normal" style:text-underline-style="none" officeooo:rsid="0103be48" style:font-style-asian="normal" style:font-style-complex="normal"/>
    </style:style>
    <style:style style:name="T239" style:family="text">
      <style:text-properties fo:font-style="normal" style:text-underline-style="none" officeooo:rsid="010c486e" style:font-style-asian="normal" style:font-style-complex="normal"/>
    </style:style>
    <style:style style:name="T240" style:family="text">
      <style:text-properties fo:font-style="normal" style:text-underline-style="none" officeooo:rsid="010db770" style:font-style-asian="normal" style:font-style-complex="normal"/>
    </style:style>
    <style:style style:name="T241" style:family="text">
      <style:text-properties fo:font-style="normal" style:text-underline-style="none" officeooo:rsid="011cabfd" style:font-style-asian="normal" style:font-style-complex="normal"/>
    </style:style>
    <style:style style:name="T242" style:family="text">
      <style:text-properties fo:font-style="normal" style:text-underline-style="none" officeooo:rsid="011d9595" style:font-style-asian="normal" style:font-style-complex="normal"/>
    </style:style>
    <style:style style:name="T243" style:family="text">
      <style:text-properties fo:font-style="normal" style:text-underline-style="none" officeooo:rsid="011fc384" style:font-style-asian="normal" style:font-style-complex="normal"/>
    </style:style>
    <style:style style:name="T244" style:family="text">
      <style:text-properties fo:font-style="normal" style:text-underline-style="none" officeooo:rsid="012dfde8" style:font-style-asian="normal" style:font-style-complex="normal"/>
    </style:style>
    <style:style style:name="T245" style:family="text">
      <style:text-properties fo:font-style="normal" style:text-underline-style="none" officeooo:rsid="0130fd48" style:font-style-asian="normal" style:font-style-complex="normal"/>
    </style:style>
    <style:style style:name="T246" style:family="text">
      <style:text-properties fo:font-style="normal" style:text-underline-style="none" officeooo:rsid="013282b3" style:font-style-asian="normal" style:font-style-complex="normal"/>
    </style:style>
    <style:style style:name="T247" style:family="text">
      <style:text-properties fo:font-style="normal" style:text-underline-style="none" officeooo:rsid="013401b3" style:font-style-asian="normal" style:font-style-complex="normal"/>
    </style:style>
    <style:style style:name="T248" style:family="text">
      <style:text-properties fo:font-style="normal" style:text-underline-style="none" officeooo:rsid="013a8584" style:font-style-asian="normal" style:font-style-complex="normal"/>
    </style:style>
    <style:style style:name="T249" style:family="text">
      <style:text-properties fo:font-style="normal" style:text-underline-style="none" officeooo:rsid="013f3c54" style:font-style-asian="normal" style:font-style-complex="normal"/>
    </style:style>
    <style:style style:name="T250" style:family="text">
      <style:text-properties fo:font-style="normal" style:text-underline-style="none" officeooo:rsid="013e347a" style:font-style-asian="normal" style:font-style-complex="normal"/>
    </style:style>
    <style:style style:name="T251" style:family="text">
      <style:text-properties fo:font-style="normal" style:text-underline-style="none" officeooo:rsid="01408f03" style:font-style-asian="normal" style:font-style-complex="normal"/>
    </style:style>
    <style:style style:name="T252" style:family="text">
      <style:text-properties fo:font-style="normal" style:text-underline-style="none" officeooo:rsid="013cc971" style:font-style-asian="normal" style:font-style-complex="normal"/>
    </style:style>
    <style:style style:name="T253" style:family="text">
      <style:text-properties fo:font-style="normal" style:text-underline-style="none" officeooo:rsid="0150aafa" style:font-style-asian="normal" style:font-style-complex="normal"/>
    </style:style>
    <style:style style:name="T254" style:family="text">
      <style:text-properties fo:font-style="normal" style:text-underline-style="none" officeooo:rsid="0152f194" style:font-style-asian="normal" style:font-style-complex="normal"/>
    </style:style>
    <style:style style:name="T255" style:family="text">
      <style:text-properties fo:font-style="normal" style:text-underline-style="none" officeooo:rsid="0157e2d4" style:font-style-asian="normal" style:font-style-complex="normal"/>
    </style:style>
    <style:style style:name="T256" style:family="text">
      <style:text-properties fo:font-style="normal" style:text-underline-style="none" officeooo:rsid="015c452a" style:font-style-asian="normal" style:font-style-complex="normal"/>
    </style:style>
    <style:style style:name="T257" style:family="text">
      <style:text-properties fo:font-style="normal" style:text-underline-style="none" officeooo:rsid="0176ee1b" style:font-style-asian="normal" style:font-style-complex="normal"/>
    </style:style>
    <style:style style:name="T258" style:family="text">
      <style:text-properties fo:font-style="normal" style:font-style-asian="normal" style:font-style-complex="normal"/>
    </style:style>
    <style:style style:name="T259" style:family="text">
      <style:text-properties fo:font-style="normal" officeooo:rsid="00524926" style:font-style-asian="normal" style:font-style-complex="normal"/>
    </style:style>
    <style:style style:name="T260" style:family="text">
      <style:text-properties fo:font-style="normal" officeooo:rsid="0033fbdf" style:font-style-asian="normal" style:font-style-complex="normal"/>
    </style:style>
    <style:style style:name="T261" style:family="text">
      <style:text-properties fo:font-style="normal" officeooo:rsid="0034ed8b" style:font-style-asian="normal" style:font-style-complex="normal"/>
    </style:style>
    <style:style style:name="T262" style:family="text">
      <style:text-properties fo:font-style="normal" officeooo:rsid="0052a33a" style:font-style-asian="normal" style:font-style-complex="normal"/>
    </style:style>
    <style:style style:name="T263" style:family="text">
      <style:text-properties fo:font-style="normal" officeooo:rsid="0012a0dc" style:font-style-asian="normal" style:font-style-complex="normal"/>
    </style:style>
    <style:style style:name="T264" style:family="text">
      <style:text-properties fo:font-style="normal" officeooo:rsid="005aa0ca" style:font-style-asian="normal" style:font-style-complex="normal"/>
    </style:style>
    <style:style style:name="T265" style:family="text">
      <style:text-properties fo:font-style="normal" officeooo:rsid="0092f82d" style:font-style-asian="normal" style:font-style-complex="normal"/>
    </style:style>
    <style:style style:name="T266" style:family="text">
      <style:text-properties fo:font-style="normal" officeooo:rsid="00c6421c" style:font-style-asian="normal" style:font-style-complex="normal"/>
    </style:style>
    <style:style style:name="T267" style:family="text">
      <style:text-properties fo:font-style="normal" officeooo:rsid="00cc5bce" style:font-style-asian="normal" style:font-style-complex="normal"/>
    </style:style>
    <style:style style:name="T268" style:family="text">
      <style:text-properties fo:font-style="normal" officeooo:rsid="0106c767" style:font-style-asian="normal" style:font-style-complex="normal"/>
    </style:style>
    <style:style style:name="T269" style:family="text">
      <style:text-properties fo:font-style="normal" officeooo:rsid="00ce5fa1" style:font-style-asian="normal" style:font-style-complex="normal"/>
    </style:style>
    <style:style style:name="T270" style:family="text">
      <style:text-properties fo:font-style="normal" officeooo:rsid="0164a6ee" style:font-style-asian="normal" style:font-style-complex="normal"/>
    </style:style>
    <style:style style:name="T271" style:family="text">
      <style:text-properties fo:font-style="normal" officeooo:rsid="0168d8d5" style:font-style-asian="normal" style:font-style-complex="normal"/>
    </style:style>
    <style:style style:name="T272" style:family="text">
      <style:text-properties fo:font-style="normal" officeooo:rsid="0179221f" style:font-style-asian="normal" style:font-style-complex="normal"/>
    </style:style>
    <style:style style:name="T273" style:family="text">
      <style:text-properties fo:font-style="normal" officeooo:rsid="017941db" style:font-style-asian="normal" style:font-style-complex="normal"/>
    </style:style>
    <style:style style:name="T274" style:family="text">
      <style:text-properties fo:font-style="normal" officeooo:rsid="017a7161" style:font-style-asian="normal" style:font-style-complex="normal"/>
    </style:style>
    <style:style style:name="T27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276" style:family="text">
      <style:text-properties officeooo:rsid="004d4d0b"/>
    </style:style>
    <style:style style:name="T277" style:family="text">
      <style:text-properties officeooo:rsid="0013268f"/>
    </style:style>
    <style:style style:name="T278" style:family="text">
      <style:text-properties officeooo:rsid="004f4350"/>
    </style:style>
    <style:style style:name="T279" style:family="text">
      <style:text-properties officeooo:rsid="00501b3c"/>
    </style:style>
    <style:style style:name="T280" style:family="text">
      <style:text-properties officeooo:rsid="00147dd9"/>
    </style:style>
    <style:style style:name="T281" style:family="text">
      <style:text-properties officeooo:rsid="005521a3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officeooo:rsid="005f7223" style:font-weight-asian="bold" style:font-weight-complex="bold"/>
    </style:style>
    <style:style style:name="T284" style:family="text">
      <style:text-properties fo:font-weight="bold" officeooo:rsid="01871851" style:font-weight-asian="bold" style:font-weight-complex="bold"/>
    </style:style>
    <style:style style:name="T285" style:family="text">
      <style:text-properties officeooo:rsid="005b5f51"/>
    </style:style>
    <style:style style:name="T286" style:family="text">
      <style:text-properties officeooo:rsid="005d12fa"/>
    </style:style>
    <style:style style:name="T287" style:family="text">
      <style:text-properties officeooo:rsid="003cb407"/>
    </style:style>
    <style:style style:name="T288" style:family="text">
      <style:text-properties officeooo:rsid="005f7223"/>
    </style:style>
    <style:style style:name="T289" style:family="text">
      <style:text-properties officeooo:rsid="006317f8"/>
    </style:style>
    <style:style style:name="T290" style:family="text">
      <style:text-properties officeooo:rsid="00672a68"/>
    </style:style>
    <style:style style:name="T291" style:family="text">
      <style:text-properties style:text-underline-style="none"/>
    </style:style>
    <style:style style:name="T292" style:family="text">
      <style:text-properties style:text-underline-style="none" fo:font-weight="normal" style:font-weight-asian="normal" style:font-weight-complex="normal"/>
    </style:style>
    <style:style style:name="T293" style:family="text">
      <style:text-properties style:text-underline-style="none" fo:font-weight="normal" officeooo:rsid="00721e09" style:font-weight-asian="normal" style:font-weight-complex="normal"/>
    </style:style>
    <style:style style:name="T294" style:family="text">
      <style:text-properties style:text-underline-style="none" fo:font-weight="normal" officeooo:rsid="00722a19" style:font-weight-asian="normal" style:font-weight-complex="normal"/>
    </style:style>
    <style:style style:name="T295" style:family="text">
      <style:text-properties style:text-underline-style="none" fo:font-weight="normal" officeooo:rsid="006a9ead" style:font-weight-asian="normal" style:font-weight-complex="normal"/>
    </style:style>
    <style:style style:name="T296" style:family="text">
      <style:text-properties style:text-underline-style="none" fo:font-weight="normal" officeooo:rsid="008d7148" style:font-weight-asian="normal" style:font-weight-complex="normal"/>
    </style:style>
    <style:style style:name="T297" style:family="text">
      <style:text-properties style:text-underline-style="none" fo:font-weight="normal" officeooo:rsid="00a639f7" style:font-weight-asian="normal" style:font-weight-complex="normal"/>
    </style:style>
    <style:style style:name="T298" style:family="text">
      <style:text-properties style:text-underline-style="none" fo:font-weight="normal" officeooo:rsid="00a69bec" style:font-weight-asian="normal" style:font-weight-complex="normal"/>
    </style:style>
    <style:style style:name="T299" style:family="text">
      <style:text-properties style:text-underline-style="none" fo:font-weight="normal" officeooo:rsid="009e29ef" style:font-weight-asian="normal" style:font-weight-complex="normal"/>
    </style:style>
    <style:style style:name="T300" style:family="text">
      <style:text-properties style:text-underline-style="none" fo:font-weight="normal" officeooo:rsid="00a75993" style:font-weight-asian="normal" style:font-weight-complex="normal"/>
    </style:style>
    <style:style style:name="T301" style:family="text">
      <style:text-properties style:text-underline-style="none" fo:font-weight="normal" officeooo:rsid="00e7b674" style:font-weight-asian="normal" style:font-weight-complex="normal"/>
    </style:style>
    <style:style style:name="T302" style:family="text">
      <style:text-properties style:text-underline-style="none" fo:font-weight="bold" style:font-weight-asian="bold" style:font-weight-complex="bold"/>
    </style:style>
    <style:style style:name="T303" style:family="text">
      <style:text-properties style:text-underline-style="none" fo:font-weight="bold" officeooo:rsid="00a75993" style:font-weight-asian="bold" style:font-weight-complex="bold"/>
    </style:style>
    <style:style style:name="T304" style:family="text">
      <style:text-properties style:text-underline-style="none" fo:font-weight="bold" officeooo:rsid="013013d9" style:font-weight-asian="bold" style:font-weight-complex="bold"/>
    </style:style>
    <style:style style:name="T305" style:family="text">
      <style:text-properties style:text-underline-style="none" fo:font-weight="bold" officeooo:rsid="01408f03" style:font-weight-asian="bold" style:font-weight-complex="bold"/>
    </style:style>
    <style:style style:name="T306" style:family="text">
      <style:text-properties style:text-underline-style="none" officeooo:rsid="00a639f7"/>
    </style:style>
    <style:style style:name="T307" style:family="text">
      <style:text-properties style:text-underline-style="none" officeooo:rsid="00bbbf73"/>
    </style:style>
    <style:style style:name="T308" style:family="text">
      <style:text-properties style:text-underline-style="none" officeooo:rsid="00d40111"/>
    </style:style>
    <style:style style:name="T309" style:family="text">
      <style:text-properties style:text-underline-style="none" officeooo:rsid="00d708a6"/>
    </style:style>
    <style:style style:name="T310" style:family="text">
      <style:text-properties style:text-underline-style="none" officeooo:rsid="00d5826a"/>
    </style:style>
    <style:style style:name="T311" style:family="text">
      <style:text-properties style:text-underline-style="none" officeooo:rsid="00d9c9e4"/>
    </style:style>
    <style:style style:name="T312" style:family="text">
      <style:text-properties style:text-underline-style="none" officeooo:rsid="00ec1e8c"/>
    </style:style>
    <style:style style:name="T313" style:family="text">
      <style:text-properties style:text-underline-style="none" officeooo:rsid="00fde6f2"/>
    </style:style>
    <style:style style:name="T314" style:family="text">
      <style:text-properties style:text-underline-style="none" officeooo:rsid="0123bb39"/>
    </style:style>
    <style:style style:name="T315" style:family="text">
      <style:text-properties style:text-underline-style="none" officeooo:rsid="013013d9"/>
    </style:style>
    <style:style style:name="T316" style:family="text">
      <style:text-properties style:text-underline-style="none" officeooo:rsid="0137af9f"/>
    </style:style>
    <style:style style:name="T317" style:family="text">
      <style:text-properties style:text-underline-style="none" officeooo:rsid="013282b3"/>
    </style:style>
    <style:style style:name="T318" style:family="text">
      <style:text-properties style:text-underline-style="none" officeooo:rsid="01408f03"/>
    </style:style>
    <style:style style:name="T319" style:family="text">
      <style:text-properties style:text-underline-style="none" officeooo:rsid="01416cb6"/>
    </style:style>
    <style:style style:name="T320" style:family="text">
      <style:text-properties style:text-underline-style="none" officeooo:rsid="01435f2a"/>
    </style:style>
    <style:style style:name="T321" style:family="text">
      <style:text-properties style:text-underline-style="none" officeooo:rsid="015f15fe"/>
    </style:style>
    <style:style style:name="T322" style:family="text">
      <style:text-properties officeooo:rsid="0071f6b3"/>
    </style:style>
    <style:style style:name="T323" style:family="text">
      <style:text-properties officeooo:rsid="00722a19"/>
    </style:style>
    <style:style style:name="T324" style:family="text">
      <style:text-properties officeooo:rsid="007477e8"/>
    </style:style>
    <style:style style:name="T325" style:family="text">
      <style:text-properties officeooo:rsid="0081154c"/>
    </style:style>
    <style:style style:name="T326" style:family="text">
      <style:text-properties officeooo:rsid="0082538a"/>
    </style:style>
    <style:style style:name="T327" style:family="text">
      <style:text-properties officeooo:rsid="00838393"/>
    </style:style>
    <style:style style:name="T328" style:family="text">
      <style:text-properties officeooo:rsid="008a06de"/>
    </style:style>
    <style:style style:name="T329" style:family="text">
      <style:text-properties officeooo:rsid="00937b11"/>
    </style:style>
    <style:style style:name="T330" style:family="text">
      <style:text-properties officeooo:rsid="0093b191"/>
    </style:style>
    <style:style style:name="T331" style:family="text">
      <style:text-properties officeooo:rsid="00b502cc"/>
    </style:style>
    <style:style style:name="T332" style:family="text">
      <style:text-properties officeooo:rsid="00ba4170"/>
    </style:style>
    <style:style style:name="T333" style:family="text">
      <style:text-properties officeooo:rsid="00bbbf73"/>
    </style:style>
    <style:style style:name="T334" style:family="text">
      <style:text-properties officeooo:rsid="00bd3f9d"/>
    </style:style>
    <style:style style:name="T335" style:family="text">
      <style:text-properties officeooo:rsid="00beb82f"/>
    </style:style>
    <style:style style:name="T336" style:family="text">
      <style:text-properties officeooo:rsid="00c2a166"/>
    </style:style>
    <style:style style:name="T337" style:family="text">
      <style:text-properties officeooo:rsid="00c7406f"/>
    </style:style>
    <style:style style:name="T338" style:family="text">
      <style:text-properties officeooo:rsid="00c93592"/>
    </style:style>
    <style:style style:name="T339" style:family="text">
      <style:text-properties officeooo:rsid="00ce5fa1"/>
    </style:style>
    <style:style style:name="T340" style:family="text">
      <style:text-properties officeooo:rsid="00cf9e9f"/>
    </style:style>
    <style:style style:name="T341" style:family="text">
      <style:text-properties officeooo:rsid="00d83381"/>
    </style:style>
    <style:style style:name="T342" style:family="text">
      <style:text-properties officeooo:rsid="00e09913"/>
    </style:style>
    <style:style style:name="T343" style:family="text">
      <style:text-properties officeooo:rsid="00ed9297"/>
    </style:style>
    <style:style style:name="T344" style:family="text">
      <style:text-properties officeooo:rsid="00ef4875"/>
    </style:style>
    <style:style style:name="T345" style:family="text">
      <style:text-properties officeooo:rsid="00f0f7f8"/>
    </style:style>
    <style:style style:name="T346" style:family="text">
      <style:text-properties officeooo:rsid="00f5260b"/>
    </style:style>
    <style:style style:name="T347" style:family="text">
      <style:text-properties officeooo:rsid="00fde6f2"/>
    </style:style>
    <style:style style:name="T348" style:family="text">
      <style:text-properties officeooo:rsid="010185dc"/>
    </style:style>
    <style:style style:name="T349" style:family="text">
      <style:text-properties officeooo:rsid="01023882"/>
    </style:style>
    <style:style style:name="T350" style:family="text">
      <style:text-properties officeooo:rsid="01095847"/>
    </style:style>
    <style:style style:name="T351" style:family="text">
      <style:text-properties officeooo:rsid="010f422a"/>
    </style:style>
    <style:style style:name="T352" style:family="text">
      <style:text-properties officeooo:rsid="01113d34"/>
    </style:style>
    <style:style style:name="T353" style:family="text">
      <style:text-properties officeooo:rsid="011bd541"/>
    </style:style>
    <style:style style:name="T35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55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356" style:family="text">
      <style:text-properties officeooo:rsid="0152f194"/>
    </style:style>
    <style:style style:name="T357" style:family="text">
      <style:text-properties officeooo:rsid="016860b9"/>
    </style:style>
    <style:style style:name="T358" style:family="text">
      <style:text-properties officeooo:rsid="01758a0f"/>
    </style:style>
    <style:style style:name="T359" style:family="text">
      <style:text-properties officeooo:rsid="01871851"/>
    </style:style>
    <style:style style:name="T360" style:family="text">
      <style:text-properties officeooo:rsid="0188ed42"/>
    </style:style>
    <style:style style:name="T361" style:family="text">
      <style:text-properties officeooo:rsid="018c0d5b"/>
    </style:style>
    <style:style style:name="T362" style:family="text">
      <style:text-properties officeooo:rsid="019479eb"/>
    </style:style>
    <style:style style:name="T363" style:family="text">
      <style:text-properties officeooo:rsid="0198a2ea"/>
    </style:style>
    <style:style style:name="T364" style:family="text">
      <style:text-properties officeooo:rsid="01abda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81">А</text:span>нглийско<text:span text:style-name="T281">е</text:span> предложени<text:span text:style-name="T281">е</text:span></text:p>
      <text:p text:style-name="P1"/>
      <text:p text:style-name="P229"><text:span text:style-name="T277">Слова </text:span><text:span text:style-name="T278">в предложении </text:span><text:span text:style-name="T277">делятся на </text:span><text:span text:style-name="T350">две</text:span><text:span text:style-name="T277"> смысловые группы:</text:span></text:p>
      <text:list xml:id="list123724265" text:style-name="L1">
        <text:list-item>
          <text:p text:style-name="P361">главные члены предложения — <text:span text:style-name="T326">это </text:span>подлежащее и сказуемое;</text:p>
        </text:list-item>
        <text:list-item>
          <text:p text:style-name="P361">второстепенные члены предложения — определение, дополнение и обстоятельтсво.</text:p>
        </text:list-item>
      </text:list>
      <text:p text:style-name="P82"/>
      <text:p text:style-name="P286">Подлежащее — эт<text:span text:style-name="T358">о</text:span> автор действия (существительное в именительном падеже).</text:p>
      <text:p text:style-name="P286">Сказуемое — это действие совершенное автором (т. е. глагол).</text:p>
      <text:p text:style-name="P80"/>
      <text:p text:style-name="P301"><text:span text:style-name="T44">С</text:span><text:span text:style-name="T45">казуемое </text:span><text:span text:style-name="T44">п</text:span><text:span text:style-name="T45">очти всегда делится на </text:span><text:span text:style-name="T46">две</text:span><text:span text:style-name="T45"> части: </text:span><text:span text:style-name="T47">на </text:span><text:span text:style-name="T45">вспомогательный </text:span><text:span text:style-name="T48">глагол </text:span><text:span text:style-name="T45">и смысловой.</text:span></text:p>
      <text:p text:style-name="P251"><text:span text:style-name="T149">Вспомогательный глагол не переводится. Он </text:span><text:span text:style-name="T150">сообщает</text:span><text:span text:style-name="T149"> о том, в каком времени нужно переводить смысловой. Смысловой глогол передает суть действия.</text:span></text:p>
      <text:p text:style-name="P251"/>
      <text:p text:style-name="P250">Смысловой глагол имеет несколько форм:</text:p>
      <text:list xml:id="list3234124424" text:style-name="L2">
        <text:list-item>
          <text:p text:style-name="P362">начальная форма (инфинитив) — форма глагола, как в словаре (с частицей to);</text:p>
        </text:list-item>
        <text:list-item>
          <text:p text:style-name="P363">с окончанием <text:span text:style-name="T88">-s (-es)</text:span> — в утверждениях Present Simple после <text:span text:style-name="T88">he/she/it</text:span>;</text:p>
        </text:list-item>
        <text:list-item>
          <text:p text:style-name="P362">с окончанием <text:span text:style-name="T88">-ing</text:span> (причастие) — в основном для образования Present Continuous;</text:p>
        </text:list-item>
        <text:list-item>
          <text:p text:style-name="P364">2я форма <text:span text:style-name="T342">(с окончанием </text:span><text:span text:style-name="T94">-ed</text:span><text:span text:style-name="T342">)</text:span> — для образования Past Simple;</text:p>
        </text:list-item>
        <text:list-item>
          <text:p text:style-name="P365">3я форма (прошедшее причастие) — для времен группы Perfect и пассивного залога .</text:p>
        </text:list-item>
      </text:list>
      <text:p text:style-name="P83"/>
      <text:p text:style-name="P81">Дополнение — это то, на что направлено действие. Оно выражено существительным, </text:p>
      <text:p text:style-name="P81">перед которым может стоять предлог или глаголом, перед которым может стоять частица <text:span text:style-name="T88">to</text:span><text:span text:style-name="T172">. <text:s/></text:span>Обычно оно стоит в конце предложения, но иногда может быть в начале.</text:p>
      <text:p text:style-name="P80"/>
      <text:p text:style-name="P84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0"/>
      <text:p text:style-name="P225"><text:span text:style-name="T280">В английском </text:span><text:span text:style-name="T281">языке</text:span><text:span text:style-name="T280"> не бывает предложений без подлежащего и сказуемого.</text:span></text:p>
      <text:p text:style-name="P288">Исключение составляют разговорные фразы: <text:span text:style-name="T88">nice to meet you</text:span> и пр.</text:p>
      <text:p text:style-name="P2"/>
      <text:p text:style-name="P87"><text:span text:style-name="T336">Порядок слов в у</text:span>тведрдительны<text:span text:style-name="T336">х</text:span> и отрицательны<text:span text:style-name="T336">х</text:span> предложения<text:span text:style-name="T336">х</text:span>:</text:p>
      <text:list xml:id="list920385557" text:style-name="L3">
        <text:list-item>
          <text:p text:style-name="P366"><text:span text:style-name="T14">подлежащее</text:span><text:span text:style-name="T1">;</text:span></text:p>
        </text:list-item>
        <text:list-item>
          <text:p text:style-name="P366"><text:span text:style-name="T18">сказуемое</text:span><text:span text:style-name="T2">;</text:span></text:p>
        </text:list-item>
        <text:list-item>
          <text:p text:style-name="P367"><text:span text:style-name="T9">дополнение</text:span>;</text:p>
        </text:list-item>
        <text:list-item>
          <text:p text:style-name="P367"><text:span text:style-name="T11">обстоятельство</text:span>.</text:p>
        </text:list-item>
      </text:list>
      <text:p text:style-name="P11"/>
      <text:p text:style-name="P12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2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3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1"/>
      <text:p text:style-name="P99"><text:span text:style-name="T336">Порядок слов в в</text:span>опросительны<text:span text:style-name="T336">х</text:span> предложения<text:span text:style-name="T336">х</text:span>:</text:p>
      <text:list xml:id="list2208444881" text:style-name="L4">
        <text:list-item>
          <text:p text:style-name="P377"><text:span text:style-name="T25">вопросительное слово</text:span>;</text:p>
        </text:list-item>
        <text:list-item>
          <text:p text:style-name="P377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377"><text:span text:style-name="T13">подлежащее</text:span>;</text:p>
        </text:list-item>
        <text:list-item>
          <text:p text:style-name="P377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377"><text:span text:style-name="T9">дополнение</text:span>;</text:p>
        </text:list-item>
        <text:list-item>
          <text:p text:style-name="P377"><text:span text:style-name="T11">обстоятельство</text:span>.</text:p>
        </text:list-item>
      </text:list>
      <text:p text:style-name="P224"/>
      <text:p text:style-name="P14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148">—</text:span> Что ты здесь делаешь?</text:p>
      <text:p text:style-name="P226"><text:span text:style-name="T4">Do</text:span><text:span text:style-name="T88"> </text:span><text:span text:style-name="T15">you</text:span><text:span text:style-name="T88"> </text:span><text:span text:style-name="T20">want</text:span><text:span text:style-name="T10"> to live </text:span><text:span text:style-name="T12">in Spain</text:span><text:span text:style-name="T88">? — Ты хочешь жить в Испании?</text:span></text:p>
      <text:p text:style-name="P283"><text:soft-page-break/><text:span text:style-name="T263">Вопрос не всегда бывает полным, какого-то элемента может не быть, </text:span><text:span text:style-name="T264">но при этом всегда </text:span></text:p>
      <text:p text:style-name="P86">есть подлежащие и вспомогательный глагол.</text:p>
      <text:p text:style-name="P85"/>
      <text:p text:style-name="P240"><text:span text:style-name="T175">Общий вопрос начинается со вспомогательного глагола и подразумевает ответ «</text:span><text:span text:style-name="T176">да/нет»</text:span><text:span text:style-name="T175">.</text:span></text:p>
      <text:p text:style-name="P108"/>
      <text:p text:style-name="P240"><text:span text:style-name="T161">Чтобы коротко ответить на </text:span><text:span text:style-name="T162">такой </text:span><text:span text:style-name="T161">вопрос, недостаточно просто написать </text:span><text:span text:style-name="T124">yes/no</text:span><text:span text:style-name="T161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17"/>
      <text:p text:style-name="P47"><text:span text:style-name="T282">Do you play</text:span> the piano? <text:span text:style-name="T148">—</text:span> Yes, <text:span text:style-name="T283">I do</text:span><text:span text:style-name="T288">.</text:span></text:p>
      <text:p text:style-name="P47"><text:span text:style-name="T283">Does Rita play</text:span><text:span text:style-name="T288"> football? </text:span><text:span text:style-name="T148">— </text:span><text:span text:style-name="T288">No, </text:span><text:span text:style-name="T283">she doesn`t</text:span><text:span text:style-name="T288">.</text:span> </text:p>
      <text:p text:style-name="P47"/>
      <text:p text:style-name="P109"><text:span text:style-name="T287">Специальный вопрос начинается с вопросительного слова </text:span><text:span text:style-name="T290">или связки</text:span><text:span text:style-name="T287">. </text:span><text:span text:style-name="T289">Он служит, чтобы узнать дополнительную информацию.</text:span><text:span text:style-name="T287"> </text:span><text:span text:style-name="T289">После вопросительного слова обычно стоит существительное: </text:span><text:span text:style-name="T90">What </text:span><text:span text:style-name="T144">car</text:span><text:span text:style-name="T90"> does he have? </text:span><text:span text:style-name="T91">How much </text:span><text:span text:style-name="T145">money</text:span><text:span text:style-name="T91"> dow we have?</text:span></text:p>
      <text:p text:style-name="P47"/>
      <text:p text:style-name="P140">Местоимение <text:span text:style-name="T88">I</text:span> всегда пишется с большой буквы.</text:p>
      <text:p text:style-name="P222">В английском языке всего 2 падежа: именительный и объектный. <text:s/></text:p>
      <text:p text:style-name="P222"/>
      <text:p text:style-name="P248"><text:span text:style-name="T84">В предложениях, которые используют глаголы: </text:span><text:span text:style-name="T147">like, have, enjoy, need</text:span><text:span text:style-name="T83">, </text:span><text:span text:style-name="T84">подлежащие </text:span></text:p>
      <text:p text:style-name="P248"><text:span text:style-name="T84">не переводятся на русский в именительном падеже</text:span><text:span text:style-name="T85">:</text:span></text:p>
      <text:p text:style-name="P218"/>
      <text:p text:style-name="P40"><text:span text:style-name="T26">I l</text:span>ike my job — Мне нравится моя работа (а не «Я нравится моя работа»).</text:p>
      <text:p text:style-name="P40"/>
      <text:p text:style-name="P9"><text:span text:style-name="T344">Настоящее.</text:span> Present</text:p>
      <text:p text:style-name="P212"/>
      <text:p text:style-name="P212">Present Simple (я делаю это сейчас):</text:p>
      <text:p text:style-name="P42">I live in Spain — Я живу в испании (факт).</text:p>
      <text:p text:style-name="P213"/>
      <text:p text:style-name="P212">Present Continuous (я делаю это прямо сейчас):</text:p>
      <text:p text:style-name="P33">I am reading a book — Я читаю книгу (именно сейчас).</text:p>
      <text:p text:style-name="P214"/>
      <text:p text:style-name="P212">Present Perfect (я сделал это ранее, но именно сейчас это важно):</text:p>
      <text:p text:style-name="P41">I have lost the keys — Я потерял ключи (результат).</text:p>
      <text:p text:style-name="P41"/>
      <text:p text:style-name="P212">Present Perfect <text:span text:style-name="T343">Continuous (я делаю это уже какое-то время):</text:span></text:p>
      <text:p text:style-name="P227"><text:span text:style-name="T89">I have been reading for 2 hours — </text:span><text:span text:style-name="T122">Я читаю уже 2 часа</text:span></text:p>
      <text:p text:style-name="P59"/>
      <text:p text:style-name="P141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57"/>
      <text:p text:style-name="P10">Present Simple</text:p>
      <text:p text:style-name="P216"/>
      <text:p text:style-name="P89">Используется чтобы:</text:p>
      <text:list xml:id="list1082014228" text:style-name="L5">
        <text:list-item>
          <text:p text:style-name="P378">сообщить факты настоящего, описать текущую реальность;</text:p>
        </text:list-item>
        <text:list-item>
          <text:p text:style-name="P378">говорить о событиях, которые происходят с какой-то регулярностью.</text:p>
        </text:list-item>
      </text:list>
      <text:p text:style-name="P18"/>
      <text:p text:style-name="P88">В утверждениях глагол используется в 2х вариантах:</text:p>
      <text:list xml:id="list798295837" text:style-name="L6">
        <text:list-item>
          <text:p text:style-name="P380">без изменений, если подлежащее в первом лице или множеств<text:span text:style-name="T326">ен.</text:span> числе <text:span text:style-name="T88">(</text:span><text:span text:style-name="T95">I</text:span><text:span text:style-name="T88">, </text:span><text:span text:style-name="T95">you</text:span><text:span text:style-name="T88">, </text:span><text:span text:style-name="T95">we,</text:span><text:span text:style-name="T88"> </text:span><text:span text:style-name="T95">they</text:span><text:span text:style-name="T88">)</text:span>;</text:p>
        </text:list-item>
        <text:list-item>
          <text:p text:style-name="P380"><text:span text:style-name="T151">с окончанием </text:span><text:span text:style-name="T96">-s </text:span><text:span text:style-name="T97">(-es)</text:span><text:span text:style-name="T151">, если подлежащ</text:span><text:span text:style-name="T285">ее</text:span><text:span text:style-name="T151"> в третьем лице, единств</text:span><text:span text:style-name="T286">ен</text:span><text:span text:style-name="T326">ном</text:span><text:span text:style-name="T151"> числе </text:span><text:span text:style-name="T96">(</text:span><text:span text:style-name="T95">he</text:span><text:span text:style-name="T96">, </text:span><text:span text:style-name="T95">she</text:span><text:span text:style-name="T96">, </text:span><text:span text:style-name="T95">it</text:span><text:span text:style-name="T96">)</text:span></text:p>
        </text:list-item>
      </text:list>
      <text:p text:style-name="P303"><text:soft-page-break/><text:span text:style-name="T354">I </text:span><text:span text:style-name="T23">live</text:span><text:span text:style-name="T354"> in New York — Я живу в Нью Йорке.</text:span></text:p>
      <text:p text:style-name="P305"><text:span text:style-name="T354">Peter </text:span><text:span text:style-name="T23">work</text:span><text:span text:style-name="T24">s</text:span><text:span text:style-name="T354"> in New York — Питер работает в Нью Йорке;</text:span></text:p>
      <text:p text:style-name="P223"/>
      <text:p text:style-name="P305"><text:span text:style-name="T355">Г</text:span><text:span text:style-name="T269">лагол</text:span><text:span text:style-name="T339"> </text:span><text:span text:style-name="T98">have</text:span><text:span text:style-name="T339"> не пишется с онончанием </text:span><text:span text:style-name="T98">-s</text:span><text:span text:style-name="T339">, а </text:span><text:span text:style-name="T340">преобразуется</text:span><text:span text:style-name="T339"> в </text:span><text:span text:style-name="T98">has</text:span><text:span text:style-name="T339">. </text:span></text:p>
      <text:p text:style-name="P91"/>
      <text:p text:style-name="P91">Окончание <text:span text:style-name="T88">-es</text:span> ставится, если глагол заканчивается: на гласную букву, </text:p>
      <text:p text:style-name="P90">на шипящий звук <text:span text:style-name="T88">(sh, ch)</text:span> <text:span text:style-name="T279">или</text:span> на букву <text:span text:style-name="T88">s/x</text:span>:</text:p>
      <text:list xml:id="list1577500232" text:style-name="L7">
        <text:list-item>
          <text:p text:style-name="P382"><text:span text:style-name="T153">go — </text:span>goes;</text:p>
        </text:list-item>
        <text:list-item>
          <text:p text:style-name="P382"><text:span text:style-name="T153">teach — </text:span>teaches;</text:p>
        </text:list-item>
        <text:list-item>
          <text:p text:style-name="P381"><text:span text:style-name="T153">mix — </text:span><text:span text:style-name="T152">mixes.</text:span></text:p>
        </text:list-item>
      </text:list>
      <text:p text:style-name="P216"/>
      <text:p text:style-name="P93">Если глагол заканчивается на букву y, перед которой согласная, то вместо y </text:p>
      <text:p text:style-name="P92">пишется <text:span text:style-name="T88">i</text:span> <text:span text:style-name="T154">(помимо добавления </text:span><text:span text:style-name="T99">-es</text:span><text:span text:style-name="T154">)</text:span>:</text:p>
      <text:list xml:id="list6676622" text:style-name="L8">
        <text:list-item>
          <text:p text:style-name="P383">fly — flies; </text:p>
        </text:list-item>
        <text:list-item>
          <text:p text:style-name="P383">cry — cries.</text:p>
        </text:list-item>
      </text:list>
      <text:p text:style-name="P216"/>
      <text:p text:style-name="P234"><text:span text:style-name="T259">П</text:span><text:span text:style-name="T260">еред сказуемым часто </text:span><text:span text:style-name="T262">стоят</text:span><text:span text:style-name="T260"> маячки времени </text:span><text:span text:style-name="T268">(</text:span><text:span text:style-name="T260">наречия частности</text:span><text:span text:style-name="T268">)</text:span><text:span text:style-name="T261">:</text:span></text:p>
      <text:list xml:id="list1531649604" text:style-name="L9">
        <text:list-item>
          <text:p text:style-name="P379">always - <text:span text:style-name="T151">всегда</text:span>;</text:p>
        </text:list-item>
        <text:list-item>
          <text:p text:style-name="P379">usually - <text:span text:style-name="T151">обычно</text:span>;</text:p>
        </text:list-item>
        <text:list-item>
          <text:p text:style-name="P379">often - <text:span text:style-name="T151">часто</text:span>;</text:p>
        </text:list-item>
        <text:list-item>
          <text:p text:style-name="P379">sometimes - <text:span text:style-name="T151">иногда</text:span>;</text:p>
        </text:list-item>
        <text:list-item>
          <text:p text:style-name="P379">never — <text:span text:style-name="T151">никогда</text:span>.</text:p>
        </text:list-item>
      </text:list>
      <text:p text:style-name="P19"/>
      <text:p text:style-name="P217"><text:span text:style-name="T88">I </text:span><text:span text:style-name="T146">always</text:span><text:span text:style-name="T88"> wash my hands before eating — Я всегда мою руки перед едой.</text:span></text:p>
      <text:p text:style-name="P216"/>
      <text:p text:style-name="P3">Отрицания в Present Simple</text:p>
      <text:p text:style-name="P3"/>
      <text:p text:style-name="P230"><text:span text:style-name="T159">Использу</text:span><text:span text:style-name="T160">ю</text:span><text:span text:style-name="T159">тся чтобы сказать о том, что что-либо:</text:span></text:p>
      <text:list xml:id="list2101887589" text:style-name="L10">
        <text:list-item>
          <text:p text:style-name="P384">не является фактом настоящего <text:span text:style-name="T286">или истиной</text:span>;</text:p>
        </text:list-item>
        <text:list-item>
          <text:p text:style-name="P384">не происходит с какой-то регулярностью.</text:p>
        </text:list-item>
      </text:list>
      <text:p text:style-name="P221"/>
      <text:p text:style-name="P220">За отрицание отвечает частица <text:span text:style-name="T88">not</text:span>, которая идет в паре со вспомогательным глаголом <text:span text:style-name="T88">do</text:span>.</text:p>
      <text:p text:style-name="P220">Если подлежащее <text:span text:style-name="T88">he/she/it</text:span>, то испольузется <text:span text:style-name="T88">does</text:span>. <text:span text:style-name="T276">Смысловой глагол без изменений.</text:span></text:p>
      <text:p text:style-name="P219"/>
      <text:p text:style-name="P43">People <text:span text:style-name="T3">do </text:span><text:span text:style-name="T28">not</text:span> <text:span text:style-name="T17">live</text:span> in space — Люди не живут в космосе.</text:p>
      <text:p text:style-name="P43">Water <text:span text:style-name="T3">does </text:span><text:span text:style-name="T28">not</text:span> <text:span text:style-name="T17">boil</text:span> at 50 degrees Celsius — Вода не кипит при 50 грудусах.</text:p>
      <text:p text:style-name="P43"/>
      <text:p text:style-name="P231"><text:span text:style-name="T157">Практически всегда </text:span><text:span text:style-name="T125">do/</text:span><text:span text:style-name="T126">does</text:span><text:span text:style-name="T125"> not</text:span><text:span text:style-name="T157"> использу</text:span><text:span text:style-name="T158">е</text:span><text:span text:style-name="T157">тся в сокращении: </text:span></text:p>
      <text:p text:style-name="P44">We don`t drink whisky — Мы не пьем виски.</text:p>
      <text:p text:style-name="P45">He doesn`t drink tea — Он не пьет чай.</text:p>
      <text:p text:style-name="P153"/>
      <text:p text:style-name="P153">Вопросы в Present Simple</text:p>
      <text:p text:style-name="P44"/>
      <text:p text:style-name="P107">Используюся чтобы:</text:p>
      <text:list xml:id="list1324950545" text:style-name="L11">
        <text:list-item>
          <text:p text:style-name="P385">узнать о фактах настоящего;</text:p>
        </text:list-item>
        <text:list-item>
          <text:p text:style-name="P385">о событиях, которые происходят с какой-то регулярностью.</text:p>
        </text:list-item>
      </text:list>
      <text:p text:style-name="P106"/>
      <text:p text:style-name="P106">Вопрос задается с помощью вспомогательного глагола <text:span text:style-name="T88">do/</text:span><text:span text:style-name="T100">does</text:span>, который ставится перед подлежащим. Смысловой глагол без изменений (в начальной форме).</text:p>
      <text:p text:style-name="P228"><text:soft-page-break/><text:span text:style-name="T7">Do</text:span><text:span text:style-name="T156"> you </text:span><text:span text:style-name="T22">like</text:span><text:span text:style-name="T156"> action movies? </text:span><text:span text:style-name="T108">— </text:span><text:span text:style-name="T156">Тебе нравятся экшен фильмы? </text:span></text:p>
      <text:p text:style-name="P46">What books <text:span text:style-name="T3">do</text:span> you <text:span text:style-name="T17">read</text:span>? <text:span text:style-name="T155">—</text:span> Какие книги тебе нравятся?</text:p>
      <text:p text:style-name="P6"/>
      <text:p text:style-name="P6">Глаголы <text:span text:style-name="T324">d</text:span>o и <text:span text:style-name="T324">b</text:span>e <text:span text:style-name="T325">в Present Simple</text:span></text:p>
      <text:p text:style-name="P4"/>
      <text:p text:style-name="P236"><text:span text:style-name="T168">Глагол</text:span><text:span text:style-name="T163"> d</text:span><text:span text:style-name="T164">o </text:span><text:span text:style-name="T165">означает</text:span><text:span text:style-name="T164"> «делать». В предложении </text:span><text:span text:style-name="T168">он</text:span><text:span text:style-name="T164"> может может встречаться несколько раз, </text:span></text:p>
      <text:p text:style-name="P236"><text:span text:style-name="T164">в качестве вспомогательного и смыслового: </text:span><text:span text:style-name="T109">What </text:span><text:span text:style-name="T5">do</text:span><text:span text:style-name="T109"> you </text:span><text:span text:style-name="T21">do</text:span><text:span text:style-name="T109">? </text:span><text:span text:style-name="T110">— </text:span><text:span text:style-name="T109">Что ты делаешь? </text:span></text:p>
      <text:p text:style-name="P56"/>
      <text:p text:style-name="P319"><text:span text:style-name="T127">To </text:span><text:span text:style-name="T128">be</text:span><text:span text:style-name="T163"> — </text:span><text:span text:style-name="T167">это начальная форма глагола</text:span><text:span text:style-name="T163"> «быть», </text:span><text:span text:style-name="T197">кот</text:span><text:span text:style-name="T198">орая</text:span><text:span text:style-name="T163"> меняется в</text:span></text:p>
      <text:p text:style-name="P235"><text:span text:style-name="T163">завис</text:span><text:span text:style-name="T168">имости</text:span><text:span text:style-name="T163"> от подлежащего, </text:span><text:span text:style-name="T198">на</text:span><text:span text:style-name="T163">: </text:span></text:p>
      <text:list xml:id="list3382900112" text:style-name="L12">
        <text:list-item>
          <text:p text:style-name="P409"><text:span text:style-name="T163">a</text:span><text:span text:style-name="T156">m — если подлежащее в первом лице (</text:span><text:span text:style-name="T107">I</text:span><text:span text:style-name="T156">);</text:span></text:p>
        </text:list-item>
        <text:list-item>
          <text:p text:style-name="P386">is — если подлежащее в третьем лице, единственном числе (<text:span text:style-name="T88">he/she/it</text:span>);</text:p>
        </text:list-item>
        <text:list-item>
          <text:p text:style-name="P386">are — если подлежащее во множественном числе (<text:span text:style-name="T88">you/we/they</text:span>).</text:p>
        </text:list-item>
      </text:list>
      <text:p text:style-name="P113"/>
      <text:p text:style-name="P239"><text:span text:style-name="T165">Э</text:span><text:span text:style-name="T169">ти формы </text:span><text:span text:style-name="T173">глагола</text:span><text:span text:style-name="T169"> </text:span><text:span text:style-name="T129">be</text:span><text:span text:style-name="T196"> </text:span><text:span text:style-name="T169">заменяют собой сказуемое в тех </text:span><text:span text:style-name="T170">ситуациях</text:span><text:span text:style-name="T169">, </text:span><text:span text:style-name="T170">когда</text:span><text:span text:style-name="T169"> оно отсутсвует</text:span></text:p>
      <text:p text:style-name="P300"><text:span text:style-name="T174">и помогают привязать предложение ко времени </text:span><text:span text:style-name="T169">(т. к. </text:span><text:span text:style-name="T168">для английского языка </text:span></text:p>
      <text:p text:style-name="P300"><text:span text:style-name="T168">не характерно, когда в предложении нет </text:span><text:span text:style-name="T169">сказуемого).</text:span></text:p>
      <text:p text:style-name="P112"/>
      <text:p text:style-name="P237"><text:span text:style-name="T30">I </text:span><text:span text:style-name="T6">am</text:span><text:span text:style-name="T111"> a doctor — Я (</text:span><text:span text:style-name="T112">есть</text:span><text:span text:style-name="T111">) доктор.</text:span></text:p>
      <text:p text:style-name="P17"><text:span text:style-name="T29">We</text:span><text:span text:style-name="T292"> </text:span><text:span text:style-name="T8">are</text:span><text:span text:style-name="T292"> happy </text:span><text:span text:style-name="T295">— </text:span><text:span text:style-name="T292">Мы (есть) счастливы.</text:span></text:p>
      <text:p text:style-name="P114"/>
      <text:p text:style-name="P125"><text:span text:style-name="T322">Г</text:span>лагол <text:span text:style-name="T101">be</text:span><text:span text:style-name="T322"> </text:span>появляется, когда говорят:</text:p>
      <text:list xml:id="list758706960" text:style-name="L13">
        <text:list-item>
          <text:p text:style-name="P387">кто человек по профессии <text:span text:style-name="T327">(</text:span><text:span text:style-name="T92">I am a football player</text:span><text:span text:style-name="T93">)</text:span>;</text:p>
        </text:list-item>
        <text:list-item>
          <text:p text:style-name="P387">в каком состоянии человек или объект <text:span text:style-name="T327">(</text:span><text:span text:style-name="T92">This dress is blue</text:span><text:span text:style-name="T93">)</text:span>;</text:p>
        </text:list-item>
        <text:list-item>
          <text:p text:style-name="P387">где находится человек или объект <text:span text:style-name="T327">(</text:span><text:span text:style-name="T92">Molly is in her office now</text:span><text:span text:style-name="T93">)</text:span>;</text:p>
        </text:list-item>
      </text:list>
      <text:p text:style-name="P111"/>
      <text:p text:style-name="P238"><text:span text:style-name="T174">Глагол</text:span><text:span text:style-name="T166"> </text:span><text:span text:style-name="T113">be</text:span><text:span text:style-name="T166"> может использоваться в связке с прилагательным. </text:span><text:span text:style-name="T171">При переводе таких связок можно подобрать отдельный глагол, которого нет в английском.</text:span></text:p>
      <text:p text:style-name="P110"/>
      <text:p text:style-name="P293"><text:span text:style-name="T113">I </text:span><text:span text:style-name="T131">am interested</text:span><text:span text:style-name="T113"> in art — Я</text:span><text:span text:style-name="T114"> </text:span><text:span text:style-name="T132">интересуюсь</text:span><text:span text:style-name="T123"> </text:span><text:span text:style-name="T114">искусством </text:span><text:span text:style-name="T123">(есть заинтересованный)</text:span><text:span text:style-name="T114">.</text:span></text:p>
      <text:p text:style-name="P242"><text:span text:style-name="T114">My hands </text:span><text:span text:style-name="T132">are cold</text:span><text:span text:style-name="T114"> — Мои руки</text:span><text:span text:style-name="T115"> </text:span><text:span text:style-name="T132">замерзли </text:span><text:span text:style-name="T123">(есть замерзшие)</text:span><text:span text:style-name="T115">.</text:span></text:p>
      <text:p text:style-name="P48"/>
      <text:p text:style-name="P115">В вопросительных предложениях глагол <text:span text:style-name="T88">be</text:span> меняется местами с подлежащим, </text:p>
      <text:p text:style-name="P115">а в отрицательных, используется с частицей <text:span text:style-name="T88">not</text:span>:</text:p>
      <text:p text:style-name="P115"/>
      <text:p text:style-name="P15"><text:span text:style-name="T293">I </text:span><text:span text:style-name="T292">am not a student — Я не студент.</text:span></text:p>
      <text:p text:style-name="P50">We are not English speakers — Они не англоговорящие люди.</text:p>
      <text:p text:style-name="P15"><text:span text:style-name="T293">I</text:span><text:span text:style-name="T292">s it dark? — Сейчас темно?</text:span></text:p>
      <text:p text:style-name="P50">Are they hungry? — Они голодны?</text:p>
      <text:p text:style-name="P50"/>
      <text:p text:style-name="P116">Если перед <text:span text:style-name="T102">am/is/are</text:span> нет вопросительного слова, то это общий вопрос. </text:p>
      <text:p text:style-name="P116">В корешке ответа вместо <text:span text:style-name="T88">do/does</text:span> используется <text:span text:style-name="T88">am/is/are</text:span>:</text:p>
      <text:p text:style-name="P116"/>
      <text:p text:style-name="P16"><text:span text:style-name="T292">Am I in danger? Yes, you are. </text:span><text:span text:style-name="T294">—</text:span><text:span text:style-name="T292"> Я в опасности? Да.</text:span></text:p>
      <text:p text:style-name="P16"><text:span text:style-name="T292">Is John married? - No, he isn`t. </text:span><text:span text:style-name="T294">— </text:span><text:span text:style-name="T292">Джон женат? </text:span><text:span text:style-name="T294">— </text:span><text:span text:style-name="T292">Нет.</text:span></text:p>
      <text:p text:style-name="P49"/>
      <text:p text:style-name="P49"><text:span text:style-name="T258">Специальный вопрос начинается с вопросительного слова </text:span><text:span text:style-name="T265">или связки</text:span><text:span text:style-name="T258">:</text:span> </text:p>
      <text:p text:style-name="P49">Where is Jill?<text:span text:style-name="T323"> </text:span>She is at school. <text:span text:style-name="T323">— </text:span>Где Джил? Она в школе.</text:p>
      <text:p text:style-name="P49"/>
      <text:p text:style-name="P244"><text:span text:style-name="T178">Очень часто </text:span><text:span text:style-name="T117">am/is/are</text:span><text:span text:style-name="T178"> сокращаются: </text:span><text:span text:style-name="T117">I am → I`m, he is → he`s, <text:s/></text:span></text:p>
      <text:p text:style-name="P244"><text:span text:style-name="T117">you are → you`re, John is → John`s, </text:span><text:span text:style-name="T119">t</text:span><text:span text:style-name="T117">hey are → </text:span><text:span text:style-name="T119">t</text:span><text:span text:style-name="T117">hey`re</text:span><text:span text:style-name="T118">. </text:span></text:p>
      <text:p text:style-name="P287"><text:soft-page-break/><text:span text:style-name="T179">С</text:span><text:span text:style-name="T180">окращать можно как по </text:span><text:span text:style-name="T181">вспом.</text:span><text:span text:style-name="T180"> глаголу, так и по частице </text:span><text:span text:style-name="T120">not</text:span><text:span text:style-name="T180">: </text:span><text:span text:style-name="T120">he is not → he`s not</text:span><text:span text:style-name="T121"> или</text:span><text:span text:style-name="T120"> he isn`t.</text:span></text:p>
      <text:p text:style-name="P94"><text:span text:style-name="T296">П</text:span><text:span text:style-name="T292">ри этом </text:span><text:span text:style-name="T107">am</text:span><text:span text:style-name="T292"> сокращается только по </text:span><text:span text:style-name="T107">am</text:span><text:span text:style-name="T292"> → </text:span><text:span text:style-name="T107">I`m not (I amn`t не существует).</text:span></text:p>
      <text:p text:style-name="P57"/>
      <text:p text:style-name="P144">Present Continuous</text:p>
      <text:p text:style-name="P118"/>
      <text:p text:style-name="P118">Указывает на событие, происходящее именно сейчас и которое еще не закончилось.</text:p>
      <text:p text:style-name="P121">Состоит из связки вспомогательного глагола <text:span text:style-name="T88">be</text:span> и смыслового с окончанием <text:span text:style-name="T88">-ing</text:span>:</text:p>
      <text:p text:style-name="P119"/>
      <text:p text:style-name="P51">She <text:span text:style-name="T282">is</text:span> driv<text:span text:style-name="T282">ing</text:span> to work. <text:span text:style-name="T323">—</text:span> Она (сейчас) едет на работу.</text:p>
      <text:p text:style-name="P52">You <text:span text:style-name="T282">are</text:span> do<text:span text:style-name="T282">ing</text:span> great! <text:span text:style-name="T323">—</text:span> У тебя отлично получается!</text:p>
      <text:p text:style-name="P118"/>
      <text:p text:style-name="P241"><text:span text:style-name="T177">Если глагол заканчивается на </text:span><text:span text:style-name="T116">-e</text:span><text:span text:style-name="T177">, то при добавлении </text:span><text:span text:style-name="T116">-ing</text:span><text:span text:style-name="T177"> она выпадает: </text:span><text:span text:style-name="T116">make → making.</text:span></text:p>
      <text:p text:style-name="P120">Если глагол заканчивается на <text:span text:style-name="T88">-ie</text:span>, то при добавлении <text:span text:style-name="T88">-ing</text:span> оно меняется на <text:span text:style-name="T88">-y</text:span>: <text:span text:style-name="T88">lie → lying. </text:span></text:p>
      <text:p text:style-name="P51"/>
      <text:p text:style-name="P120">Если глагол из 1 слога, с одной гласной буквой, после которой солгасная, то при </text:p>
      <text:p text:style-name="P241"><text:span text:style-name="T177">добавлении </text:span><text:span text:style-name="T116">-ing</text:span><text:span text:style-name="T177"> согласная удваивается: </text:span><text:span text:style-name="T116">hit → hitting, sit → sitting.</text:span></text:p>
      <text:p text:style-name="P120"/>
      <text:p text:style-name="P243"><text:span text:style-name="T177">В </text:span><text:span text:style-name="T156">окончании </text:span><text:span text:style-name="T107">-ing</text:span><text:span text:style-name="T156"> буква </text:span><text:span text:style-name="T107">g</text:span><text:span text:style-name="T156"> не произносится. Сочетание </text:span><text:span text:style-name="T107">ng</text:span><text:span text:style-name="T156"> образет необычный звук, которого нет в русском языке — носовой </text:span><text:span text:style-name="T107">n</text:span><text:span text:style-name="T156"> (при произнесении пускается воздух через нос).</text:span></text:p>
      <text:p text:style-name="P121"/>
      <text:p text:style-name="P122"><text:span text:style-name="T331">Слова-м</text:span>аячки Present Continuous:</text:p>
      <text:list xml:id="list3480424539" text:style-name="L14">
        <text:list-item>
          <text:p text:style-name="P388">look — смотри;</text:p>
        </text:list-item>
        <text:list-item>
          <text:p text:style-name="P388">now — сейчас (обычно стоит в конце);</text:p>
        </text:list-item>
        <text:list-item>
          <text:p text:style-name="P388">at the moment — в этот момент (обычно в конце).</text:p>
        </text:list-item>
      </text:list>
      <text:p text:style-name="P120"/>
      <text:p text:style-name="P52">I am working right <text:span text:style-name="T282">now</text:span>. — Прямо сейчас я работаю.</text:p>
      <text:p text:style-name="P52"><text:span text:style-name="T282">Look</text:span> out of the window! It`s raining. — Посмотри в окно. Идет дождь.</text:p>
      <text:p text:style-name="P123"/>
      <text:p text:style-name="P143">Отрицания в Present Continuous</text:p>
      <text:p text:style-name="P143"/>
      <text:p text:style-name="P124">Используется чтобы сказать, что что-то не происходит именно сейчас.</text:p>
      <text:p text:style-name="P124">Для этого к глаголу <text:span text:style-name="T88">be</text:span> добавляется частица <text:span text:style-name="T88">not</text:span>.</text:p>
      <text:p text:style-name="P124"/>
      <text:p text:style-name="P53">I`m not listening to you. <text:span text:style-name="T328">—</text:span> Я не слушаю тебя.</text:p>
      <text:p text:style-name="P53">He isn`t cleaning the carpet. <text:span text:style-name="T328">—</text:span> Он не чистит ковер.</text:p>
      <text:p text:style-name="P53"/>
      <text:p text:style-name="P148">Вопросы в Present Continuous</text:p>
      <text:p text:style-name="P54"/>
      <text:p text:style-name="P359">Здесь использ<text:span text:style-name="T330">уются</text:span> теже правила, что при составлении вопросов в </text:p>
      <text:p text:style-name="P360">Present Simple с глаголом <text:span text:style-name="T88">be</text:span>:</text:p>
      <text:p text:style-name="P54">Am I listening? <text:span text:style-name="T328">—</text:span> Я слушаю?</text:p>
      <text:p text:style-name="P54">Are you playing? Yes, I am. <text:span text:style-name="T328">—</text:span> Ты играешь? Да.</text:p>
      <text:p text:style-name="P54">Where is he going? <text:span text:style-name="T328">—</text:span> Куда он идет?</text:p>
      <text:p text:style-name="P55">What book is she reading? <text:span text:style-name="T328">— </text:span>Какую книгу она читает? <text:span text:style-name="T329">(сейчас)</text:span></text:p>
      <text:p text:style-name="P55"/>
      <text:p text:style-name="P245"><text:span text:style-name="T199">Глаголы, которые не использ. в</text:span><text:span text:style-name="T206">о всех</text:span><text:span text:style-name="T199"> </text:span><text:span text:style-name="T200">Continuous</text:span></text:p>
      <text:p text:style-name="P145"/>
      <text:p text:style-name="P126">Это глаголы, обозначающие состояние, которое не меняется под дейсвтием момента.</text:p>
      <text:p text:style-name="P246"><text:span text:style-name="T182">Как правило это </text:span><text:span text:style-name="T183">описание</text:span><text:span text:style-name="T182"> чувств или мыслей. </text:span><text:span text:style-name="T183">В особых случаях эти глаголы могут иметь переносное или контекстное значение, тогда их можно встретить в форме Continuous. </text:span></text:p>
      <text:p text:style-name="P129">Но в большинстве случаев следующие глаголы используются в форме Simple:</text:p>
      <text:p text:style-name="P130"><text:soft-page-break/>Глаголы восприятия:</text:p>
      <text:list xml:id="list925746635" text:style-name="L15">
        <text:list-item>
          <text:p text:style-name="P389">see — видеть;</text:p>
        </text:list-item>
        <text:list-item>
          <text:p text:style-name="P389">hear — слышать;</text:p>
        </text:list-item>
        <text:list-item>
          <text:p text:style-name="P389">feel — чувствовать;</text:p>
        </text:list-item>
        <text:list-item>
          <text:p text:style-name="P389">taste — чувствовать вкус (пробовать);</text:p>
        </text:list-item>
        <text:list-item>
          <text:p text:style-name="P389">smell — чувствовать запах (нюхать).</text:p>
        </text:list-item>
      </text:list>
      <text:p text:style-name="P129"/>
      <text:p text:style-name="P130">Глаголы для выражения мнения:</text:p>
      <text:list xml:id="list693272779" text:style-name="L16">
        <text:list-item>
          <text:p text:style-name="P390">belive — верить;</text:p>
        </text:list-item>
        <text:list-item>
          <text:p text:style-name="P390">doubt — сомневаться;</text:p>
        </text:list-item>
        <text:list-item>
          <text:p text:style-name="P390">think — думать.</text:p>
        </text:list-item>
      </text:list>
      <text:p text:style-name="P129"/>
      <text:p text:style-name="P130">Глаголы, показывающие состояние мыслей:</text:p>
      <text:list xml:id="list2014077432" text:style-name="L17">
        <text:list-item>
          <text:p text:style-name="P391">forget — забывать;</text:p>
        </text:list-item>
        <text:list-item>
          <text:p text:style-name="P391">imagine — представлять;</text:p>
        </text:list-item>
        <text:list-item>
          <text:p text:style-name="P391">know — знать;</text:p>
        </text:list-item>
        <text:list-item>
          <text:p text:style-name="P391">understand — понимать.</text:p>
        </text:list-item>
      </text:list>
      <text:p text:style-name="P129"/>
      <text:p text:style-name="P131">Глаголы, указывающие на эмоции и желания:</text:p>
      <text:list xml:id="list2143895365" text:style-name="L18">
        <text:list-item>
          <text:p text:style-name="P392">love — любить;</text:p>
        </text:list-item>
        <text:list-item>
          <text:p text:style-name="P392">like — нравиться;</text:p>
        </text:list-item>
        <text:list-item>
          <text:p text:style-name="P392">hate — ненавидеть;</text:p>
        </text:list-item>
        <text:list-item>
          <text:p text:style-name="P392">hope — надеяться;</text:p>
        </text:list-item>
        <text:list-item>
          <text:p text:style-name="P392">want — хотеть;</text:p>
        </text:list-item>
        <text:list-item>
          <text:p text:style-name="P392">wish — желать.</text:p>
        </text:list-item>
      </text:list>
      <text:p text:style-name="P132"/>
      <text:p text:style-name="P131">Другие глаголы:</text:p>
      <text:list xml:id="list3078529048" text:style-name="L19">
        <text:list-item>
          <text:p text:style-name="P393">look — выглядеть;</text:p>
        </text:list-item>
        <text:list-item>
          <text:p text:style-name="P393">have — иметь.</text:p>
        </text:list-item>
      </text:list>
      <text:p text:style-name="P132"/>
      <text:p text:style-name="P60">I think Amy is a strange girl. - Я думаю, Эмми странная девушка.</text:p>
      <text:p text:style-name="P60">Do you know this man? - Вы знаете этого мужчину?</text:p>
      <text:p text:style-name="P60">You look great! - Ты выглядишь отлично!</text:p>
      <text:p text:style-name="P149"/>
      <text:p text:style-name="P149">Present Perfect</text:p>
      <text:p text:style-name="P133"/>
      <text:p text:style-name="P247"><text:span text:style-name="T190">У</text:span><text:span text:style-name="T186">казывает на дейсвтие совершенное когда-то в прошлом, но подчеркивает, что результат важен сейчас </text:span><text:span text:style-name="T187">(т. е. к какому результату в итоге это привело)</text:span><text:span text:style-name="T186">.</text:span></text:p>
      <text:p text:style-name="P134"/>
      <text:p text:style-name="P249"><text:span text:style-name="T186">С</text:span><text:span text:style-name="T189">остоит и</text:span><text:span text:style-name="T191">з </text:span><text:span text:style-name="T192">2х частей:</text:span><text:span text:style-name="T189"> вспомогат</text:span><text:span text:style-name="T192">ельного</text:span><text:span text:style-name="T189"> глагола </text:span><text:span text:style-name="T130">have</text:span><text:span text:style-name="T189"> (который привязывает действие </text:span></text:p>
      <text:p text:style-name="P249"><text:span text:style-name="T189">к настоящему) и смыслового глагола в 3й форме (</text:span><text:span text:style-name="T193">переводится как «сделанный»</text:span><text:span text:style-name="T189">).</text:span></text:p>
      <text:p text:style-name="P137"/>
      <text:p text:style-name="P247"><text:span text:style-name="T186">На русский язык Present Perfect переводится в прошлом </text:span><text:span text:style-name="T188">(иногда настоящ</text:span><text:span text:style-name="T190">и</text:span><text:span text:style-name="T188">м, </text:span><text:span text:style-name="T190">для удобства</text:span><text:span text:style-name="T188">)</text:span><text:span text:style-name="T186">, </text:span></text:p>
      <text:p text:style-name="P138">а в английском принадлежит к катергории настоящих времен.</text:p>
      <text:p text:style-name="P137"/>
      <text:p text:style-name="P21"><text:span text:style-name="T298">I </text:span><text:span text:style-name="T302">have</text:span><text:span text:style-name="T292"> already </text:span><text:span text:style-name="T302">seen</text:span><text:span text:style-name="T292"> this movie. </text:span><text:span text:style-name="T299">—</text:span><text:span text:style-name="T292"> Я уже видел этот фильм (просмотрел, т. е. опыт).</text:span></text:p>
      <text:p text:style-name="P21"><text:span text:style-name="T292">You </text:span><text:span text:style-name="T302">have</text:span><text:span text:style-name="T292"> </text:span><text:span text:style-name="T302">broken</text:span><text:span text:style-name="T292"> the vase. </text:span><text:span text:style-name="T299">— </text:span><text:span text:style-name="T292">Ты разбил вазу. (есть очевидный результат, кот. случился ранее) </text:span></text:p>
      <text:p text:style-name="P22"><text:span text:style-name="T300">It`s the fitst time I </text:span><text:span text:style-name="T303">have</text:span><text:span text:style-name="T300"> </text:span><text:span text:style-name="T303">driven</text:span><text:span text:style-name="T300"> a car — Это впервые, когда я веду машину. (в настоящем)</text:span></text:p>
      <text:p text:style-name="P135"/>
      <text:p text:style-name="P142"/>
      <text:p text:style-name="P142"><text:soft-page-break/>Как проявляется результат:</text:p>
      <text:list xml:id="list1298130936" text:style-name="L20">
        <text:list-item>
          <text:p text:style-name="P411"><text:span text:style-name="T208">это </text:span><text:span text:style-name="T207">очевидные изменения;</text:span></text:p>
        </text:list-item>
        <text:list-item>
          <text:p text:style-name="P410"><text:span text:style-name="T187">полученный </text:span><text:span text:style-name="T191">ранее</text:span><text:span text:style-name="T187"> опыт или впечатления;</text:span></text:p>
        </text:list-item>
        <text:list-item>
          <text:p text:style-name="P394">недавно произошедшие события или новая информация.</text:p>
          <text:p text:style-name="P394"/>
        </text:list-item>
      </text:list>
      <text:p text:style-name="P139">Также Present Perfect используют, если что-то произошло впервые:</text:p>
      <text:p text:style-name="P136"/>
      <text:p text:style-name="P58">It`s the first time something has happend. - Этой первый раз, когда что-то произошло.</text:p>
      <text:p text:style-name="P58">(вместо first можно указать любое порядковое число: second, third)</text:p>
      <text:p text:style-name="P136"/>
      <text:p text:style-name="P139">Present Perferct — яркий пример того, что нельзя переводить английские </text:p>
      <text:p text:style-name="P139">предложения слово в слово:</text:p>
      <text:p text:style-name="P139"/>
      <text:p text:style-name="P20"><text:span text:style-name="T291">I have done. </text:span><text:span text:style-name="T297">—</text:span><text:span text:style-name="T291"> Я сделал (</text:span><text:span text:style-name="T306">досл. </text:span><text:span text:style-name="T291">Я имею сделанным).</text:span></text:p>
      <text:p text:style-name="P61"/>
      <text:p text:style-name="P158">Есть 2 варианта образования 3й формы глагола:</text:p>
      <text:list xml:id="list1028582508" text:style-name="L21">
        <text:list-item>
          <text:p text:style-name="P396">если глагол правильный, то добавляем к его начальной форме окончание <text:span text:style-name="T88">-ed</text:span>;</text:p>
        </text:list-item>
        <text:list-item>
          <text:p text:style-name="P396">если неправильный, то находим в таблице неправильных глаголов.</text:p>
        </text:list-item>
      </text:list>
      <text:p text:style-name="P159"/>
      <text:p text:style-name="P280"><text:span text:style-name="T209">Н</text:span><text:span text:style-name="T210">еправильны</text:span><text:span text:style-name="T209">й</text:span><text:span text:style-name="T210"> глагол </text:span><text:span text:style-name="T209">это </text:span><text:span text:style-name="T210">тот, который во 2й или 3й форме </text:span><text:span text:style-name="T224">записывается</text:span><text:span text:style-name="T210"> </text:span><text:span text:style-name="T224">по особенному</text:span><text:span text:style-name="T210">. </text:span></text:p>
      <text:p text:style-name="P160">Самые популярные неправильные глаголы нужно заучить (см. таблицу ниже).</text:p>
      <text:p text:style-name="P159"/>
      <text:p text:style-name="P162">Слова-маячки Present Perfect:</text:p>
      <text:list xml:id="list3728727091" text:style-name="L22">
        <text:list-item>
          <text:p text:style-name="P397">just — только что;</text:p>
        </text:list-item>
        <text:list-item>
          <text:p text:style-name="P397">already — уже;</text:p>
        </text:list-item>
        <text:list-item>
          <text:p text:style-name="P397">yet — еще не;</text:p>
        </text:list-item>
      </text:list>
      <text:p text:style-name="P164"/>
      <text:p text:style-name="P281"><text:span text:style-name="T134">Just</text:span><text:span text:style-name="T211"> и </text:span><text:span text:style-name="T134">already</text:span><text:span text:style-name="T211"> используются в утверждениях. </text:span><text:span text:style-name="T134">Yet</text:span><text:span text:style-name="T211"> — в вопросах и отрицаниях</text:span><text:span text:style-name="T212">. </text:span></text:p>
      <text:p text:style-name="P282"><text:span text:style-name="T212">(</text:span><text:span text:style-name="T133">already</text:span><text:span text:style-name="T207"> также можно ставить в вопросах).</text:span></text:p>
      <text:p text:style-name="P166"/>
      <text:p text:style-name="P165">Место <text:span text:style-name="T88">just</text:span>, <text:span text:style-name="T88">already</text:span> в предложении — между <text:span text:style-name="T88">have</text:span> и 3й формой глагола. </text:p>
      <text:p text:style-name="P165">Слово <text:span text:style-name="T88">yet</text:span> стоит в конце предложения.</text:p>
      <text:p text:style-name="P163"/>
      <text:p text:style-name="P62">I have <text:span text:style-name="T282">just</text:span> eaten a sandwich. <text:span text:style-name="T332">—</text:span> Я только что съел бутерброд.</text:p>
      <text:p text:style-name="P62">We have n<text:span text:style-name="T335">o</text:span>t finished <text:span text:style-name="T282">yet</text:span>. <text:span text:style-name="T332">—</text:span> Мы еще не закончили.</text:p>
      <text:p text:style-name="P161"/>
      <text:p text:style-name="P167">Другие указатели времени:</text:p>
      <text:list xml:id="list4186607212" text:style-name="L23">
        <text:list-item>
          <text:p text:style-name="P398">ever — когда либо;</text:p>
        </text:list-item>
        <text:list-item>
          <text:p text:style-name="P398">never — никогда;</text:p>
        </text:list-item>
        <text:list-item>
          <text:p text:style-name="P398">recently — в последнее время;</text:p>
        </text:list-item>
        <text:list-item>
          <text:p text:style-name="P398">these days — в последние дни;</text:p>
        </text:list-item>
        <text:list-item>
          <text:p text:style-name="P398">словосочетание с this (this mornig, this week).</text:p>
        </text:list-item>
      </text:list>
      <text:p text:style-name="P166"/>
      <text:p text:style-name="P166">Место <text:span text:style-name="T88">ever</text:span>, <text:span text:style-name="T88">never</text:span> — перед 3й формой глагола, <text:span text:style-name="T334">а</text:span> <text:span text:style-name="T88">recently</text:span>, <text:span text:style-name="T88">these days</text:span> и </text:p>
      <text:p text:style-name="P166">словосочетания с <text:span text:style-name="T88">this</text:span> — в конце предложения.</text:p>
      <text:p text:style-name="P166"/>
      <text:p text:style-name="P63">I <text:span text:style-name="T335">ha</text:span>ve <text:span text:style-name="T282">never</text:span> been to New York. <text:span text:style-name="T333">— </text:span>Я никогда не был в Нью Йорке.</text:p>
      <text:p text:style-name="P63">I <text:span text:style-name="T335">ha</text:span>ve worked a lot <text:span text:style-name="T282">these days</text:span>. <text:span text:style-name="T333">—</text:span> Я много работал в эти дни.</text:p>
      <text:p text:style-name="P168"/>
      <text:p text:style-name="P154"/>
      <text:p text:style-name="P355">Отрицания в Present Perfect</text:p>
      <text:p text:style-name="P169"/>
      <text:p text:style-name="P170">Используются, когда хотят сказать:</text:p>
      <text:list xml:id="list4220245036" text:style-name="L24">
        <text:list-item>
          <text:p text:style-name="P399">об отсутствии ожидаемого результата;</text:p>
        </text:list-item>
        <text:list-item>
          <text:p text:style-name="P399">о том, чего автор никогда не делал или не испытывал.</text:p>
        </text:list-item>
      </text:list>
      <text:p text:style-name="P169"/>
      <text:p text:style-name="P169">Для этого ставится частица <text:span text:style-name="T88">not</text:span> после вспомогательного глагола <text:span text:style-name="T88">have</text:span>.</text:p>
      <text:p text:style-name="P169"/>
      <text:p text:style-name="P169">Также отрицательным считается предложение со словом <text:span text:style-name="T88">never</text:span>, которое передает отрицательный контекст.</text:p>
      <text:p text:style-name="P169"/>
      <text:p text:style-name="P284"><text:span text:style-name="T213">В </text:span><text:span text:style-name="T207">отрицаниях почти всегда используется сокращенная форма глагола — </text:span><text:span text:style-name="T133">haven`t</text:span><text:span text:style-name="T207">.</text:span></text:p>
      <text:p text:style-name="P285"><text:span text:style-name="T225">Сокращени</text:span><text:span text:style-name="T257">е</text:span><text:span text:style-name="T225"> </text:span><text:span text:style-name="T136">`ve not</text:span><text:span text:style-name="T225"> не используется.</text:span></text:p>
      <text:p text:style-name="P169"/>
      <text:p text:style-name="P64">I have<text:span text:style-name="T82">n</text:span><text:span text:style-name="T86">`</text:span><text:span text:style-name="T82">t</text:span> expected that. <text:span text:style-name="T333">—</text:span> Я этого не ожидал.</text:p>
      <text:p text:style-name="P64">I<text:span text:style-name="T335">`</text:span>ve <text:span text:style-name="T82">never</text:span> seen this movie before. <text:span text:style-name="T333">— </text:span>Я до этого не видел этот фильм. </text:p>
      <text:p text:style-name="P64"/>
      <text:p text:style-name="P146">Вопросы в Present Perfect</text:p>
      <text:p text:style-name="P65"/>
      <text:p text:style-name="P172">Используются, если хоят узнать:</text:p>
      <text:list xml:id="list902398339" text:style-name="L25">
        <text:list-item>
          <text:p text:style-name="P400">сделано ли дело к этом моменту, каким образом оно сделано;</text:p>
        </text:list-item>
        <text:list-item>
          <text:p text:style-name="P412"><text:span text:style-name="T225">имеет ли человек определенный опыт </text:span><text:span text:style-name="T223">или совершил ли он </text:span><text:span text:style-name="T226">нужное</text:span><text:span text:style-name="T223"> действие</text:span><text:span text:style-name="T225">;</text:span></text:p>
        </text:list-item>
      </text:list>
      <text:p text:style-name="P171"/>
      <text:p text:style-name="P285">Для этого используется уже знакомая схема. Глагол <text:span text:style-name="T88">have</text:span> ставится перед по<text:span text:style-name="T341">д</text:span>л<text:span text:style-name="T341">е</text:span>ж<text:span text:style-name="T341">а</text:span>щим.</text:p>
      <text:p text:style-name="P285"/>
      <text:p text:style-name="P66">Why have you done it? <text:span text:style-name="T333">—</text:span> Зачем ты это сделал?</text:p>
      <text:p text:style-name="P66">Have you ever been to Rome? <text:span text:style-name="T333">—</text:span> Вы бывали в Риме?</text:p>
      <text:p text:style-name="P66"/>
      <text:p text:style-name="P147">Present Perfect Continuous</text:p>
      <text:p text:style-name="P173"/>
      <text:p text:style-name="P175">Для того, чтобы использовать, нужно чтобы совпало сразу несколько условий:</text:p>
      <text:list xml:id="list1565005198" text:style-name="L26">
        <text:list-item>
          <text:p text:style-name="P413"><text:span text:style-name="T214">действие не закончено либо закончено не</text:span><text:span text:style-name="T218">давно</text:span><text:span text:style-name="T214">;</text:span></text:p>
        </text:list-item>
        <text:list-item>
          <text:p text:style-name="P413"><text:span text:style-name="T214">известн</text:span><text:span text:style-name="T218">а его продолжительность </text:span><text:span text:style-name="T232">(обычно из контекста предложения)</text:span><text:span text:style-name="T218">.</text:span></text:p>
        </text:list-item>
      </text:list>
      <text:p text:style-name="P174"/>
      <text:p text:style-name="P177">Схема состоит из 3х частей: вспомогательного глагола <text:span text:style-name="T88">have</text:span>, слова <text:span text:style-name="T88">been</text:span> </text:p>
      <text:p text:style-name="P177">и смыслового глагола с окончанием <text:span text:style-name="T88">-ing</text:span>. </text:p>
      <text:p text:style-name="P177"/>
      <text:p text:style-name="P298"><text:span text:style-name="T207">На русский </text:span><text:span text:style-name="T216">язык </text:span><text:span text:style-name="T195">Present Perfect Continuous</text:span><text:span text:style-name="T201"> </text:span><text:span text:style-name="T207">переводится настоящим временем</text:span></text:p>
      <text:p text:style-name="P289"><text:span text:style-name="T215">(редко в прошлом). </text:span><text:span text:style-name="T216">При этом все 3 части </text:span><text:span text:style-name="T217">переводятся</text:span><text:span text:style-name="T216"> одним словом.</text:span></text:p>
      <text:p text:style-name="P176"/>
      <text:p text:style-name="P23"><text:span text:style-name="T291">I </text:span><text:span text:style-name="T302">have been learning</text:span><text:span text:style-name="T291"> English for 2 years. </text:span><text:span text:style-name="T307">—</text:span><text:span text:style-name="T291"> Я </text:span><text:span text:style-name="T302">учу</text:span><text:span text:style-name="T291"> английский уже 2 года (и еще не закончил).</text:span></text:p>
      <text:p text:style-name="P23"><text:span text:style-name="T291">We </text:span><text:span text:style-name="T302">have been cleaning</text:span><text:span text:style-name="T291"> the flat the whole morning. </text:span><text:span text:style-name="T307">— </text:span><text:span text:style-name="T291">Мы </text:span><text:span text:style-name="T302">убирали</text:span><text:span text:style-name="T291"> </text:span><text:span text:style-name="T308">квартиру все утро.</text:span></text:p>
      <text:p text:style-name="P178"/>
      <text:p text:style-name="P179">Формы глагола <text:span text:style-name="T88">have</text:span> <text:span text:style-name="T88">verb-ing</text:span> (подобно <text:span text:style-name="T88">am/is/are verb-ing</text:span>, как в Continuous) не существует.</text:p>
      <text:p text:style-name="P179">Если у смыслового глагола окончание<text:span text:style-name="T88"> -ing</text:span>, то <text:span text:style-name="T88">have</text:span> применяется только с <text:span text:style-name="T88">been</text:span>.</text:p>
      <text:p text:style-name="P179"/>
      <text:p text:style-name="P290"><text:span text:style-name="T218">С</text:span><text:span text:style-name="T207">лова-маячки Present Perfect Continuous:</text:span></text:p>
      <text:list xml:id="list954836434" text:style-name="L27">
        <text:list-item>
          <text:p text:style-name="P401">for — в течении;</text:p>
        </text:list-item>
        <text:list-item>
          <text:p text:style-name="P401">since — с какого-то времени;</text:p>
        </text:list-item>
        <text:list-item>
          <text:p text:style-name="P401">how long — как долго.</text:p>
        </text:list-item>
      </text:list>
      <text:p text:style-name="P180"><text:soft-page-break/>Дополнительно могут использоваться указатели периода:</text:p>
      <text:list xml:id="list3840859833" text:style-name="L28">
        <text:list-item>
          <text:p text:style-name="P402">all — весь (день/год);</text:p>
        </text:list-item>
        <text:list-item>
          <text:p text:style-name="P402">the whole — целый (день/вечер); </text:p>
        </text:list-item>
      </text:list>
      <text:p text:style-name="P176"/>
      <text:p text:style-name="P24"><text:span text:style-name="T291">He</text:span><text:span text:style-name="T309">`</text:span><text:span text:style-name="T292">s been playing</text:span><text:span text:style-name="T291"> for an hour. — Он </text:span><text:span text:style-name="T292">играет</text:span><text:span text:style-name="T291"> уже час </text:span><text:span text:style-name="T309">(в течении часа).</text:span></text:p>
      <text:p text:style-name="P25"><text:span text:style-name="T309">W</text:span><text:span text:style-name="T291">e`</text:span><text:span text:style-name="T292">ve been staying</text:span><text:span text:style-name="T291"> in this hotel since Tuesday. </text:span><text:span text:style-name="T310">— </text:span><text:span text:style-name="T291">Мы </text:span><text:span text:style-name="T292">находимся</text:span><text:span text:style-name="T291"> в этом отеле со вторника.</text:span></text:p>
      <text:p text:style-name="P181"/>
      <text:p text:style-name="P294"><text:span text:style-name="T219">В утверждениях глагол </text:span><text:span text:style-name="T135">have</text:span><text:span text:style-name="T219"> </text:span><text:span text:style-name="T220">часто</text:span><text:span text:style-name="T219"> сокращают до </text:span><text:span text:style-name="T135">`ve</text:span><text:span text:style-name="T219">, а </text:span><text:span text:style-name="T135">has</text:span><text:span text:style-name="T219"> — до </text:span><text:span text:style-name="T135">`s</text:span><text:span text:style-name="T219"> (лего перепутать с </text:span><text:span text:style-name="T135">is</text:span><text:span text:style-name="T219">, посему здесь вспомогательный глагол можно понять только по контексту).</text:span></text:p>
      <text:p text:style-name="P182"/>
      <text:p text:style-name="P292"><text:span text:style-name="T219">Е</text:span><text:span text:style-name="T207">сли используется глагол </text:span><text:span text:style-name="T133">be</text:span><text:span text:style-name="T207"> или глаголы состояния, которые не стоят в Continuous</text:span><text:span text:style-name="T229">,</text:span><text:span text:style-name="T207"> </text:span></text:p>
      <text:p text:style-name="P183">то предложение будет в Present Perfect. </text:p>
      <text:p text:style-name="P183"/>
      <text:p text:style-name="P28"><text:span text:style-name="T292">I </text:span><text:span text:style-name="T302">have known </text:span><text:span text:style-name="T292">(</text:span><text:span text:style-name="T301">а </text:span><text:span text:style-name="T292">не have been knowing)</text:span><text:span text:style-name="T291"> Alice for 3 years. </text:span><text:span text:style-name="T219">—</text:span><text:span text:style-name="T291"> Я </text:span><text:span text:style-name="T302">знаю</text:span><text:span text:style-name="T291"> Алису уже 3 года </text:span></text:p>
      <text:p text:style-name="P29"><text:span text:style-name="T291">I </text:span><text:span text:style-name="T302">haven`t seen</text:span><text:span text:style-name="T291"> Mary for years. </text:span><text:span text:style-name="T309">— </text:span><text:span text:style-name="T291">Я н</text:span><text:span text:style-name="T302">е видел</text:span><text:span text:style-name="T291"> Мэри много лет. </text:span></text:p>
      <text:p text:style-name="P183"/>
      <text:p text:style-name="P295"><text:span text:style-name="T228">Present Perfect Continuous можно упрощать до Present Perfect с пом</text:span><text:span text:style-name="T227">.</text:span><text:span text:style-name="T228"> глаголов </text:span><text:span text:style-name="T137">live</text:span><text:span text:style-name="T228"> </text:span><text:span text:style-name="T227">и</text:span><text:span text:style-name="T228"> </text:span><text:span text:style-name="T137">work</text:span><text:span text:style-name="T228">:</text:span></text:p>
      <text:p text:style-name="P27"><text:span text:style-name="T311">I</text:span><text:span text:style-name="T291">`ve </text:span><text:span text:style-name="T302">been working</text:span><text:span text:style-name="T291"> here for 2 years → I`ve </text:span><text:span text:style-name="T302">worked</text:span><text:span text:style-name="T291"> here for 2 years. </text:span><text:span text:style-name="T312">(смысл одинаковый)</text:span></text:p>
      <text:p text:style-name="P182"/>
      <text:p text:style-name="P7"><text:span text:style-name="T219">О</text:span><text:span text:style-name="T207">трицания в Present Perfect Continuous</text:span></text:p>
      <text:p text:style-name="P184"/>
      <text:p text:style-name="P291"><text:span text:style-name="T220">Использу</text:span><text:span text:style-name="T221">ю</text:span><text:span text:style-name="T220">тся, чтобы сказать, что что-то не происходит в течении указанного времени.</text:span></text:p>
      <text:p text:style-name="P185">Для этого добавляется частица <text:span text:style-name="T88">not</text:span> после вспомогательного глагола <text:span text:style-name="T88">have</text:span>.</text:p>
      <text:p text:style-name="P185"/>
      <text:p text:style-name="P26"><text:span text:style-name="T291">I </text:span><text:span text:style-name="T292">have not been waiting</text:span><text:span text:style-name="T291"> long. </text:span><text:span text:style-name="T310">—</text:span><text:span text:style-name="T291"> Я </text:span><text:span text:style-name="T292">не жду</text:span><text:span text:style-name="T291"> долго.</text:span></text:p>
      <text:p text:style-name="P176"/>
      <text:p text:style-name="P8"><text:span text:style-name="T207">Вопросы </text:span><text:span text:style-name="T222">в Present Perfect Continuous</text:span><text:span text:style-name="T207"> </text:span></text:p>
      <text:p text:style-name="P176"/>
      <text:p text:style-name="P186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86"/>
      <text:p text:style-name="P39"><text:span text:style-name="T291">Have you been waiting long? </text:span><text:span text:style-name="T310">— </text:span><text:span text:style-name="T291">Вы давно ждете? </text:span></text:p>
      <text:p text:style-name="P39"><text:span text:style-name="T291">How long have you been waiting? </text:span><text:span text:style-name="T310">—</text:span><text:span text:style-name="T291"> Как долго вы ждете?</text:span></text:p>
      <text:p text:style-name="P155"/>
      <text:p text:style-name="P155"><text:span text:style-name="T344">Прошедшее. </text:span>Past</text:p>
      <text:p text:style-name="P187"/>
      <text:p text:style-name="P203">Past Perfect и Past Perfect Continuous относительно редки и <text:span text:style-name="T353">в</text:span> рамках начального курса </text:p>
      <text:p text:style-name="P203">не проходятся. <text:span text:style-name="T345">В художественной литературе почти всегда используется Past Simple.</text:span></text:p>
      <text:p text:style-name="P187"/>
      <text:p text:style-name="P150">Past Simple</text:p>
      <text:p text:style-name="P188"/>
      <text:p text:style-name="P190">Используется, чтобы:</text:p>
      <text:list xml:id="list4007180759" text:style-name="L29">
        <text:list-item>
          <text:p text:style-name="P414"><text:span text:style-name="T230">сообщить факты </text:span><text:span text:style-name="T231">прошлого,</text:span><text:span text:style-name="T230"> рассказать историю, </text:span><text:span text:style-name="T238">биографию</text:span><text:span text:style-name="T230">; </text:span></text:p>
        </text:list-item>
        <text:list-item>
          <text:p text:style-name="P403">описать действие из прошлого, результат которого не важен в настоящем.</text:p>
        </text:list-item>
      </text:list>
      <text:p text:style-name="P189"/>
      <text:p text:style-name="P299"><text:span text:style-name="T232">Для этого использются глаголы во 2й форме. </text:span><text:span text:style-name="T233">Вторая форма правильного глагола образуется добавлением окончания </text:span><text:span text:style-name="T138">-ed</text:span><text:span text:style-name="T233">. </text:span><text:span text:style-name="T241">Ф</text:span><text:span text:style-name="T233">орма </text:span><text:span text:style-name="T241">неправильного глагола </text:span><text:span text:style-name="T233">находится в таблице.</text:span></text:p>
      <text:p text:style-name="P189"/>
      <text:p text:style-name="P30"><text:span text:style-name="T291">Mozart </text:span><text:span text:style-name="T302">lived</text:span><text:span text:style-name="T291"> from 1756 to 1791 — Моцарт </text:span><text:span text:style-name="T302">жил</text:span><text:span text:style-name="T291"> с 1756 по 1791 год (факт прошлого). </text:span></text:p>
      <text:p text:style-name="P30"><text:span text:style-name="T291">I </text:span><text:span text:style-name="T302">visited</text:span><text:span text:style-name="T291"> my parents yesterday — Вчера я </text:span><text:span text:style-name="T302">навещал</text:span><text:span text:style-name="T291"> родителей (действие из прошлого).</text:span></text:p>
      <text:p text:style-name="P253"/>
      <text:p text:style-name="P254"><text:soft-page-break/>Если глагол заканчивается на глухой звук, то <text:span text:style-name="T88">-ed</text:span> читается как <text:span text:style-name="T88">t</text:span>, а если на звконкий </text:p>
      <text:p text:style-name="P254">согласный или на гласный звук — то как <text:span text:style-name="T88">d</text:span>: <text:span text:style-name="T88">worked [воркт], played [плэйд]</text:span>.</text:p>
      <text:p text:style-name="P297"/>
      <text:p text:style-name="P252">Если глагол заканчивается на <text:span text:style-name="T88">d </text:span>или <text:span text:style-name="T88">t</text:span>, то <text:span text:style-name="T88">-ed</text:span> читается как <text:span text:style-name="T88">id</text:span>: <text:span text:style-name="T88">recorded [рикодид]</text:span>. </text:p>
      <text:p text:style-name="P255">Если глагол заканчивается на <text:span text:style-name="T88">-e</text:span>, то её не надо писать 2 раза: <text:span text:style-name="T88">chase</text:span> → <text:span text:style-name="T88">chased</text:span>.</text:p>
      <text:p text:style-name="P297"/>
      <text:p text:style-name="P296">Слова-маячки Past Simple:</text:p>
      <text:list xml:id="list2730936431" text:style-name="L30">
        <text:list-item>
          <text:p text:style-name="P415">ago — <text:span text:style-name="T346">тому назад</text:span>;</text:p>
        </text:list-item>
        <text:list-item>
          <text:p text:style-name="P416">last — <text:span text:style-name="T346">прошлый</text:span>;</text:p>
        </text:list-item>
        <text:list-item>
          <text:p text:style-name="P404">yesterday — вчера;</text:p>
        </text:list-item>
      </text:list>
      <text:p text:style-name="P193"/>
      <text:p text:style-name="P302"><text:span text:style-name="T239">Past Simple часто путают с Present Perfect, потому что на русский они переводятся </text:span><text:span text:style-name="T240">почти</text:span><text:span text:style-name="T239"> одинаково. Главное отличие в том, что Present Perfect всегда будет сообщать доп</text:span><text:span text:style-name="T240">олнительную</text:span><text:span text:style-name="T239"> информацию, указывающ</text:span><text:span text:style-name="T240">ую </text:span><text:span text:style-name="T239">на настоящее время </text:span><text:span text:style-name="T240">(</text:span><text:span text:style-name="T241">чтобы сообщить</text:span><text:span text:style-name="T240"> результат).</text:span></text:p>
      <text:p text:style-name="P200"/>
      <text:p text:style-name="P201">Past Simple используется когда известен момент в прошлом. Если мы знаешь, </text:p>
      <text:p text:style-name="P201">когда произошло событие, то Present Perfect использовать нельзя.</text:p>
      <text:p text:style-name="P201"/>
      <text:p text:style-name="P73">Tom has lost his key — Том потерал ключ (у него сейчас нет ключа, </text:p>
      <text:p text:style-name="P73">потому что он его потерян).</text:p>
      <text:p text:style-name="P73"/>
      <text:p text:style-name="P73">Tom lost his key last weak — Том потерял ключ на прошлой неделе </text:p>
      <text:p text:style-name="P73">(не важно, есть у него ключ или нет).</text:p>
      <text:p text:style-name="P194"/>
      <text:p text:style-name="P198">В английском, если вопрос задается в настоящем, то и ответ должен быть в настоящем. </text:p>
      <text:p text:style-name="P198">Если вопрос в прошлом, то ответ также должен быть в прошлом.</text:p>
      <text:p text:style-name="P198"/>
      <text:p text:style-name="P198">Но если вопрос был в Present Perfect, а в ответе дается информация, когда именно это случилось, тогда необходимо отвечать в Past Simple.</text:p>
      <text:p text:style-name="P198"/>
      <text:p text:style-name="P71">Have you already started to learn English? Yes, I started to learn it 3 month ago — </text:p>
      <text:p text:style-name="P71">Ты уже начал учить английский? Да, 3 месяца назад (информация о времени).</text:p>
      <text:p text:style-name="P70"/>
      <text:p text:style-name="P199">Если вопрос содержит слово <text:span text:style-name="T88">when</text:span>, то он автоматически привязывает нас к моменту </text:p>
      <text:p text:style-name="P199">в прошлом. <text:span text:style-name="T352">Поэтому Present Perfect в вопросах с </text:span><text:span text:style-name="T103">when</text:span><text:span text:style-name="T352"> не используется.</text:span></text:p>
      <text:p text:style-name="P199"/>
      <text:p text:style-name="P72">Have you met him before? <text:span text:style-name="T351">—</text:span> Вы раньше с ним встречались?</text:p>
      <text:p text:style-name="P72">When did you meet him? <text:span text:style-name="T351">—</text:span> Когда вы встречались с ним?</text:p>
      <text:p text:style-name="P194"/>
      <text:p text:style-name="P156">Отрицания и вопросы в Past Simple</text:p>
      <text:p text:style-name="P192"/>
      <text:p text:style-name="P304"><text:span text:style-name="T233">Отрицание представляет связку </text:span><text:span text:style-name="T138">did</text:span><text:span text:style-name="T233"> с частицей </text:span><text:span text:style-name="T138">not</text:span><text:span text:style-name="T233">, </text:span><text:span text:style-name="T243">которая ставится перед смысловым глаголом в начальной форме. </text:span><text:span text:style-name="T234">Обычно </text:span><text:span text:style-name="T243">эта связка</text:span><text:span text:style-name="T234"> сокращается до </text:span><text:span text:style-name="T139">didn`t</text:span><text:span text:style-name="T234">.</text:span></text:p>
      <text:p text:style-name="P207"/>
      <text:p text:style-name="P304"><text:span text:style-name="T242">В вопросах </text:span><text:span text:style-name="T233">вспомогательный глагол </text:span><text:span text:style-name="T138">did</text:span><text:span text:style-name="T233"> используется </text:span><text:span text:style-name="T243">по тем же грамматическим </text:span></text:p>
      <text:p text:style-name="P304"><text:span text:style-name="T243">правилам</text:span><text:span text:style-name="T233">, </text:span><text:span text:style-name="T234">как</text:span><text:span text:style-name="T233"> </text:span><text:span text:style-name="T138">do</text:span><text:span text:style-name="T233"> для Present Simple. </text:span></text:p>
      <text:p text:style-name="P191"/>
      <text:p text:style-name="P67"><text:span text:style-name="T282">Did</text:span> you <text:span text:style-name="T282">go</text:span> to Los Angeles last week? - Ты <text:span text:style-name="T282">ездил</text:span> в Лос Анжелес на прошлой неделе?</text:p>
      <text:p text:style-name="P67">I <text:span text:style-name="T282">didn`t go</text:span> to Los Angeles, I <text:span text:style-name="T282">went</text:span> to Bostom — Я <text:span text:style-name="T282">не ездил</text:span> в Лос Анжелес, я <text:span text:style-name="T282">ездил</text:span> в Бостон.</text:p>
      <text:p text:style-name="P151"/>
      <text:p text:style-name="P151"/>
      <text:p text:style-name="P358"><text:span text:style-name="T202">Глаголы </text:span><text:span text:style-name="T203">d</text:span><text:span text:style-name="T202">o и </text:span><text:span text:style-name="T203">b</text:span><text:span text:style-name="T202">e </text:span><text:span text:style-name="T204">в </text:span><text:span text:style-name="T205">Past</text:span><text:span text:style-name="T204"> Simple</text:span></text:p>
      <text:p text:style-name="P189"/>
      <text:p text:style-name="P196">Глагол <text:span text:style-name="T88">did</text:span> это 2я форма глагола <text:span text:style-name="T88">do</text:span> (в прошедшем времени). </text:p>
      <text:p text:style-name="P196"><text:span text:style-name="T347">Когда появ</text:span><text:span text:style-name="T349">л</text:span><text:span text:style-name="T347">яется глагол </text:span><text:span text:style-name="T104">be</text:span><text:span text:style-name="T349"> (</text:span><text:span text:style-name="T105">was/were</text:span><text:span text:style-name="T349">)</text:span><text:span text:style-name="T347">, то </text:span><text:span text:style-name="T105">did</text:span><text:span text:style-name="T347"> уже не нужно использовать.</text:span></text:p>
      <text:p text:style-name="P195"/>
      <text:p text:style-name="P233"><text:span text:style-name="T235">Глагол be</text:span><text:span text:style-name="T237"> </text:span><text:span text:style-name="T235">в Past Simple имеет 2 формы: </text:span></text:p>
      <text:list xml:id="list3597576091" text:style-name="L31">
        <text:list-item>
          <text:p text:style-name="P417"><text:span text:style-name="T235">was — </text:span><text:span text:style-name="T236">если подлежащее в первом лице или множественном числе (</text:span><text:span text:style-name="T140">I, you, we, they</text:span><text:span text:style-name="T236">);</text:span></text:p>
        </text:list-item>
        <text:list-item>
          <text:p text:style-name="P405">were — если подлежащее в третьем лице, единственном числе (<text:span text:style-name="T88">he, she, it</text:span>).</text:p>
        </text:list-item>
      </text:list>
      <text:p text:style-name="P197"/>
      <text:p text:style-name="P31"><text:span text:style-name="T313">I </text:span><text:span text:style-name="T292">was</text:span><text:span text:style-name="T291"> satisfied with my work — Я </text:span><text:span text:style-name="T292">был</text:span><text:span text:style-name="T291"> доволен своей работой.</text:span></text:p>
      <text:p text:style-name="P69"/>
      <text:p text:style-name="P32"><text:span text:style-name="T292">Was</text:span><text:span text:style-name="T291"> the weather good at the weekend? No, it </text:span><text:span text:style-name="T292">wasn`t</text:span><text:span text:style-name="T291"> — </text:span></text:p>
      <text:p text:style-name="P32"><text:span text:style-name="T291">Погода </text:span><text:span text:style-name="T292">была</text:span><text:span text:style-name="T291"> хорош</text:span><text:span text:style-name="T314">ая</text:span><text:span text:style-name="T291"> на выходных? Нет.</text:span></text:p>
      <text:p text:style-name="P68"/>
      <text:p text:style-name="P152">Past Continuous</text:p>
      <text:p text:style-name="P202"/>
      <text:p text:style-name="P307"><text:span text:style-name="T245">О</text:span><text:span text:style-name="T244">значает процесс или незаконченное действие, которое привязано к точному моменту </text:span></text:p>
      <text:p text:style-name="P307"><text:span text:style-name="T244">в </text:span><text:span text:style-name="T275">прошлом</text:span><text:span text:style-name="T244"> (т. е. действие происходило и не было закончено).</text:span></text:p>
      <text:p text:style-name="P204"/>
      <text:p text:style-name="P306"><text:span text:style-name="T24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248">обсуждаемая ситуация</text:span><text:span text:style-name="T244">).</text:span></text:p>
      <text:p text:style-name="P204"/>
      <text:p text:style-name="P308"><text:span text:style-name="T245">Состоит из 2х частей: вспомогательного глагола </text:span><text:span text:style-name="T141">be</text:span><text:span text:style-name="T245"> (</text:span><text:span text:style-name="T246">формы как в Past Simple</text:span><text:span text:style-name="T245">) и смыслового глагола с окончанием </text:span><text:span text:style-name="T141">-ing</text:span><text:span text:style-name="T245">. </text:span><text:span text:style-name="T244">На русский переводится глаголом в прошедшем времени.</text:span></text:p>
      <text:p text:style-name="P206"/>
      <text:p text:style-name="P74">Last Sunday at 5 I <text:span text:style-name="T282">was having</text:span> dinner with my friends — В прошлое воскресенье в 5 </text:p>
      <text:p text:style-name="P74">я <text:span text:style-name="T282">ужинал</text:span> со своими друзьями (привязка к точному моменту в прошлом).</text:p>
      <text:p text:style-name="P205"/>
      <text:p text:style-name="P34"><text:span text:style-name="T315">My parents </text:span><text:span text:style-name="T304">were watching</text:span><text:span text:style-name="T315"> TV when I came home yesterday — Мои родители </text:span><text:span text:style-name="T304">смотрели</text:span><text:span text:style-name="T315"> телевизор, когда я пришел вчера домой (незаконченное действие </text:span><text:span text:style-name="T316">в тот момент</text:span><text:span text:style-name="T315">).</text:span></text:p>
      <text:p text:style-name="P75"/>
      <text:p text:style-name="P308"><text:span text:style-name="T246">В отрицаниях и вопросах </text:span><text:span text:style-name="T247">глагол </text:span><text:span text:style-name="T142">be</text:span><text:span text:style-name="T246"> ведет себя точно так же, как и </text:span><text:span text:style-name="T247">для</text:span><text:span text:style-name="T246"> Past Simple:</text:span></text:p>
      <text:p text:style-name="P35"><text:span text:style-name="T317">W</text:span><text:span text:style-name="T291">e weren`t reading — Мы не читали (именно тогда). Was I running? — Я бежал?</text:span></text:p>
      <text:p text:style-name="P77"/>
      <text:p text:style-name="P210">В одном предложении часто используются Past Continuous и Past Simple одновременно.</text:p>
      <text:p text:style-name="P311"><text:span text:style-name="T249">Действие, длящееся какое-то время (</text:span><text:span text:style-name="T250">Past Continuous</text:span><text:span text:style-name="T249">) может прерываться более коротким действием (</text:span><text:span text:style-name="T250">Past Simple</text:span><text:span text:style-name="T255">)</text:span><text:span text:style-name="T249"> </text:span><text:span text:style-name="T253">либо другим Past Continuous </text:span><text:span text:style-name="T256">(смотреть по контексту)</text:span><text:span text:style-name="T253">.</text:span></text:p>
      <text:p text:style-name="P208"/>
      <text:p text:style-name="P309"><text:span text:style-name="T249">В этом случае предложение может содержать слово </text:span><text:span text:style-name="T143">while</text:span><text:span text:style-name="T249"> </text:span><text:span text:style-name="T251">(в то время, как)</text:span><text:span text:style-name="T249"> в той части, которая относится к <text:s/></text:span><text:span text:style-name="T250">Past Continuous, </text:span><text:span text:style-name="T249">либо </text:span><text:span text:style-name="T143">when</text:span><text:span text:style-name="T249">, там, где используется Past Simple.</text:span></text:p>
      <text:p text:style-name="P208"/>
      <text:p text:style-name="P36"><text:span text:style-name="T305">While</text:span><text:span text:style-name="T318"> I was working in the garden, I </text:span><text:span text:style-name="T319">kicked</text:span><text:span text:style-name="T318"> my leg — Пока я работал в саду, я </text:span><text:span text:style-name="T320">пнул</text:span><text:span text:style-name="T318"> ногу.</text:span></text:p>
      <text:p text:style-name="P37"><text:span text:style-name="T291">I was working in the garden </text:span><text:span text:style-name="T302">when</text:span><text:span text:style-name="T291"> I kicked my leg — </text:span><text:span text:style-name="T319">Я работал в саду, когда </text:span><text:span text:style-name="T320">пнул</text:span><text:span text:style-name="T319"> ногу</text:span><text:span text:style-name="T291">.</text:span></text:p>
      <text:p text:style-name="P78"/>
      <text:p text:style-name="P38"><text:span text:style-name="T302">While</text:span><text:span text:style-name="T291"> Tom was reading, Amely was watching a documentary on TV — Пока </text:span><text:span text:style-name="T321">Т</text:span><text:span text:style-name="T291">ом читал, </text:span></text:p>
      <text:p text:style-name="P79">Эмили смотрела документальный фильм по телевизору.</text:p>
      <text:p text:style-name="P211"/>
      <text:p text:style-name="P310"><text:span text:style-name="T254">Если действия происходят не одновременно, а следуют одно за другим</text:span><text:span text:style-name="T252">, то в этом </text:span></text:p>
      <text:p text:style-name="P209">случае нужно использовать <text:span text:style-name="T356">только</text:span> Past Simple.</text:p>
      <text:p text:style-name="P209"/>
      <text:p text:style-name="P76">I saw Jane in the street yesterday. I stopped and said hello — Я увидел Джейн вчера на улице. </text:p>
      <text:p text:style-name="P76">Я остановился и поздоровался (сказал «привет»).</text:p>
      <text:p text:style-name="P406"><text:soft-page-break/>Будущие. Future</text:p>
      <text:p text:style-name="P96"/>
      <text:p text:style-name="P101">В английском языке о будущем можно говорить не только с помощью формы Future, но и </text:p>
      <text:p text:style-name="P317"><text:span text:style-name="T270">с помощью </text:span><text:span text:style-name="T274">формы</text:span><text:span text:style-name="T270"> </text:span><text:span text:style-name="T272">Present</text:span><text:span text:style-name="T27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0"/>
      <text:p text:style-name="P316"><text:span text:style-name="T271">Другие варианты Future (кроме </text:span><text:span text:style-name="T273">Future </text:span><text:span text:style-name="T271">Simple) используются редко, </text:span><text:span text:style-name="T273">т. к.</text:span><text:span text:style-name="T271"> они громоздкие и довольно неудобные. В современном английском можно обойтись без них.</text:span></text:p>
      <text:p text:style-name="P100"/>
      <text:p text:style-name="P314"><text:span text:style-name="T69">На будущ</text:span><text:span text:style-name="T70">и</text:span><text:span text:style-name="T69">е могут также указы</text:span><text:span text:style-name="T70">вать</text:span><text:span text:style-name="T69"> модальные глаголы </text:span><text:span text:style-name="T71">и оборот </text:span><text:span text:style-name="T43">be going to</text:span><text:span text:style-name="T72">, </text:span><text:span text:style-name="T71">который </text:span></text:p>
      <text:p text:style-name="P314"><text:span text:style-name="T71">в основном</text:span><text:span text:style-name="T72"> встречается </text:span><text:span text:style-name="T71">в разговорной речи и нередко используется вместо Future Simple.</text:span></text:p>
      <text:p text:style-name="P100"/>
      <text:p text:style-name="P215">Present Continuous в значении будущего</text:p>
      <text:p text:style-name="P102"/>
      <text:p text:style-name="P102">Используется, чтобы сказать о личных планах. В предложении обычно указывается дата </text:p>
      <text:p text:style-name="P102">или время, связанные с будущим. Переводить можно как будущим так и настоящим.</text:p>
      <text:p text:style-name="P102"/>
      <text:p text:style-name="P269">What are you doing on Satureday? <text:span text:style-name="T87">—</text:span> Что ты делаешь в субботу? (какие у тебя планы?)</text:p>
      <text:p text:style-name="P270">I am flying to London tomorrow — <text:span text:style-name="T357">Завтра я лечу в Лондон (личный план)</text:span></text:p>
      <text:p text:style-name="P270"/>
      <text:p text:style-name="P256">Present Simple в значении будущего</text:p>
      <text:p text:style-name="P271"/>
      <text:p text:style-name="P103"><text:span text:style-name="T76">Используется, чтобы сказать о том, что </text:span><text:span text:style-name="T78">что-то </text:span><text:span text:style-name="T76">должно произойти по рассписанию, либо </text:span></text:p>
      <text:p text:style-name="P103"><text:span text:style-name="T76">о собственном графике. </text:span><text:span text:style-name="T77">Переводить можно как будущим так и настоящим.</text:span></text:p>
      <text:p text:style-name="P260"/>
      <text:p text:style-name="P260">Ключевое отличие от Present Continuous в том, что расписание не зависит от говорящего, </text:p>
      <text:p text:style-name="P312"><text:span text:style-name="T50">т. е. речь может идти </text:span><text:span text:style-name="T51">о </text:span><text:span text:style-name="T50">рассписании транспорта, сеансов в кино и т. </text:span><text:span text:style-name="T51">п</text:span><text:span text:style-name="T50">.</text:span></text:p>
      <text:p text:style-name="P260"/>
      <text:p text:style-name="P272">My airplane flies at 6 o`clock tomorrow — Мой самолет летит завтра в 6 (рассписание)</text:p>
      <text:p text:style-name="P321"><text:span text:style-name="T31">What time do you finish work tommorow? </text:span><text:span text:style-name="T32">— </text:span><text:span text:style-name="T31">В какое время ты заканчиваешь работу завтра?</text:span></text:p>
      <text:p text:style-name="P274"/>
      <text:p text:style-name="P257">Оборот be going to</text:p>
      <text:p text:style-name="P261"/>
      <text:p text:style-name="P313"><text:span text:style-name="T52">Подразумевает, что человек говорит не о спонтанном решении что-либо сделать, </text:span><text:span text:style-name="T55">а о заранее </text:span><text:span text:style-name="T56">продуманных</text:span><text:span text:style-name="T55"> действиях. </text:span><text:span text:style-name="T52">На русский переводится как «собираюсь сделать».</text:span></text:p>
      <text:p text:style-name="P261"/>
      <text:p text:style-name="P104"><text:span text:style-name="T75">Чтобы использовать, нужно поставить глагол </text:span><text:span text:style-name="T31">be</text:span><text:span text:style-name="T75"> в форму </text:span><text:span text:style-name="T31">am/is/are</text:span><text:span text:style-name="T75">, а смысловой глагол оставить в начальной форме, после </text:span><text:span text:style-name="T31">going to</text:span><text:span text:style-name="T75">.</text:span></text:p>
      <text:p text:style-name="P261"/>
      <text:p text:style-name="P273">I`m going to meet my friends tomorrow — Я собираюсь встретиться с друзьями завтра.</text:p>
      <text:p text:style-name="P320"><text:span text:style-name="T26">I`m going to go</text:span><text:span text:style-name="T81"> out after I finish my work — Я собираюсь погулять после, как закончу работу.</text:span></text:p>
      <text:p text:style-name="P261"/>
      <text:p text:style-name="P315"><text:span text:style-name="T52">В разговорной </text:span><text:span text:style-name="T56">стиле</text:span><text:span text:style-name="T53"> </text:span><text:span text:style-name="T54">этот </text:span><text:span text:style-name="T53">оборот </text:span><text:span text:style-name="T52">очень часто </text:span><text:span text:style-name="T56">записывается</text:span><text:span text:style-name="T52"> как </text:span><text:span text:style-name="T33">gonna</text:span><text:span text:style-name="T52"> </text:span><text:span text:style-name="T33">[гона].</text:span></text:p>
      <text:p text:style-name="P275"/>
      <text:p text:style-name="P105"><text:span text:style-name="T75">Также его используют, когда очевидно, что вот-вот случится какое-то действие. В этом случае </text:span><text:span text:style-name="T31">be goin to </text:span><text:span text:style-name="T75">передает оттенок неизбежности происходящего и применяется по отношению </text:span></text:p>
      <text:p text:style-name="P262">к постороннему человеку или объетку.</text:p>
      <text:p text:style-name="P262"/>
      <text:p text:style-name="P276">Look! He`s going to fall — Смотри! Он сейчас упадет.</text:p>
      <text:p text:style-name="P276">The sky is dark. It`s going to rain — Небо темное. Сейчас пойдет дождь.</text:p>
      <text:p text:style-name="P276"/>
      <text:p text:style-name="P258"/>
      <text:p text:style-name="P258"><text:soft-page-break/>Future Simple</text:p>
      <text:p text:style-name="P263"/>
      <text:p text:style-name="P318"><text:span text:style-name="T57">Сообщает о будущих, еще не случившихся событиях. </text:span><text:span text:style-name="T58">Эта форма говорит о том, что человек сделает что-то в будущем, но решение он принял в момент речи, </text:span><text:span text:style-name="T59">т. е. описывает не спланированные, а спонтанные дейсвтия. </text:span></text:p>
      <text:p text:style-name="P265"/>
      <text:p text:style-name="P318"><text:span text:style-name="T60">В</text:span><text:span text:style-name="T59"> предложени</text:span><text:span text:style-name="T60">ях</text:span><text:span text:style-name="T59"> </text:span><text:span text:style-name="T60">будут </text:span><text:span text:style-name="T59">часто </text:span><text:span text:style-name="T60">попадаться слова</text:span><text:span text:style-name="T59">, </text:span><text:span text:style-name="T60">выражающие</text:span><text:span text:style-name="T59"> мнение: <text:s/></text:span><text:span text:style-name="T34">I think </text:span><text:span text:style-name="T35">(я думаю)</text:span><text:span text:style-name="T34">, </text:span></text:p>
      <text:p text:style-name="P318"><text:span text:style-name="T34">I`m sure </text:span><text:span text:style-name="T35">(я уверен), I hope (я надеюсь), </text:span><text:span text:style-name="T34">probably (возможно).</text:span><text:span text:style-name="T35"> </text:span></text:p>
      <text:p text:style-name="P268"/>
      <text:p text:style-name="P264">Схема состоит из 2х частей: вспомогательного глагола <text:span text:style-name="T88">will </text:span><text:span text:style-name="T361">(заменяет </text:span><text:span text:style-name="T106">do/did</text:span><text:span text:style-name="T361">)</text:span> и смыслового глагола в начальной форме. <text:span text:style-name="T88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88">not</text:span>.</text:p>
      <text:p text:style-name="P264"/>
      <text:p text:style-name="P264">В речи и на письме <text:span text:style-name="T88">will</text:span> обычно сокращается до <text:span text:style-name="T88">`ll</text:span>, а отрицание <text:span text:style-name="T88">will</text:span> <text:span text:style-name="T88">not</text:span> д<text:span text:style-name="T360">о</text:span> <text:span text:style-name="T88">won`t</text:span>.</text:p>
      <text:p text:style-name="P264"/>
      <text:p text:style-name="P277">We <text:span text:style-name="T282">will</text:span> proobably <text:span text:style-name="T282">meet</text:span> soon — Мы, возможно, скоро <text:span text:style-name="T282">встретимся</text:span>.</text:p>
      <text:p text:style-name="P277">I hope everything <text:span text:style-name="T282">will be</text:span> fine — Надеюсь, все <text:span text:style-name="T282">будет </text:span>хорошо.</text:p>
      <text:p text:style-name="P277"><text:span text:style-name="T282">Will</text:span> you <text:span text:style-name="T282">be</text:span> at home toworrow? No, I won`t — <text:span text:style-name="T359">Ты </text:span><text:span text:style-name="T284">будешь</text:span><text:span text:style-name="T359"> завтра дома? Нет</text:span>.</text:p>
      <text:p text:style-name="P264"/>
      <text:p text:style-name="P267">Чтобы правильно подобрать нужную форму, нужно отталкиваться от контекста:</text:p>
      <text:list xml:id="list3509674325" text:style-name="L32">
        <text:list-item>
          <text:p text:style-name="P368">I will do — я сделаю (считаю/верю, что сделаю это);</text:p>
        </text:list-item>
        <text:list-item>
          <text:p text:style-name="P369">I am doing — я сделаю (потому что уже спланировал это);</text:p>
        </text:list-item>
        <text:list-item>
          <text:p text:style-name="P369">I am going to do — я собираюсь сделать (ключевое слово «собираюсь»).</text:p>
        </text:list-item>
      </text:list>
      <text:p text:style-name="P266"/>
      <text:p text:style-name="P266">Нередко, вместо will используется модальный глагол might. Но на русский он будет переводится не глаголом, а наречием: «возможно», «вероятно», «наверное».</text:p>
      <text:p text:style-name="P266"/>
      <text:p text:style-name="P278">I might do it — Наверное, я сделаю это.</text:p>
      <text:p text:style-name="P278"/>
      <text:p text:style-name="P259">Модальные глаголы</text:p>
      <text:p text:style-name="P279"/>
      <text:p text:style-name="P372">Это особенные глаголы, которые одновременно:</text:p>
      <text:list xml:id="list4191082687" text:style-name="L33">
        <text:list-item>
          <text:p text:style-name="P371">передают смысл (используются как смысловые глаголы);</text:p>
        </text:list-item>
        <text:list-item>
          <text:p text:style-name="P371">передают время (привязывают дейсвтие к какому-то времени);</text:p>
        </text:list-item>
        <text:list-item>
          <text:p text:style-name="P371">используются по тем же правилами, что и вспомогательные глаголы.</text:p>
        </text:list-item>
      </text:list>
      <text:p text:style-name="P370"/>
      <text:p text:style-name="P370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370">а в отрицаниях используются вместе с частицей <text:span text:style-name="T88">not</text:span>.</text:p>
      <text:p text:style-name="P370"/>
      <text:p text:style-name="P422"><text:span text:style-name="T64">Модальные глаголы не имеют окончаний и дополнительных форм <text:s/>(не меняются в зависимости от подлежащего). После модального глагола почти всегда </text:span><text:span text:style-name="T65">идет</text:span><text:span text:style-name="T64"> смысловой глагол в начальной форме, без частицы </text:span><text:span text:style-name="T38">to</text:span><text:span text:style-name="T64">.</text:span></text:p>
      <text:p text:style-name="P370"/>
      <text:p text:style-name="P418"><text:span text:style-name="T61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span></text:p>
      <text:p text:style-name="P418"><text:span text:style-name="T61"/></text:p>
      <text:p text:style-name="P427"><text:span text:style-name="T49">Основные модальные глаголы: </text:span><text:span text:style-name="T31">can, could, must, might, may, should, would, will, shall</text:span><text:span text:style-name="T49">.</text:span></text:p>
      <text:p text:style-name="P427"><text:span text:style-name="T49">Модальные конструкции: </text:span><text:span text:style-name="T31">be able to, have to, used to</text:span><text:span text:style-name="T49">.</text:span></text:p>
      <text:p text:style-name="P445"><text:span text:style-name="T73">Will и </text:span><text:span text:style-name="T74">S</text:span><text:span text:style-name="T73">hall</text:span></text:p>
      <text:p text:style-name="P428"><text:span text:style-name="T49"/></text:p>
      <text:p text:style-name="P430"><text:span text:style-name="T49">В Future Simple </text:span><text:span text:style-name="T31">will</text:span><text:span text:style-name="T49"> используется как вспомогательный глагол. Но иногда он также</text:span></text:p>
      <text:p text:style-name="P430"><text:span text:style-name="T49">используется как модальный глагол. Это касается ситуац</text:span><text:span text:style-name="T62">и</text:span><text:span text:style-name="T49">й, когда нужно предложить свою помощь либо обратиться за помощью самому.</text:span></text:p>
      <text:p text:style-name="P429"><text:span text:style-name="T49"/></text:p>
      <text:p text:style-name="P433"><text:span text:style-name="T75">You luggage is heavy. I`ll help you — У вас тяжелый багаж. Я помогу вам.</text:span></text:p>
      <text:p text:style-name="P433"><text:span text:style-name="T75">Will you help me? — Ты мне поможешь?</text:span></text:p>
      <text:p text:style-name="P429"><text:span text:style-name="T49"/></text:p>
      <text:p text:style-name="P421"><text:span text:style-name="T62">Ситуации с </text:span><text:span text:style-name="T36">will</text:span><text:span text:style-name="T62"> переводятся будущим, а с </text:span><text:span text:style-name="T36">won`t </text:span><text:span text:style-name="T62">— настоящим. </text:span><text:span text:style-name="T36">Won`t</text:span><text:span text:style-name="T62"> означает </text:span></text:p>
      <text:p text:style-name="P421"><text:span text:style-name="T62">«отказывается» (не смотря на мои ожидание, действие не происходит).</text:span></text:p>
      <text:p text:style-name="P419"><text:span text:style-name="T62"/></text:p>
      <text:p text:style-name="P434"><text:span text:style-name="T75">What`s wrong? My Car won`t start — Что случилось? Моя машина не заводится. </text:span></text:p>
      <text:p text:style-name="P434"><text:span text:style-name="T75">(отказывается заводиться)</text:span></text:p>
      <text:p text:style-name="P431"><text:span text:style-name="T49"/></text:p>
      <text:p text:style-name="P420"><text:span text:style-name="T63">Модальный глагол </text:span><text:span text:style-name="T37">shall</text:span><text:span text:style-name="T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37">will</text:span><text:span text:style-name="T63">.</text:span></text:p>
      <text:p text:style-name="P432"><text:span text:style-name="T49"/></text:p>
      <text:p text:style-name="P420"><text:span text:style-name="T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37">I</text:span><text:span text:style-name="T63"> или </text:span><text:span text:style-name="T37">we</text:span><text:span text:style-name="T63">.</text:span></text:p>
      <text:p text:style-name="P420"><text:span text:style-name="T63"/></text:p>
      <text:p text:style-name="P435"><text:span text:style-name="T75">Shall I close the door? - Я закрою дверь? (вы не против, если я закрою дверь?)</text:span></text:p>
      <text:p text:style-name="P435"><text:span text:style-name="T79">S</text:span><text:span text:style-name="T75">hall we dance? - Потанцуем? (вы не против потанцевать?)</text:span></text:p>
      <text:p text:style-name="P373"/>
      <text:p text:style-name="P376">Can и <text:span text:style-name="T364">C</text:span>ould</text:p>
      <text:p text:style-name="P374"/>
      <text:p text:style-name="P443"><text:span text:style-name="T65">Can переводится как «умею», «могу», «смогу». </text:span><text:span text:style-name="T67">Он может передавать следующие значения:</text:span></text:p>
      <text:list xml:id="list1063498244" text:style-name="L34">
        <text:list-item>
          <text:p text:style-name="P426"><text:span text:style-name="T65">у</text:span><text:span text:style-name="T67">мственные или физические возможности, умение что-то сделать;</text:span></text:p>
        </text:list-item>
        <text:list-item>
          <text:p text:style-name="P439"><text:span text:style-name="T49">разрешение или запрет что-то cделать;</text:span></text:p>
        </text:list-item>
        <text:list-item>
          <text:p text:style-name="P439"><text:span text:style-name="T49">просьба или предложение о помощи;</text:span></text:p>
        </text:list-item>
        <text:list-item>
          <text:p text:style-name="P439"><text:span text:style-name="T49">неуверенность в совершении действия (в вопросах).</text:span></text:p>
        </text:list-item>
      </text:list>
      <text:p text:style-name="P422"><text:span text:style-name="T65"/></text:p>
      <text:p text:style-name="P375"><text:span text:style-name="T88">Can</text:span> с частицей <text:span text:style-name="T88">not</text:span> в основном пишется либо слитно — <text:span text:style-name="T88">cannot</text:span>, либо сокращенно — <text:span text:style-name="T88">can`t</text:span>.</text:p>
      <text:p text:style-name="P424"><text:span text:style-name="T39">Can</text:span><text:span text:style-name="T66">, как и другие модальные глаголы, не имеет окончания </text:span><text:span text:style-name="T39">-s</text:span><text:span text:style-name="T66"> в 3м лице единственного числа.</text:span><text:span text:style-name="T65"> </text:span></text:p>
      <text:p text:style-name="P425"><text:span text:style-name="T65">После </text:span><text:span text:style-name="T40">can/</text:span><text:span text:style-name="T42">could</text:span><text:span text:style-name="T65"> используется глагол в начальной форме. </text:span></text:p>
      <text:p text:style-name="P423"><text:span text:style-name="T65"/></text:p>
      <text:p text:style-name="P437"><text:span text:style-name="T80">H</text:span><text:span text:style-name="T75">e can understand my English — Он может понимать мой английский.</text:span></text:p>
      <text:p text:style-name="P437"><text:span text:style-name="T75">You can`t smoke here — Ты не можешь сдесь курить.</text:span></text:p>
      <text:p text:style-name="P437"><text:span text:style-name="T75">Can I help you? - Я могу вам помочь?</text:span></text:p>
      <text:p text:style-name="P440"><text:span text:style-name="T49"/></text:p>
      <text:p text:style-name="P442"><text:span text:style-name="T65">В </text:span><text:span text:style-name="T49">разговорной речи </text:span><text:span text:style-name="T31">can</text:span><text:span text:style-name="T49"> широко используется именно, когда нужно спросить разрешение </text:span></text:p>
      <text:p text:style-name="P442"><text:span text:style-name="T49">что-то сделать (2й пункт). </text:span><text:span text:style-name="T68">В этом значении можно использовать также </text:span><text:span text:style-name="T41">could</text:span><text:span text:style-name="T68"> и </text:span><text:span text:style-name="T41">may</text:span><text:span text:style-name="T68">, которые являются более официальными вариантами. В просьбах эти модальные глаголы использ. </text:span></text:p>
      <text:p text:style-name="P442"><text:span text:style-name="T68">в качестве вежливой формы при обращении к незнакомым людям.</text:span></text:p>
      <text:p text:style-name="P441"><text:span text:style-name="T49"/></text:p>
      <text:p text:style-name="P436"><text:span text:style-name="T75">Could I use your phone? / May I use your phone? - Я мог бы воспольз. вашим телефоном?</text:span></text:p>
      <text:p text:style-name="P423"><text:span text:style-name="T65"/></text:p>
      <text:p text:style-name="P444"><text:span text:style-name="T31">Could [куд] </text:span><text:span text:style-name="T49">переводится как «мог», «мог бы» и является прошедшей формой от </text:span><text:span text:style-name="T31">can</text:span><text:span text:style-name="T49">. </text:span></text:p>
      <text:p text:style-name="P444"><text:span text:style-name="T49">Его следует использовать, когда мы говорим о том, что что-то умели или могли в прошлом.</text:span></text:p>
      <text:p text:style-name="P444"><text:span text:style-name="T49"/></text:p>
      <text:p text:style-name="P438"><text:span text:style-name="T75">I could read at the age of 4 — Я мог читать в 4 года.</text:span></text:p>
      <text:p text:style-name="P438"><text:span text:style-name="T75">This story could be true — Эта история могла бы быть правдой.</text:span></text:p>
      <text:p text:style-name="P408"><text:soft-page-break/><text:span text:style-name="T26">Модальная конструкция be able to</text:span></text:p>
      <text:p text:style-name="P407"><text:span text:style-name="T75"/></text:p>
      <text:p text:style-name="P407"><text:span text:style-name="T75"/></text:p>
      <text:p text:style-name="P35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46404232176">
          <table:table-cell table:style-name="Table7.A1" office:value-type="string">
            <text:p text:style-name="P330"/>
          </table:table-cell>
          <table:table-cell table:style-name="Table7.A1" office:value-type="string">
            <text:p text:style-name="P322">Past</text:p>
          </table:table-cell>
          <table:table-cell table:style-name="Table7.A1" office:value-type="string">
            <text:p text:style-name="P322">Present</text:p>
          </table:table-cell>
          <table:table-cell table:style-name="Table7.D1" office:value-type="string">
            <text:p text:style-name="P322">Future</text:p>
          </table:table-cell>
        </table:table-row>
        <table:table-row table:style-name="TableLine94146403166688">
          <table:table-cell table:style-name="Table7.A2" office:value-type="string">
            <text:p text:style-name="P329">+</text:p>
          </table:table-cell>
          <table:table-cell table:style-name="Table7.A2" office:value-type="string">
            <text:p text:style-name="P348">I/y<text:span text:style-name="T363">ou</text:span>/w<text:span text:style-name="T363">e</text:span>/t<text:span text:style-name="T363">hey</text:span>/he/she/it</text:p>
            <text:p text:style-name="P348">started</text:p>
          </table:table-cell>
          <table:table-cell table:style-name="Table7.A2" office:value-type="string">
            <text:p text:style-name="P340">I/you/we/they start</text:p>
            <text:p text:style-name="P340">He/she/it starts</text:p>
          </table:table-cell>
          <table:table-cell table:style-name="Table7.D2" office:value-type="string">
            <text:p text:style-name="P351">I/y<text:span text:style-name="T363">ou</text:span>/w<text:span text:style-name="T363">e</text:span>/t<text:span text:style-name="T363">hey</text:span>/he/she/it </text:p>
            <text:p text:style-name="P351">will start</text:p>
          </table:table-cell>
        </table:table-row>
        <table:table-row table:style-name="TableLine94146403185952">
          <table:table-cell table:style-name="Table7.A2" office:value-type="string">
            <text:p text:style-name="P323">-</text:p>
          </table:table-cell>
          <table:table-cell table:style-name="Table7.A2" office:value-type="string">
            <text:p text:style-name="P348">I/y<text:span text:style-name="T363">ou</text:span>/w<text:span text:style-name="T363">e</text:span>/t<text:span text:style-name="T363">hey</text:span>/he/she/it</text:p>
            <text:p text:style-name="P348">didn`t start</text:p>
          </table:table-cell>
          <table:table-cell table:style-name="Table7.A2" office:value-type="string">
            <text:p text:style-name="P340">I/you/we/they don`t start</text:p>
            <text:p text:style-name="P340">He/she/it doesn`t start</text:p>
          </table:table-cell>
          <table:table-cell table:style-name="Table7.D2" office:value-type="string">
            <text:p text:style-name="P351">I/y<text:span text:style-name="T363">ou</text:span>/w<text:span text:style-name="T363">e</text:span>/t<text:span text:style-name="T363">hey</text:span>/he/she/it</text:p>
            <text:p text:style-name="P351">won`t start</text:p>
          </table:table-cell>
        </table:table-row>
        <table:table-row table:style-name="TableLine94146403188464">
          <table:table-cell table:style-name="Table7.A2" office:value-type="string">
            <text:p text:style-name="P323">?</text:p>
          </table:table-cell>
          <table:table-cell table:style-name="Table7.A2" office:value-type="string">
            <text:p text:style-name="P349">Did I/y<text:span text:style-name="T363">ou</text:span>/w<text:span text:style-name="T363">e</text:span>/t<text:span text:style-name="T363">hey</text:span>/he</text:p>
            <text:p text:style-name="P349">/she/it start?</text:p>
          </table:table-cell>
          <table:table-cell table:style-name="Table7.A2" office:value-type="string">
            <text:p text:style-name="P340">Do I/you/we/they start?</text:p>
            <text:p text:style-name="P340">Does he/she/it start?</text:p>
          </table:table-cell>
          <table:table-cell table:style-name="Table7.D2" office:value-type="string">
            <text:p text:style-name="P352">Will I/y<text:span text:style-name="T363">ou</text:span>/w<text:span text:style-name="T363">e</text:span>/t<text:span text:style-name="T363">hey</text:span>/he</text:p>
            <text:p text:style-name="P352">/she/it start?</text:p>
          </table:table-cell>
        </table:table-row>
      </table:table>
      <text:p text:style-name="P95"/>
      <text:p text:style-name="P232"><text:span text:style-name="T266">Таблица времен группы Continu</text:span><text:span text:style-name="T267">ou</text:span><text:span text:style-name="T266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46403202720">
          <table:table-cell table:style-name="Table8.A1" office:value-type="string">
            <text:p text:style-name="P339"/>
          </table:table-cell>
          <table:table-cell table:style-name="Table8.A1" office:value-type="string">
            <text:p text:style-name="P322">Past</text:p>
          </table:table-cell>
          <table:table-cell table:style-name="Table8.A1" office:value-type="string">
            <text:p text:style-name="P322">Present</text:p>
          </table:table-cell>
          <table:table-cell table:style-name="Table8.D1" office:value-type="string">
            <text:p text:style-name="P322">Future</text:p>
          </table:table-cell>
        </table:table-row>
        <table:table-row table:style-name="TableLine94146403324816">
          <table:table-cell table:style-name="Table8.A2" office:value-type="string">
            <text:p text:style-name="P323">+</text:p>
          </table:table-cell>
          <table:table-cell table:style-name="Table8.A2" office:value-type="string">
            <text:p text:style-name="P350">I/<text:span text:style-name="T362">he/she/it</text:span> <text:span text:style-name="T362">was starting</text:span></text:p>
            <text:p text:style-name="P350"><text:span text:style-name="T362">Y</text:span><text:span text:style-name="T363">ou</text:span><text:span text:style-name="T362">/w</text:span><text:span text:style-name="T363">e</text:span><text:span text:style-name="T362">/t</text:span><text:span text:style-name="T363">hey</text:span><text:span text:style-name="T362"> were starting</text:span></text:p>
          </table:table-cell>
          <table:table-cell table:style-name="Table8.A2" office:value-type="string">
            <text:p text:style-name="P342">I am starting</text:p>
            <text:p text:style-name="P342">You/we/they are starting</text:p>
            <text:p text:style-name="P342">He/she/it is starting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146403352416">
          <table:table-cell table:style-name="Table8.A2" office:value-type="string">
            <text:p text:style-name="P323">-</text:p>
          </table:table-cell>
          <table:table-cell table:style-name="Table8.A2" office:value-type="string">
            <text:p text:style-name="P351">I/he/she/it wasn`t starting</text:p>
            <text:p text:style-name="P351">Y<text:span text:style-name="T363">ou</text:span>/w<text:span text:style-name="T363">e</text:span>/t<text:span text:style-name="T363">hey</text:span> weren`t starting</text:p>
          </table:table-cell>
          <table:table-cell table:style-name="Table8.A2" office:value-type="string">
            <text:p text:style-name="P342">I`m not starting</text:p>
            <text:p text:style-name="P342">You/we/they aren`t starting</text:p>
            <text:p text:style-name="P342">He/she/it isn`t starting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146403361552">
          <table:table-cell table:style-name="Table8.A2" office:value-type="string">
            <text:p text:style-name="P323">?</text:p>
          </table:table-cell>
          <table:table-cell table:style-name="Table8.A2" office:value-type="string">
            <text:p text:style-name="P351">Was I/he/she/it starting?</text:p>
            <text:p text:style-name="P351">Were y<text:span text:style-name="T363">ou</text:span>/w<text:span text:style-name="T363">e</text:span>/t<text:span text:style-name="T363">hey</text:span> starting?</text:p>
          </table:table-cell>
          <table:table-cell table:style-name="Table8.A2" office:value-type="string">
            <text:p text:style-name="P342">Am I starting?</text:p>
            <text:p text:style-name="P342">Are you/we/they starting?</text:p>
            <text:p text:style-name="P342">Is he/she/it starting?</text:p>
          </table:table-cell>
          <table:table-cell table:style-name="Table8.D2" office:value-type="string">
            <text:p text:style-name="P330"/>
          </table:table-cell>
        </table:table-row>
      </table:table>
      <text:p text:style-name="P95"/>
      <text:p text:style-name="P97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46403371344">
          <table:table-cell table:style-name="Table9.A1" office:value-type="string">
            <text:p text:style-name="P339"/>
          </table:table-cell>
          <table:table-cell table:style-name="Table9.A1" office:value-type="string">
            <text:p text:style-name="P322">Past</text:p>
          </table:table-cell>
          <table:table-cell table:style-name="Table9.A1" office:value-type="string">
            <text:p text:style-name="P322">Present</text:p>
          </table:table-cell>
          <table:table-cell table:style-name="Table9.D1" office:value-type="string">
            <text:p text:style-name="P322">Future</text:p>
          </table:table-cell>
        </table:table-row>
        <table:table-row table:style-name="TableLine94146403464528">
          <table:table-cell table:style-name="Table9.A2" office:value-type="string">
            <text:p text:style-name="P323">+</text:p>
          </table:table-cell>
          <table:table-cell table:style-name="Table9.A2" office:value-type="string">
            <text:p text:style-name="P330"/>
          </table:table-cell>
          <table:table-cell table:style-name="Table9.A2" office:value-type="string">
            <text:p text:style-name="P342">I/you/we/they have started</text:p>
            <text:p text:style-name="P342">He/she/it has started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4146403473376">
          <table:table-cell table:style-name="Table9.A2" office:value-type="string">
            <text:p text:style-name="P323">-</text:p>
          </table:table-cell>
          <table:table-cell table:style-name="Table9.A2" office:value-type="string">
            <text:p text:style-name="P330"/>
          </table:table-cell>
          <table:table-cell table:style-name="Table9.A2" office:value-type="string">
            <text:p text:style-name="P342">I/y<text:span text:style-name="T337">ou</text:span>/w<text:span text:style-name="T337">e</text:span>/t<text:span text:style-name="T337">hey</text:span> haven`t started</text:p>
            <text:p text:style-name="P342">He/she/it hasn`t started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4146403484960">
          <table:table-cell table:style-name="Table9.A2" office:value-type="string">
            <text:p text:style-name="P323">?</text:p>
          </table:table-cell>
          <table:table-cell table:style-name="Table9.A2" office:value-type="string">
            <text:p text:style-name="P330"/>
          </table:table-cell>
          <table:table-cell table:style-name="Table9.A2" office:value-type="string">
            <text:p text:style-name="P342">Have I/y<text:span text:style-name="T338">ou</text:span>/w<text:span text:style-name="T338">e</text:span>/t<text:span text:style-name="T338">hey</text:span> started?</text:p>
            <text:p text:style-name="P342">Has he/she/it started?</text:p>
          </table:table-cell>
          <table:table-cell table:style-name="Table9.D2" office:value-type="string">
            <text:p text:style-name="P330"/>
          </table:table-cell>
        </table:table-row>
      </table:table>
      <text:p text:style-name="P97"/>
      <text:p text:style-name="P98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46403488256">
          <table:table-cell table:style-name="Table1.A1" office:value-type="string">
            <text:p text:style-name="P341"/>
          </table:table-cell>
          <table:table-cell table:style-name="Table1.A1" office:value-type="string">
            <text:p text:style-name="P324">Past</text:p>
          </table:table-cell>
          <table:table-cell table:style-name="Table1.A1" office:value-type="string">
            <text:p text:style-name="P324">Present</text:p>
          </table:table-cell>
          <table:table-cell table:style-name="Table1.D1" office:value-type="string">
            <text:p text:style-name="P324">Future</text:p>
          </table:table-cell>
        </table:table-row>
        <table:table-row table:style-name="TableLine94146403535440">
          <table:table-cell table:style-name="Table1.A2" office:value-type="string">
            <text:p text:style-name="P324">+</text:p>
          </table:table-cell>
          <table:table-cell table:style-name="Table1.A2" office:value-type="string">
            <text:p text:style-name="P331"/>
          </table:table-cell>
          <table:table-cell table:style-name="Table1.A2" office:value-type="string">
            <text:p text:style-name="P347">I/y<text:span text:style-name="T363">ou</text:span>/w<text:span text:style-name="T363">e</text:span>/t<text:span text:style-name="T363">hey</text:span> have been starting</text:p>
            <text:p text:style-name="P347">He/she/it has been starting</text:p>
          </table:table-cell>
          <table:table-cell table:style-name="Table1.D2" office:value-type="string">
            <text:p text:style-name="P331"/>
          </table:table-cell>
        </table:table-row>
        <table:table-row table:style-name="TableLine94146403554336">
          <table:table-cell table:style-name="Table1.A2" office:value-type="string">
            <text:p text:style-name="P324">-</text:p>
          </table:table-cell>
          <table:table-cell table:style-name="Table1.A2" office:value-type="string">
            <text:p text:style-name="P331"/>
          </table:table-cell>
          <table:table-cell table:style-name="Table1.A2" office:value-type="string">
            <text:p text:style-name="P347">I/y<text:span text:style-name="T363">ou</text:span>/w<text:span text:style-name="T363">e</text:span>/t<text:span text:style-name="T363">hey</text:span> haven`t been starting</text:p>
            <text:p text:style-name="P347">He/she/it hasn`t been starting</text:p>
          </table:table-cell>
          <table:table-cell table:style-name="Table1.D2" office:value-type="string">
            <text:p text:style-name="P331"/>
          </table:table-cell>
        </table:table-row>
        <table:table-row table:style-name="TableLine94146403570640">
          <table:table-cell table:style-name="Table1.A2" office:value-type="string">
            <text:p text:style-name="P324">?</text:p>
          </table:table-cell>
          <table:table-cell table:style-name="Table1.A2" office:value-type="string">
            <text:p text:style-name="P331"/>
          </table:table-cell>
          <table:table-cell table:style-name="Table1.A2" office:value-type="string">
            <text:p text:style-name="P347">Have I/y<text:span text:style-name="T363">ou</text:span>/w<text:span text:style-name="T363">e</text:span>/t<text:span text:style-name="T363">hey</text:span> been starting?</text:p>
            <text:p text:style-name="P347">Has he/she/it been starting?</text:p>
          </table:table-cell>
          <table:table-cell table:style-name="Table1.D2" office:value-type="string">
            <text:p text:style-name="P331"/>
          </table:table-cell>
        </table:table-row>
      </table:table>
      <text:p text:style-name="P357"><text:span text:style-name="T184">Таблица </text:span><text:span text:style-name="T185">форм</text:span><text:span text:style-name="T184"> глагола </text:span><text:span text:style-name="T194">b</text:span><text:span text:style-name="T184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146403611520">
          <table:table-cell table:style-name="Table5.A1" office:value-type="string">
            <text:p text:style-name="P328">Подлежащее</text:p>
          </table:table-cell>
          <table:table-cell table:style-name="Table5.A1" office:value-type="string">
            <text:p text:style-name="P325">Past</text:p>
          </table:table-cell>
          <table:table-cell table:style-name="Table5.A1" office:value-type="string">
            <text:p text:style-name="P325">Present</text:p>
          </table:table-cell>
          <table:table-cell table:style-name="Table5.D1" office:value-type="string">
            <text:p text:style-name="P325">Future</text:p>
          </table:table-cell>
        </table:table-row>
        <table:table-row table:style-name="TableLine94146403659104">
          <table:table-cell table:style-name="Table5.A2" office:value-type="string">
            <text:p text:style-name="P346"><text:s/>I</text:p>
          </table:table-cell>
          <table:table-cell table:style-name="Table5.A2" office:value-type="string">
            <text:p text:style-name="P347">was</text:p>
          </table:table-cell>
          <table:table-cell table:style-name="Table5.A2" office:value-type="string">
            <text:p text:style-name="P343">am</text:p>
          </table:table-cell>
          <table:table-cell table:style-name="Table5.D2" office:value-type="string">
            <text:p text:style-name="P353">will be</text:p>
          </table:table-cell>
        </table:table-row>
        <table:table-row table:style-name="TableLine94146403678576">
          <table:table-cell table:style-name="Table5.A2" office:value-type="string">
            <text:p text:style-name="P345">he/she/<text:span text:style-name="T348">it</text:span></text:p>
          </table:table-cell>
          <table:table-cell table:style-name="Table5.A2" office:value-type="string">
            <text:p text:style-name="P347">was</text:p>
          </table:table-cell>
          <table:table-cell table:style-name="Table5.A2" office:value-type="string">
            <text:p text:style-name="P344">is</text:p>
          </table:table-cell>
          <table:table-cell table:style-name="Table5.D2" office:value-type="string">
            <text:p text:style-name="P353">will be</text:p>
          </table:table-cell>
        </table:table-row>
        <table:table-row table:style-name="TableLine94146403686224">
          <table:table-cell table:style-name="Table5.A2" office:value-type="string">
            <text:p text:style-name="P345">you/we/they</text:p>
          </table:table-cell>
          <table:table-cell table:style-name="Table5.A2" office:value-type="string">
            <text:p text:style-name="P347">were</text:p>
          </table:table-cell>
          <table:table-cell table:style-name="Table5.A2" office:value-type="string">
            <text:p text:style-name="P344">are</text:p>
          </table:table-cell>
          <table:table-cell table:style-name="Table5.D2" office:value-type="string">
            <text:p text:style-name="P353">will be</text:p>
          </table:table-cell>
        </table:table-row>
      </table:table>
      <text:p text:style-name="P127"/>
      <text:p text:style-name="P395">Таблица модальных глаголов:</text:p>
      <text:p text:style-name="P395"/>
      <text:p text:style-name="P354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46403694608">
          <table:table-cell table:style-name="Table6.A1" office:value-type="string">
            <text:p text:style-name="P327">Перевод</text:p>
          </table:table-cell>
          <table:table-cell table:style-name="Table6.A1" office:value-type="string">
            <text:p text:style-name="P326">Начальная форма</text:p>
          </table:table-cell>
          <table:table-cell table:style-name="Table6.A1" office:value-type="string">
            <text:p text:style-name="P326">2я форма</text:p>
          </table:table-cell>
          <table:table-cell table:style-name="Table6.D1" office:value-type="string">
            <text:p text:style-name="P327">3я форма</text:p>
          </table:table-cell>
        </table:table-row>
        <table:table-row table:style-name="TableLine94146404043136">
          <table:table-cell table:style-name="Table6.A2" office:value-type="string">
            <text:p text:style-name="P332">начинать</text:p>
          </table:table-cell>
          <table:table-cell table:style-name="Table6.A2" office:value-type="string">
            <text:p text:style-name="P333">begin</text:p>
          </table:table-cell>
          <table:table-cell table:style-name="Table6.A2" office:value-type="string">
            <text:p text:style-name="P333">began</text:p>
          </table:table-cell>
          <table:table-cell table:style-name="Table6.D2" office:value-type="string">
            <text:p text:style-name="P332">begun</text:p>
          </table:table-cell>
        </table:table-row>
        <table:table-row table:style-name="TableLine94146404066912">
          <table:table-cell table:style-name="Table6.A2" office:value-type="string">
            <text:p text:style-name="P332">ломать</text:p>
          </table:table-cell>
          <table:table-cell table:style-name="Table6.A2" office:value-type="string">
            <text:p text:style-name="P333">break</text:p>
          </table:table-cell>
          <table:table-cell table:style-name="Table6.A2" office:value-type="string">
            <text:p text:style-name="P333">broke</text:p>
          </table:table-cell>
          <table:table-cell table:style-name="Table6.D2" office:value-type="string">
            <text:p text:style-name="P332">broken</text:p>
          </table:table-cell>
        </table:table-row>
        <table:table-row table:style-name="TableLine94146404078576">
          <table:table-cell table:style-name="Table6.A2" office:value-type="string">
            <text:p text:style-name="P332">приносить</text:p>
          </table:table-cell>
          <table:table-cell table:style-name="Table6.A2" office:value-type="string">
            <text:p text:style-name="P333">bring</text:p>
          </table:table-cell>
          <table:table-cell table:style-name="Table6.A2" office:value-type="string">
            <text:p text:style-name="P333">brought</text:p>
          </table:table-cell>
          <table:table-cell table:style-name="Table6.D2" office:value-type="string">
            <text:p text:style-name="P332">brought</text:p>
          </table:table-cell>
        </table:table-row>
        <table:table-row table:style-name="TableLine94146403581648">
          <table:table-cell table:style-name="Table6.A2" office:value-type="string">
            <text:p text:style-name="P332">покупать</text:p>
          </table:table-cell>
          <table:table-cell table:style-name="Table6.A2" office:value-type="string">
            <text:p text:style-name="P333">buy</text:p>
          </table:table-cell>
          <table:table-cell table:style-name="Table6.A2" office:value-type="string">
            <text:p text:style-name="P333">bought</text:p>
          </table:table-cell>
          <table:table-cell table:style-name="Table6.D2" office:value-type="string">
            <text:p text:style-name="P332">bought</text:p>
          </table:table-cell>
        </table:table-row>
        <table:table-row table:style-name="TableLine94146404099264">
          <table:table-cell table:style-name="Table6.A2" office:value-type="string">
            <text:p text:style-name="P332">приходить</text:p>
          </table:table-cell>
          <table:table-cell table:style-name="Table6.A2" office:value-type="string">
            <text:p text:style-name="P333">come</text:p>
          </table:table-cell>
          <table:table-cell table:style-name="Table6.A2" office:value-type="string">
            <text:p text:style-name="P333">came</text:p>
          </table:table-cell>
          <table:table-cell table:style-name="Table6.D2" office:value-type="string">
            <text:p text:style-name="P332">come</text:p>
          </table:table-cell>
        </table:table-row>
        <table:table-row table:style-name="TableLine94146404108240">
          <table:table-cell table:style-name="Table6.A2" office:value-type="string">
            <text:p text:style-name="P332">делать</text:p>
          </table:table-cell>
          <table:table-cell table:style-name="Table6.A2" office:value-type="string">
            <text:p text:style-name="P333">do</text:p>
          </table:table-cell>
          <table:table-cell table:style-name="Table6.A2" office:value-type="string">
            <text:p text:style-name="P333">did</text:p>
          </table:table-cell>
          <table:table-cell table:style-name="Table6.D2" office:value-type="string">
            <text:p text:style-name="P332">done</text:p>
          </table:table-cell>
        </table:table-row>
        <table:table-row table:style-name="TableLine94146404110928">
          <table:table-cell table:style-name="Table6.A2" office:value-type="string">
            <text:p text:style-name="P332">пить</text:p>
          </table:table-cell>
          <table:table-cell table:style-name="Table6.A2" office:value-type="string">
            <text:p text:style-name="P333">drink</text:p>
          </table:table-cell>
          <table:table-cell table:style-name="Table6.A2" office:value-type="string">
            <text:p text:style-name="P333">drank</text:p>
          </table:table-cell>
          <table:table-cell table:style-name="Table6.D2" office:value-type="string">
            <text:p text:style-name="P332">drunk</text:p>
          </table:table-cell>
        </table:table-row>
        <table:table-row table:style-name="TableLine94146404113696">
          <table:table-cell table:style-name="Table6.A2" office:value-type="string">
            <text:p text:style-name="P332">есть</text:p>
          </table:table-cell>
          <table:table-cell table:style-name="Table6.A2" office:value-type="string">
            <text:p text:style-name="P333">eat</text:p>
          </table:table-cell>
          <table:table-cell table:style-name="Table6.A2" office:value-type="string">
            <text:p text:style-name="P333">ate</text:p>
          </table:table-cell>
          <table:table-cell table:style-name="Table6.D2" office:value-type="string">
            <text:p text:style-name="P332">eaten</text:p>
          </table:table-cell>
        </table:table-row>
        <table:table-row table:style-name="TableLine94146404121392">
          <table:table-cell table:style-name="Table6.A2" office:value-type="string">
            <text:p text:style-name="P332">падать</text:p>
          </table:table-cell>
          <table:table-cell table:style-name="Table6.A2" office:value-type="string">
            <text:p text:style-name="P334">fall</text:p>
          </table:table-cell>
          <table:table-cell table:style-name="Table6.A2" office:value-type="string">
            <text:p text:style-name="P334">fell</text:p>
          </table:table-cell>
          <table:table-cell table:style-name="Table6.D2" office:value-type="string">
            <text:p text:style-name="P332">fallen</text:p>
          </table:table-cell>
        </table:table-row>
        <table:table-row table:style-name="TableLine94146404130208">
          <table:table-cell table:style-name="Table6.A2" office:value-type="string">
            <text:p text:style-name="P332">летать</text:p>
          </table:table-cell>
          <table:table-cell table:style-name="Table6.A2" office:value-type="string">
            <text:p text:style-name="P334">fly</text:p>
          </table:table-cell>
          <table:table-cell table:style-name="Table6.A2" office:value-type="string">
            <text:p text:style-name="P334">flew</text:p>
          </table:table-cell>
          <table:table-cell table:style-name="Table6.D2" office:value-type="string">
            <text:p text:style-name="P332">flown</text:p>
          </table:table-cell>
        </table:table-row>
        <table:table-row table:style-name="TableLine94146404134000">
          <table:table-cell table:style-name="Table6.A2" office:value-type="string">
            <text:p text:style-name="P332">забывать</text:p>
          </table:table-cell>
          <table:table-cell table:style-name="Table6.A2" office:value-type="string">
            <text:p text:style-name="P334">forget</text:p>
          </table:table-cell>
          <table:table-cell table:style-name="Table6.A2" office:value-type="string">
            <text:p text:style-name="P334">forgot</text:p>
          </table:table-cell>
          <table:table-cell table:style-name="Table6.D2" office:value-type="string">
            <text:p text:style-name="P332">forgotten</text:p>
          </table:table-cell>
        </table:table-row>
        <table:table-row table:style-name="TableLine94146404136560">
          <table:table-cell table:style-name="Table6.A2" office:value-type="string">
            <text:p text:style-name="P332">получать</text:p>
          </table:table-cell>
          <table:table-cell table:style-name="Table6.A2" office:value-type="string">
            <text:p text:style-name="P334">get</text:p>
          </table:table-cell>
          <table:table-cell table:style-name="Table6.A2" office:value-type="string">
            <text:p text:style-name="P334">got</text:p>
          </table:table-cell>
          <table:table-cell table:style-name="Table6.D2" office:value-type="string">
            <text:p text:style-name="P332">got</text:p>
          </table:table-cell>
        </table:table-row>
        <table:table-row table:style-name="TableLine94146404141552">
          <table:table-cell table:style-name="Table6.A2" office:value-type="string">
            <text:p text:style-name="P335">давать</text:p>
          </table:table-cell>
          <table:table-cell table:style-name="Table6.A2" office:value-type="string">
            <text:p text:style-name="P336">give</text:p>
          </table:table-cell>
          <table:table-cell table:style-name="Table6.A2" office:value-type="string">
            <text:p text:style-name="P336">gave</text:p>
          </table:table-cell>
          <table:table-cell table:style-name="Table6.D2" office:value-type="string">
            <text:p text:style-name="P335">given</text:p>
          </table:table-cell>
        </table:table-row>
        <table:table-row table:style-name="TableLine94146404144928">
          <table:table-cell table:style-name="Table6.A2" office:value-type="string">
            <text:p text:style-name="P335">идти</text:p>
          </table:table-cell>
          <table:table-cell table:style-name="Table6.A2" office:value-type="string">
            <text:p text:style-name="P336">go</text:p>
          </table:table-cell>
          <table:table-cell table:style-name="Table6.A2" office:value-type="string">
            <text:p text:style-name="P336">went</text:p>
          </table:table-cell>
          <table:table-cell table:style-name="Table6.D2" office:value-type="string">
            <text:p text:style-name="P335">gone</text:p>
          </table:table-cell>
        </table:table-row>
        <table:table-row table:style-name="TableLine94146404153040">
          <table:table-cell table:style-name="Table6.A2" office:value-type="string">
            <text:p text:style-name="P337">иметь </text:p>
          </table:table-cell>
          <table:table-cell table:style-name="Table6.A2" office:value-type="string">
            <text:p text:style-name="P338">have</text:p>
          </table:table-cell>
          <table:table-cell table:style-name="Table6.A2" office:value-type="string">
            <text:p text:style-name="P338">had</text:p>
          </table:table-cell>
          <table:table-cell table:style-name="Table6.D2" office:value-type="string">
            <text:p text:style-name="P337">had</text:p>
          </table:table-cell>
        </table:table-row>
        <table:table-row table:style-name="TableLine94146404156112">
          <table:table-cell table:style-name="Table6.A2" office:value-type="string">
            <text:p text:style-name="P337">слышать</text:p>
          </table:table-cell>
          <table:table-cell table:style-name="Table6.A2" office:value-type="string">
            <text:p text:style-name="P338">hear</text:p>
          </table:table-cell>
          <table:table-cell table:style-name="Table6.A2" office:value-type="string">
            <text:p text:style-name="P338">heard</text:p>
          </table:table-cell>
          <table:table-cell table:style-name="Table6.D2" office:value-type="string">
            <text:p text:style-name="P337">heard</text:p>
          </table:table-cell>
        </table:table-row>
        <table:table-row table:style-name="TableLine94146404166624">
          <table:table-cell table:style-name="Table6.A2" office:value-type="string">
            <text:p text:style-name="P337">знать</text:p>
          </table:table-cell>
          <table:table-cell table:style-name="Table6.A2" office:value-type="string">
            <text:p text:style-name="P338">know</text:p>
          </table:table-cell>
          <table:table-cell table:style-name="Table6.A2" office:value-type="string">
            <text:p text:style-name="P338">knew</text:p>
          </table:table-cell>
          <table:table-cell table:style-name="Table6.D2" office:value-type="string">
            <text:p text:style-name="P337">known</text:p>
          </table:table-cell>
        </table:table-row>
        <table:table-row table:style-name="TableLine94146404169184">
          <table:table-cell table:style-name="Table6.A2" office:value-type="string">
            <text:p text:style-name="P337">терять</text:p>
          </table:table-cell>
          <table:table-cell table:style-name="Table6.A2" office:value-type="string">
            <text:p text:style-name="P338">lose</text:p>
          </table:table-cell>
          <table:table-cell table:style-name="Table6.A2" office:value-type="string">
            <text:p text:style-name="P338">lost</text:p>
          </table:table-cell>
          <table:table-cell table:style-name="Table6.D2" office:value-type="string">
            <text:p text:style-name="P337">lost</text:p>
          </table:table-cell>
        </table:table-row>
        <table:table-row table:style-name="TableLine94146404178144">
          <table:table-cell table:style-name="Table6.A2" office:value-type="string">
            <text:p text:style-name="P337">делать</text:p>
          </table:table-cell>
          <table:table-cell table:style-name="Table6.A2" office:value-type="string">
            <text:p text:style-name="P338">make</text:p>
          </table:table-cell>
          <table:table-cell table:style-name="Table6.A2" office:value-type="string">
            <text:p text:style-name="P338">made</text:p>
          </table:table-cell>
          <table:table-cell table:style-name="Table6.D2" office:value-type="string">
            <text:p text:style-name="P337">made</text:p>
          </table:table-cell>
        </table:table-row>
        <table:table-row table:style-name="TableLine94146404183200">
          <table:table-cell table:style-name="Table6.A2" office:value-type="string">
            <text:p text:style-name="P337">платить</text:p>
          </table:table-cell>
          <table:table-cell table:style-name="Table6.A2" office:value-type="string">
            <text:p text:style-name="P338">pay</text:p>
          </table:table-cell>
          <table:table-cell table:style-name="Table6.A2" office:value-type="string">
            <text:p text:style-name="P338">paid</text:p>
          </table:table-cell>
          <table:table-cell table:style-name="Table6.D2" office:value-type="string">
            <text:p text:style-name="P337">paid</text:p>
          </table:table-cell>
        </table:table-row>
        <table:table-row table:style-name="TableLine94146404186960">
          <table:table-cell table:style-name="Table6.A2" office:value-type="string">
            <text:p text:style-name="P337">класть</text:p>
          </table:table-cell>
          <table:table-cell table:style-name="Table6.A2" office:value-type="string">
            <text:p text:style-name="P338">put</text:p>
          </table:table-cell>
          <table:table-cell table:style-name="Table6.A2" office:value-type="string">
            <text:p text:style-name="P338">put</text:p>
          </table:table-cell>
          <table:table-cell table:style-name="Table6.D2" office:value-type="string">
            <text:p text:style-name="P337">put</text:p>
          </table:table-cell>
        </table:table-row>
        <table:table-row table:style-name="TableLine94146404199664">
          <table:table-cell table:style-name="Table6.A2" office:value-type="string">
            <text:p text:style-name="P337">читать</text:p>
          </table:table-cell>
          <table:table-cell table:style-name="Table6.A2" office:value-type="string">
            <text:p text:style-name="P338">read [рид]</text:p>
          </table:table-cell>
          <table:table-cell table:style-name="Table6.A2" office:value-type="string">
            <text:p text:style-name="P338">read [рэд]</text:p>
          </table:table-cell>
          <table:table-cell table:style-name="Table6.D2" office:value-type="string">
            <text:p text:style-name="P338">read [рэд]</text:p>
          </table:table-cell>
        </table:table-row>
        <table:table-row table:style-name="TableLine94146404204656">
          <table:table-cell table:style-name="Table6.A2" office:value-type="string">
            <text:p text:style-name="P337">сказать</text:p>
          </table:table-cell>
          <table:table-cell table:style-name="Table6.A2" office:value-type="string">
            <text:p text:style-name="P338">say</text:p>
          </table:table-cell>
          <table:table-cell table:style-name="Table6.A2" office:value-type="string">
            <text:p text:style-name="P338">said</text:p>
          </table:table-cell>
          <table:table-cell table:style-name="Table6.D2" office:value-type="string">
            <text:p text:style-name="P338">said</text:p>
          </table:table-cell>
        </table:table-row>
        <table:table-row table:style-name="TableLine94146404247232">
          <table:table-cell table:style-name="Table6.A2" office:value-type="string">
            <text:p text:style-name="P337">говорить</text:p>
          </table:table-cell>
          <table:table-cell table:style-name="Table6.A2" office:value-type="string">
            <text:p text:style-name="P338">speak</text:p>
          </table:table-cell>
          <table:table-cell table:style-name="Table6.A2" office:value-type="string">
            <text:p text:style-name="P338">spoke</text:p>
          </table:table-cell>
          <table:table-cell table:style-name="Table6.D2" office:value-type="string">
            <text:p text:style-name="P337">spoken</text:p>
          </table:table-cell>
        </table:table-row>
        <table:table-row table:style-name="TableLine94146403873648">
          <table:table-cell table:style-name="Table6.A2" office:value-type="string">
            <text:p text:style-name="P337">видеть</text:p>
          </table:table-cell>
          <table:table-cell table:style-name="Table6.A2" office:value-type="string">
            <text:p text:style-name="P338">see</text:p>
          </table:table-cell>
          <table:table-cell table:style-name="Table6.A2" office:value-type="string">
            <text:p text:style-name="P338">saw</text:p>
          </table:table-cell>
          <table:table-cell table:style-name="Table6.D2" office:value-type="string">
            <text:p text:style-name="P337">seen</text:p>
          </table:table-cell>
        </table:table-row>
        <table:table-row table:style-name="TableLine94146404372496">
          <table:table-cell table:style-name="Table6.A2" office:value-type="string">
            <text:p text:style-name="P337">сидеть</text:p>
          </table:table-cell>
          <table:table-cell table:style-name="Table6.A2" office:value-type="string">
            <text:p text:style-name="P338">sit</text:p>
          </table:table-cell>
          <table:table-cell table:style-name="Table6.A2" office:value-type="string">
            <text:p text:style-name="P338">sat</text:p>
          </table:table-cell>
          <table:table-cell table:style-name="Table6.D2" office:value-type="string">
            <text:p text:style-name="P337">sat</text:p>
          </table:table-cell>
        </table:table-row>
        <table:table-row table:style-name="TableLine94146404373312">
          <table:table-cell table:style-name="Table6.A2" office:value-type="string">
            <text:p text:style-name="P337">брать</text:p>
          </table:table-cell>
          <table:table-cell table:style-name="Table6.A2" office:value-type="string">
            <text:p text:style-name="P338">take</text:p>
          </table:table-cell>
          <table:table-cell table:style-name="Table6.A2" office:value-type="string">
            <text:p text:style-name="P338">took</text:p>
          </table:table-cell>
          <table:table-cell table:style-name="Table6.D2" office:value-type="string">
            <text:p text:style-name="P337">taken</text:p>
          </table:table-cell>
        </table:table-row>
        <table:table-row table:style-name="TableLine94146404374128">
          <table:table-cell table:style-name="Table6.A2" office:value-type="string">
            <text:p text:style-name="P337">рассказывать</text:p>
          </table:table-cell>
          <table:table-cell table:style-name="Table6.A2" office:value-type="string">
            <text:p text:style-name="P338">tell</text:p>
          </table:table-cell>
          <table:table-cell table:style-name="Table6.A2" office:value-type="string">
            <text:p text:style-name="P338">told</text:p>
          </table:table-cell>
          <table:table-cell table:style-name="Table6.D2" office:value-type="string">
            <text:p text:style-name="P337">told</text:p>
          </table:table-cell>
        </table:table-row>
        <table:table-row table:style-name="TableLine94146404374944">
          <table:table-cell table:style-name="Table6.A2" office:value-type="string">
            <text:p text:style-name="P337">думать</text:p>
          </table:table-cell>
          <table:table-cell table:style-name="Table6.A2" office:value-type="string">
            <text:p text:style-name="P338">think</text:p>
          </table:table-cell>
          <table:table-cell table:style-name="Table6.A2" office:value-type="string">
            <text:p text:style-name="P338">thought</text:p>
          </table:table-cell>
          <table:table-cell table:style-name="Table6.D2" office:value-type="string">
            <text:p text:style-name="P337">thought</text:p>
          </table:table-cell>
        </table:table-row>
        <table:table-row table:style-name="TableLine94146404376016">
          <table:table-cell table:style-name="Table6.A2" office:value-type="string">
            <text:p text:style-name="P337">побеждать</text:p>
          </table:table-cell>
          <table:table-cell table:style-name="Table6.A2" office:value-type="string">
            <text:p text:style-name="P338">win</text:p>
          </table:table-cell>
          <table:table-cell table:style-name="Table6.A2" office:value-type="string">
            <text:p text:style-name="P338">won</text:p>
          </table:table-cell>
          <table:table-cell table:style-name="Table6.D2" office:value-type="string">
            <text:p text:style-name="P337">won</text:p>
          </table:table-cell>
        </table:table-row>
        <table:table-row table:style-name="TableLine94146404377088">
          <table:table-cell table:style-name="Table6.A2" office:value-type="string">
            <text:p text:style-name="P337">писать</text:p>
          </table:table-cell>
          <table:table-cell table:style-name="Table6.A2" office:value-type="string">
            <text:p text:style-name="P338">write</text:p>
          </table:table-cell>
          <table:table-cell table:style-name="Table6.A2" office:value-type="string">
            <text:p text:style-name="P338">wrote</text:p>
          </table:table-cell>
          <table:table-cell table:style-name="Table6.D2" office:value-type="string">
            <text:p text:style-name="P337">written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2T18:56:29.275133831</dc:date>
    <meta:editing-duration>PT17H27M6S</meta:editing-duration>
    <meta:editing-cycles>295</meta:editing-cycles>
    <meta:generator>LibreOffice/6.4.7.2$Linux_X86_64 LibreOffice_project/40$Build-2</meta:generator>
    <meta:document-statistic meta:table-count="6" meta:image-count="0" meta:object-count="0" meta:page-count="18" meta:paragraph-count="674" meta:word-count="4808" meta:character-count="30408" meta:non-whitespace-character-count="26110"/>
  </office:meta>
</office:document-meta>
</file>